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5639in" table:align="left"/>
    </style:style>
    <style:style style:name="Table1.A" style:family="table-column">
      <style:table-column-properties style:column-width="0.6882in"/>
    </style:style>
    <style:style style:name="Table1.B" style:family="table-column">
      <style:table-column-properties style:column-width="0.9639in"/>
    </style:style>
    <style:style style:name="Table1.C" style:family="table-column">
      <style:table-column-properties style:column-width="1.1139in"/>
    </style:style>
    <style:style style:name="Table1.D" style:family="table-column">
      <style:table-column-properties style:column-width="2.7979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paragraph-properties fo:margin-top="0in" fo:margin-bottom="0in"/>
    </style:style>
    <style:style style:name="P41" style:family="paragraph" style:parent-style-name="Standard">
      <style:paragraph-properties fo:margin-top="0in" fo:margin-bottom="0.1965in"/>
    </style:style>
    <style:style style:name="P42" style:family="paragraph" style:parent-style-name="Preformatted_20_Text">
      <style:paragraph-properties style:writing-mode="lr-tb"/>
    </style:style>
    <style:style style:name="P43" style:family="paragraph" style:parent-style-name="Preformatted_20_Text" style:list-style-name="L7">
      <style:paragraph-properties style:writing-mode="lr-tb"/>
    </style:style>
    <style:style style:name="P44" style:family="paragraph" style:parent-style-name="Preformatted_20_Text" style:list-style-name="L8">
      <style:paragraph-properties style:writing-mode="lr-tb"/>
    </style:style>
    <style:style style:name="P45" style:family="paragraph" style:parent-style-name="Preformatted_20_Text" style:list-style-name="L9">
      <style:paragraph-properties style:writing-mode="lr-tb"/>
    </style:style>
    <style:style style:name="P46" style:family="paragraph" style:parent-style-name="Preformatted_20_Text">
      <style:paragraph-properties fo:margin-top="0in" fo:margin-bottom="0.1965in" style:writing-mode="lr-tb"/>
    </style:style>
    <style:style style:name="P47" style:family="paragraph" style:parent-style-name="Preformatted_20_Text" style:list-style-name="L7">
      <style:paragraph-properties fo:margin-top="0in" fo:margin-bottom="0.1965in" style:writing-mode="lr-tb"/>
    </style:style>
    <style:style style:name="P48" style:family="paragraph" style:parent-style-name="Preformatted_20_Text" style:list-style-name="L8">
      <style:paragraph-properties fo:margin-top="0in" fo:margin-bottom="0.1965in" style:writing-mode="lr-tb"/>
    </style:style>
    <style:style style:name="P49" style:family="paragraph" style:parent-style-name="Preformatted_20_Text" style:list-style-name="L9">
      <style:paragraph-properties fo:margin-top="0in" fo:margin-bottom="0.1965in" style:writing-mode="lr-t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rk mode card height</text:p>
      <text:p text:style-name="Standard"/>
      <text:p text:style-name="Standard"/>
      <text:p text:style-name="P41">I want the cards in catalog.css to change color when in dark mode, and I want the cards to be the same height: //catalog.css .catalog-page p { color: #222; font-weight: 400; line-height: 1.6; } .catalog-page { background: #f8f9fa; padding: 2rem; border-radius: 8px; } .catalog-page h2 { text-align: center; margin-top: 0; } .course-links { display: grid; grid-template-columns: repeat(auto-fit, minmax(200px, 1fr)); gap: 1rem; list-style: none; padding: 0; max-width: 1000px; margin: 0 auto 2rem auto; } .course-links li a { display: block; background: white; border-radius: 12px; padding: 1.5rem; box-shadow: 0 4px 10px rgba(0,0,0,0.1); text-align: center; text-decoration: none; color: #333; transition: transform 0.2s, box-shadow 0.2s; } .course-links li a:hover { transform: translateY(-5px); box-shadow: 0 6px 16px rgba(0,0,0,0.15); } .button { display: inline-block; background: #333; color: #fff; padding: 0.75rem 1.5rem; border-radius: 6px; text-decoration: none; text-align: center; transition: background 0.2s; } .button:hover { background: #555; } //main.css :root { --bg-light: #f9f9f9; --bg-dark: #121212; --card-light: #ffffff; --card-dark: #1e1e1e; --text-light: #121212; --text-dark: #f0f0f0; --accent-light: #0055cc; --accent-dark: #58a6ff; --accent-hover-light: #003f99; --accent-hover-dark: #377bb5; --bg: var(--bg-dark); --card: var(--card-dark); --text: var(--text-dark); --accent: var(--accent-dark); --accent-hover: var(--accent-hover-dark); } @media (prefers-color-scheme: dark) { :root { --bg: var(--bg-dark); --card: var(--card-dark); --text: var(--text-dark); --accent: var(--accent-dark); --accent-hover: var(--accent-hover-dark); } } .light { --bg: var(--bg-light); --card: var(--card-light); --text: var(--text-light); --accent: var(--accent-light); --accent-hover: var(--accent-hover-light); } .dark { --bg: var(--bg-dark); --card: var(--card-dark); --text: var(--text-dark); --accent: var(--accent-dark); --accent-hover: var(--accent-hover-dark); } /* ===== SUMMARY THEME BEHAVIOR ===== */ /* Base summary styles (default fallback) */ summary { font-weight: bold; cursor: pointer; font-size: 1.1em; padding: 0.6rem 1rem; border-radius: 6px; transition: background-color 0.3s, color 0.3s; } /* Light mode: white card, black text */ :root.light summary { --summary-bg: #ffffff; --summary-text: #000000; background: var(--summary-bg); color: var(--summary-text); } /* System mode: black page, white card, black text */ :root.system summary { --summary-bg: #ffffff; --summary-text: #000000; } /* Dark mode: black page, blue card, white text */ :root.dark summary { --summary-bg: #0055cc; --summary-text: #ffffff; background: var(--summary-bg); color: var(--summary-text); } :root.dark summary:hover { background: #377bb5; /* darker blue hover */ } /* ===== BASE ===== */ * { box-sizing: border-box; margin: 0; padding: 0; } html { scroll-behavior: smooth; } body { font-family: 'Segoe UI', Tahoma, Geneva, Verdana, sans-serif; background: var(--bg); color: var(--text); line-height: 1.6; padding-top: 120px; } a { color: var(--accent); text-decoration: none; } a:hover { color: var(--accent-hover); text-decoration: underline; } /* ===== SKIP LINK ===== */ .skip-link { position: absolute; top: -40px; left: 0; background: var(--accent); color: #fff; padding: 0.5rem 1rem; z-index: 10000; transition: top 0.3s; } .skip-link:focus { top: 0; } /* ===== HEADER ===== */ .site-header { position: fixed; top: 0; width: 100%; background: var(--card); display: flex; align-items: center; justify-content: space-between; padding: 1rem 2rem; z-index: 1000; box-shadow: 0 2px 8px rgba(0,0,0,0.6); } .logo-container { display: flex; align-items: center; gap: 0.5rem; } .logo-img { max-width: 120px; height: auto; } .school-name { font-weight: 700; color: var(--accent); text-transform: uppercase; font-size: 1.5rem; } .nav-menu { list-style: none; margin: 0; /* reset browser defaults */ padding: 0; /* reset browser defaults */ display: flex; gap: 1.5rem; align-items: center; /* optional: aligns text vertically */ } .nav-menu li a { font-weight: 600; color: var(--text); transition: color 0.3s ease; } .nav-menu li a:hover { color: var(--accent); } .nav-toggle { display: none; flex-direction: column; gap: 0.3rem; cursor: pointer; } .nav-toggle span { display: block; width: 25px; height: 3px; background: var(--accent); } /* hamburger toggle (hidden by default) */ .nav-toggle { display: none; flex-direction: column; gap: 0.3rem; cursor: pointer; } .nav-toggle span { display: block; width: 25px; height: 3px; background: var(--accent); } /* ===== HAMBURGER / THEME BUTTON ===== */ #theme-toggle { background: <text:soft-page-break/>var(--accent); color: #fff; border: none; border-radius: 999px; padding: 0.4rem 0.9rem; font-size: 1.2rem; cursor: pointer; margin-left: 1rem; } /* ===== HERO ===== */ .hero { background: linear-gradient(135deg, #0f2027, #203a43, #2c5364); padding: 5rem 2rem; text-align: center; color: #dbefff; text-shadow: 1px 1px 4px rgba(0,0,0,0.5); } .hero h1 { font-size: clamp(1.8rem, 5vw, 3rem); margin-bottom: 0.5rem; } .hero p { font-size: clamp(1rem, 2.5vw, 1.25rem); max-width: 700px; margin: 0 auto; } /* ===== SECTIONS ===== */ main section { padding: 4rem 2rem; max-width: 900px; margin: 0 auto; } section h2 { font-size: 2rem; color: var(--accent); border-bottom: 2px solid var(--accent); margin-bottom: 1rem; padding-bottom: 0.5rem; } section p { font-size: 1.125rem; margin-bottom: 1.5rem; color: var(--text); } /* ===== FOOTER ===== */ footer { background: var(--card); text-align: center; padding: 2rem 1rem; font-size: 0.9rem; color: #777; } /* ===== RESPONSIVE ===== */ /* ===== MOBILE ===== */ @media (max-width: 768px) { .nav-menu { position: absolute; top: 100%; /* directly below navbar */ left: 0; right: 0; flex-direction: column; /* stacked links */ background: var(--card); overflow: hidden; max-height: 0; /* hidden by default */ transition: max-height 0.3s ease; box-shadow: 0 4px 12px rgba(0,0,0,0.2); } .nav-menu.show { max-height: 500px; /* big enough for all links */ } .nav-menu li a { padding: 1rem; width: 100%; border-top: 1px solid rgba(0,0,0,0.1); } .nav-toggle { display: flex; } } a.btn { display: inline-block; padding: 0.75rem 1.25rem; background-color: #007bff; /* Change color as needed */ color: #fff; text-decoration: none; border-radius: 0.5rem; font-weight: bold; transition: background-color 0.3s ease; } a.btn:hover { background-color: #0056b3; } //directory.html &lt;!DOCTYPE html&gt; &lt;html lang="en"&gt; &lt;head&gt; &lt;meta charset="UTF-8"&gt; &lt;meta name="viewport" content="width=device-width, initial-scale=1.0"&gt; &lt;meta name="description" content="Malone Global University - Directory for all departments."&gt; &lt;title&gt;Catalog | Malone GLobal University&lt;/title&gt; &lt;link rel="icon" href="/image/global/favicon.ico" type="image/x-icon"&gt; &lt;link rel="stylesheet" href="/component/css/main.css" /&gt; &lt;link rel="stylesheet" href="/component/css/catalog.css" /&gt; &lt;/head&gt; &lt;body&gt; &lt;header class="site-header"&gt; &lt;div class="logo-container"&gt; &lt;a href="/index"&gt;&lt;img src="/image/global/logo.png" alt="Malone Global University Logo" class="logo-img"&gt;&lt;/a&gt; &lt;span class="school-name"&gt;Malone Global University&lt;/span&gt; &lt;/div&gt; &lt;nav aria-label="Main Navigation"&gt; &lt;ul class="nav-menu" id="nav-menu"&gt; &lt;li&gt;&lt;a href="/contact"&gt;Contact&lt;/a&gt;&lt;/li&gt; &lt;li&gt;&lt;a href="/about"&gt;About&lt;/a&gt;&lt;/li&gt; &lt;li&gt;&lt;a href="/community/resources"&gt;Community&lt;/a&gt;&lt;/li&gt; &lt;li&gt;&lt;a href="/homepage"&gt;Home&lt;/a&gt;&lt;/li&gt; &lt;li&gt;&lt;a href="/mission"&gt;Mission&lt;/a&gt;&lt;/li&gt; &lt;li&gt;&lt;a href="/library/directory"&gt;Library&lt;/a&gt;&lt;/li&gt; &lt;li&gt;&lt;a href="/department/directory"&gt;Department&lt;/a&gt;&lt;/li&gt; &lt;li&gt;&lt;a href="/community/devblog/update"&gt;DevBlog&lt;/a&gt;&lt;/li&gt; &lt;li&gt;&lt;button id="theme-toggle" title="Toggle theme" aria-pressed="false"&gt;?&lt;/button&gt;&lt;/li&gt; &lt;/ul&gt; &lt;/nav&gt; &lt;div class="nav-toggle" id="nav-toggle" aria-label="Toggle menu" role="button" tabindex="0"&gt; &lt;span&gt;&lt;/span&gt;&lt;span&gt;&lt;/span&gt;&lt;span&gt;&lt;/span&gt; &lt;/div&gt; &lt;/header&gt; &lt;header class="hero"&gt; &lt;h1&gt;Departments&lt;/h1&gt; &lt;p&gt;Explore knowledge, courses, and community resources.&lt;/p&gt; &lt;/header&gt; &lt;section class="catalog-page"&gt; &lt;h2 id="links-section"&gt;Catalog of Courses&lt;/h2&gt; &lt;ul class="course-links"&gt; &lt;li&gt;&lt;a href='/department/art/'&gt;Art&lt;/a&gt;&lt;/li&gt; &lt;li&gt;&lt;a href='/department/communication/'&gt;Communication (Multi-Media Studies)&lt;/a&gt;&lt;/li&gt; &lt;li&gt;&lt;a href='/department/defense/'&gt;Defense (War College)&lt;/a&gt;&lt;/li&gt; &lt;li&gt;&lt;a href='/department/ebf/'&gt;Economics Business Finance (EBF)&lt;/a&gt;&lt;/li&gt; &lt;li&gt;&lt;a href='/department/histography/'&gt;Histography (History &amp; Geography)&lt;/a&gt;&lt;/li&gt; &lt;li&gt;&lt;a href='/department/it/'&gt;IT (Information Technology)&lt;/a&gt;&lt;/li&gt; &lt;li&gt;&lt;a href='/department/k-12/'&gt;K-12 (Early Learning &amp; Remedial for Adults)&lt;/a&gt;&lt;/li&gt; &lt;li&gt;&lt;a href='/department/language/english/curriculum'&gt;Language&lt;/a&gt;&lt;/li&gt; &lt;li&gt;&lt;a href='/department/math/'&gt;Math&lt;/a&gt;&lt;/li&gt; &lt;li&gt;&lt;a href="ppd/index.html"&gt;Politics, Philosophy, Debate, and Law (PPDL)&lt;/a&gt;&lt;/li&gt; &lt;li&gt;&lt;a href='/department/religion/'&gt;Religion&lt;/a&gt;&lt;/li&gt; &lt;li&gt;&lt;a href='/department/science/'&gt;Science&lt;/a&gt;&lt;/li&gt; &lt;/ul&gt; &lt;/section&gt; &lt;/main&gt; &lt;footer&gt; &lt;p&gt;© 2025 Malone Global University. Building the future, on our own terms.&lt;/p&gt; &lt;p&gt; &lt;a href="https://twitter.com/MaloneGlobal" target="_blank" rel="noopener noreferrer"&gt;Twitter&lt;/a&gt; | &lt;a <text:soft-page-break/>href="https://facebook.com/YOUR_HANDLE" target="_blank" rel="noopener noreferrer"&gt;Facebook&lt;/a&gt; | &lt;a href="https://instagram.com/maloneglobaluniversity" target="_blank" rel="noopener noreferrer"&gt;Instagram&lt;/a&gt; | &lt;a href='/terms'&gt;Terms&lt;/a&gt; | &lt;a href='/contact'&gt;Contact&lt;/a&gt; &lt;/p&gt; &lt;p&gt;Content last updated: 8/24/2025 - Layout last updated: 8/27/2025&lt;/p&gt; &lt;/footer&gt; &lt;script src="/component/script/js/main.js"&gt;&lt;/script&gt; &lt;/body&gt; &lt;/html&gt;</text:p>
      <text:h text:style-name="Heading_20_6" text:outline-level="6">ChatGPT said:</text:h>
      <text:p text:style-name="Text_20_body">Got it! You want <text:span text:style-name="Strong_20_Emphasis">two things</text:span> for your catalog cards:</text:p>
      <text:list xml:id="list7939088370811956081" text:style-name="L1">
        <text:list-item>
          <text:p text:style-name="P1">The cards should <text:span text:style-name="Strong_20_Emphasis">adapt to dark mode</text:span> automatically.</text:p>
        </text:list-item>
        <text:list-item>
          <text:p text:style-name="P1">All cards should be the <text:span text:style-name="Strong_20_Emphasis">same height</text:span>, even if the content inside is different.</text:p>
        </text:list-item>
      </text:list>
      <text:p text:style-name="Text_20_body">Here’s a clean way to do it using <text:span text:style-name="Strong_20_Emphasis">CSS variables</text:span> and <text:span text:style-name="Strong_20_Emphasis">flex/grid alignment</text:span>:</text:p>
      <text:p text:style-name="Horizontal_20_Line"/>
      <text:h text:style-name="Heading_20_3" text:outline-level="3"><text:span text:style-name="Strong_20_Emphasis">Update </text:span><text:span text:style-name="Strong_20_Emphasis"><text:span text:style-name="Source_20_Text">catalog.css</text:span></text:span></text:h>
      <text:p text:style-name="P42"><text:span text:style-name="Source_20_Text">/* ===== CARDS ===== */</text:span></text:p>
      <text:p text:style-name="P42"><text:span text:style-name="Source_20_Text">.course-links li a {</text:span></text:p>
      <text:p text:style-name="P42"><text:span text:style-name="Source_20_Text"><text:s text:c="2"/>display: flex; <text:s text:c="16"/>/* make flex so content stretches */</text:span></text:p>
      <text:p text:style-name="P42"><text:span text:style-name="Source_20_Text"><text:s text:c="2"/>flex-direction: column; <text:s text:c="7"/>/* content stacks vertically */</text:span></text:p>
      <text:p text:style-name="P42"><text:span text:style-name="Source_20_Text"><text:s text:c="2"/>justify-content: center; <text:s text:c="6"/>/* optional: center content vertically */</text:span></text:p>
      <text:p text:style-name="P42"><text:span text:style-name="Source_20_Text"><text:s text:c="2"/>align-items: center;</text:span></text:p>
      <text:p text:style-name="P42"><text:span text:style-name="Source_20_Text"><text:s text:c="2"/>min-height: 200px; <text:s text:c="12"/>/* ensures cards are same height */</text:span></text:p>
      <text:p text:style-name="P42"><text:span text:style-name="Source_20_Text"><text:s text:c="2"/>background: var(--card); <text:s text:c="6"/>/* use CSS variable for light/dark mode */</text:span></text:p>
      <text:p text:style-name="P42"><text:span text:style-name="Source_20_Text"><text:s text:c="2"/>border-radius: 12px;</text:span></text:p>
      <text:p text:style-name="P42"><text:span text:style-name="Source_20_Text"><text:s text:c="2"/>padding: 1.5rem;</text:span></text:p>
      <text:p text:style-name="P42"><text:span text:style-name="Source_20_Text"><text:s text:c="2"/>box-shadow: 0 4px 10px rgba(0,0,0,0.1);</text:span></text:p>
      <text:p text:style-name="P42"><text:span text:style-name="Source_20_Text"><text:s text:c="2"/>text-align: center;</text:span></text:p>
      <text:p text:style-name="P42"><text:span text:style-name="Source_20_Text"><text:s text:c="2"/>text-decoration: none;</text:span></text:p>
      <text:p text:style-name="P42"><text:span text:style-name="Source_20_Text"><text:s text:c="2"/>color: var(--text); <text:s text:c="11"/>/* use variable for light/dark text */</text:span></text:p>
      <text:p text:style-name="P42"><text:span text:style-name="Source_20_Text"><text:s text:c="2"/>transition: transform 0.2s, box-shadow 0.2s, background 0.3s, color 0.3s;</text:span></text:p>
      <text:p text:style-name="P42"><text:span text:style-name="Source_20_Text">}</text:span></text:p>
      <text:p text:style-name="P42"/>
      <text:p text:style-name="P42"><text:span text:style-name="Source_20_Text">/* Hover effect */</text:span></text:p>
      <text:p text:style-name="P42"><text:span text:style-name="Source_20_Text">.course-links li a:hover {</text:span></text:p>
      <text:p text:style-name="P42"><text:span text:style-name="Source_20_Text"><text:s text:c="2"/>transform: translateY(-5px);</text:span></text:p>
      <text:p text:style-name="P42"><text:span text:style-name="Source_20_Text"><text:s text:c="2"/>box-shadow: 0 6px 16px rgba(0,0,0,0.15);</text:span></text:p>
      <text:p text:style-name="P42"><text:span text:style-name="Source_20_Text">}</text:span></text:p>
      <text:p text:style-name="P42"/>
      <text:p text:style-name="P42"><text:span text:style-name="Source_20_Text">/* Optional: smaller devices */</text:span></text:p>
      <text:p text:style-name="P42"><text:span text:style-name="Source_20_Text">@media (max-width: 500px) {</text:span></text:p>
      <text:p text:style-name="P42"><text:span text:style-name="Source_20_Text"><text:s text:c="2"/>.course-links li a {</text:span></text:p>
      <text:p text:style-name="P42"><text:span text:style-name="Source_20_Text"><text:s text:c="4"/>min-height: 180px;</text:span></text:p>
      <text:p text:style-name="P42"><text:span text:style-name="Source_20_Text"><text:s text:c="2"/>}</text:span></text:p>
      <text:p text:style-name="P46"><text:span text:style-name="Source_20_Text">}</text:span></text:p>
      <text:p text:style-name="Horizontal_20_Line"/>
      <text:h text:style-name="Heading_20_3" text:outline-level="3"><text:span text:style-name="Strong_20_Emphasis">Explanation</text:span></text:h>
      <text:list xml:id="list4990226034596096879" text:style-name="L2">
        <text:list-item>
          <text:p text:style-name="P2"><text:span text:style-name="Source_20_Text">background: var(--card);</text:span> and <text:span text:style-name="Source_20_Text">color: var(--text);</text:span> automatically use the theme variables you defined in <text:span text:style-name="Source_20_Text">main.css</text:span>.</text:p>
          <text:list>
            <text:list-item>
              <text:p text:style-name="P2"><text:soft-page-break/>In light mode: white card, dark text.</text:p>
            </text:list-item>
            <text:list-item>
              <text:p text:style-name="P2">In dark mode: dark card, light text.</text:p>
            </text:list-item>
          </text:list>
        </text:list-item>
        <text:list-item>
          <text:p text:style-name="P2"><text:span text:style-name="Source_20_Text">display: flex; flex-direction: column; justify-content: center;</text:span> ensures that <text:span text:style-name="Strong_20_Emphasis">all cards stretch to the same height</text:span>.</text:p>
        </text:list-item>
        <text:list-item>
          <text:p text:style-name="P2"><text:span text:style-name="Source_20_Text">min-height: 200px;</text:span> sets a <text:span text:style-name="Strong_20_Emphasis">baseline height</text:span> so all cards match, even if one card has more text. You can adjust <text:span text:style-name="Source_20_Text">200px</text:span> to your liking.</text:p>
        </text:list-item>
        <text:list-item>
          <text:p text:style-name="P2"><text:span text:style-name="Source_20_Text">transition: ... background 0.3s, color 0.3s;</text:span> makes theme changes smooth.</text:p>
        </text:list-item>
      </text:list>
      <text:p text:style-name="Horizontal_20_Line"/>
      <text:p text:style-name="Text_20_body">✅ With this, your catalog cards will:</text:p>
      <text:list xml:id="list4879561450580488975" text:style-name="L3">
        <text:list-item>
          <text:p text:style-name="P3">Automatically switch colors in dark/light mode.</text:p>
        </text:list-item>
        <text:list-item>
          <text:p text:style-name="P3">Have uniform height on desktop and mobile.</text:p>
        </text:list-item>
      </text:list>
      <text:p text:style-name="Horizontal_20_Line"/>
      <text:p text:style-name="Text_20_body">If you want, I can also make the <text:span text:style-name="Strong_20_Emphasis">cards stretch evenly in each row</text:span>, so even if one row has shorter cards, all cards in that row are the same height using <text:span text:style-name="Strong_20_Emphasis">CSS Grid </text:span><text:span text:style-name="Strong_20_Emphasis"><text:span text:style-name="Source_20_Text">align-items: stretch</text:span></text:span>. That gives a very neat uniform grid.</text:p>
      <text:p text:style-name="Text_20_body">Do you want me to do that too?</text:p>
      <text:h text:style-name="Heading_20_5" text:outline-level="5">You said:</text:h>
      <text:p text:style-name="Text_20_body">I need to set max height for cards</text:p>
      <text:h text:style-name="Heading_20_6" text:outline-level="6">ChatGPT said:</text:h>
      <text:p text:style-name="Text_20_body">Perfect! If you want your cards to have <text:span text:style-name="Strong_20_Emphasis">both a minimum height and a maximum height</text:span>, you can do this in CSS with <text:span text:style-name="Source_20_Text">min-height</text:span> and <text:span text:style-name="Source_20_Text">max-height</text:span>. You can also ensure that the content scrolls or wraps if it exceeds the max height. Here’s how to update your <text:span text:style-name="Source_20_Text">catalog.css</text:span>:</text:p>
      <text:p text:style-name="Horizontal_20_Line"/>
      <text:p text:style-name="P42"><text:span text:style-name="Source_20_Text">.course-links li a {</text:span></text:p>
      <text:p text:style-name="P42"><text:span text:style-name="Source_20_Text"><text:s text:c="2"/>display: flex;</text:span></text:p>
      <text:p text:style-name="P42"><text:span text:style-name="Source_20_Text"><text:s text:c="2"/>flex-direction: column;</text:span></text:p>
      <text:p text:style-name="P42"><text:span text:style-name="Source_20_Text"><text:s text:c="2"/>justify-content: center;</text:span></text:p>
      <text:p text:style-name="P42"><text:span text:style-name="Source_20_Text"><text:s text:c="2"/>align-items: center;</text:span></text:p>
      <text:p text:style-name="P42"><text:span text:style-name="Source_20_Text"><text:s text:c="2"/>min-height: 180px; <text:s text:c="11"/>/* baseline height */</text:span></text:p>
      <text:p text:style-name="P42"><text:span text:style-name="Source_20_Text"><text:s text:c="2"/>max-height: 250px; <text:s text:c="11"/>/* maximum height */</text:span></text:p>
      <text:p text:style-name="P42"><text:span text:style-name="Source_20_Text"><text:s text:c="2"/>overflow: auto; <text:s text:c="14"/>/* scroll if content exceeds max-height */</text:span></text:p>
      <text:p text:style-name="P42"><text:span text:style-name="Source_20_Text"><text:s text:c="2"/>background: var(--card); <text:s text:c="5"/>/* light/dark mode aware */</text:span></text:p>
      <text:p text:style-name="P42"><text:span text:style-name="Source_20_Text"><text:s text:c="2"/>border-radius: 12px;</text:span></text:p>
      <text:p text:style-name="P42"><text:span text:style-name="Source_20_Text"><text:s text:c="2"/>padding: 1.5rem;</text:span></text:p>
      <text:p text:style-name="P42"><text:span text:style-name="Source_20_Text"><text:s text:c="2"/>box-shadow: 0 4px 10px rgba(0,0,0,0.1);</text:span></text:p>
      <text:p text:style-name="P42"><text:span text:style-name="Source_20_Text"><text:s text:c="2"/>text-align: center;</text:span></text:p>
      <text:p text:style-name="P42"><text:span text:style-name="Source_20_Text"><text:s text:c="2"/>text-decoration: none;</text:span></text:p>
      <text:p text:style-name="P42"><text:span text:style-name="Source_20_Text"><text:s text:c="2"/>color: var(--text);</text:span></text:p>
      <text:p text:style-name="P42"><text:span text:style-name="Source_20_Text"><text:s text:c="2"/>transition: transform 0.2s, box-shadow 0.2s, background 0.3s, color 0.3s;</text:span></text:p>
      <text:p text:style-name="P42"><text:span text:style-name="Source_20_Text">}</text:span></text:p>
      <text:p text:style-name="P42"/>
      <text:p text:style-name="P42"><text:soft-page-break/><text:span text:style-name="Source_20_Text">.course-links li a:hover {</text:span></text:p>
      <text:p text:style-name="P42"><text:span text:style-name="Source_20_Text"><text:s text:c="2"/>transform: translateY(-5px);</text:span></text:p>
      <text:p text:style-name="P42"><text:span text:style-name="Source_20_Text"><text:s text:c="2"/>box-shadow: 0 6px 16px rgba(0,0,0,0.15);</text:span></text:p>
      <text:p text:style-name="P46"><text:span text:style-name="Source_20_Text">}</text:span></text:p>
      <text:p text:style-name="Horizontal_20_Line"/>
      <text:h text:style-name="Heading_20_3" text:outline-level="3">✅ Notes:</text:h>
      <text:list xml:id="list9121871337274810926" text:style-name="L4">
        <text:list-item>
          <text:p text:style-name="P4"><text:span text:style-name="Strong_20_Emphasis"><text:span text:style-name="Source_20_Text">min-height</text:span></text:span> ensures all cards are at least a certain height.</text:p>
        </text:list-item>
        <text:list-item>
          <text:p text:style-name="P4"><text:span text:style-name="Strong_20_Emphasis"><text:span text:style-name="Source_20_Text">max-height</text:span></text:span> limits how tall a card can get.</text:p>
        </text:list-item>
        <text:list-item>
          <text:p text:style-name="P4"><text:span text:style-name="Strong_20_Emphasis"><text:span text:style-name="Source_20_Text">overflow: auto</text:span></text:span> lets content scroll if it exceeds the maximum height.</text:p>
        </text:list-item>
        <text:list-item>
          <text:p text:style-name="P4">The card still responds to <text:span text:style-name="Strong_20_Emphasis">dark/light mode</text:span> automatically because it uses your <text:span text:style-name="Source_20_Text">--card</text:span> and <text:span text:style-name="Source_20_Text">--text</text:span> variables.</text:p>
        </text:list-item>
      </text:list>
      <text:p text:style-name="Horizontal_20_Line"/>
      <text:p text:style-name="Text_20_body">If you want, I can also <text:span text:style-name="Strong_20_Emphasis">make the text resize or truncate with ellipsis</text:span> so the card never needs scrolling, which keeps your catalog grid very uniform.</text:p>
      <text:p text:style-name="Text_20_body">Do you want me to do that?</text:p>
      <text:h text:style-name="Heading_20_5" text:outline-level="5">You said:</text:h>
      <text:p text:style-name="Text_20_body">I need to change css so that cards are blue background and white text in dark mode</text:p>
      <text:h text:style-name="Heading_20_6" text:outline-level="6">ChatGPT said:</text:h>
      <text:p text:style-name="Text_20_body">Got it! You want your <text:span text:style-name="Strong_20_Emphasis">catalog cards</text:span> to have:</text:p>
      <text:list xml:id="list102293382108889156" text:style-name="L5">
        <text:list-item>
          <text:p text:style-name="P5"><text:span text:style-name="Strong_20_Emphasis">Blue background</text:span> (<text:span text:style-name="Source_20_Text">#0055cc</text:span>)</text:p>
        </text:list-item>
        <text:list-item>
          <text:p text:style-name="P5"><text:span text:style-name="Strong_20_Emphasis">White text</text:span> (<text:span text:style-name="Source_20_Text">#ffffff</text:span>)</text:p>
        </text:list-item>
      </text:list>
      <text:p text:style-name="Text_20_body">when the page is in <text:span text:style-name="Strong_20_Emphasis">dark mode</text:span>, and still respect light mode otherwise.</text:p>
      <text:p text:style-name="Text_20_body">Here’s the clean way using your existing CSS variables and <text:span text:style-name="Source_20_Text">catalog.css</text:span>:</text:p>
      <text:p text:style-name="Horizontal_20_Line"/>
      <text:h text:style-name="Heading_20_3" text:outline-level="3"><text:span text:style-name="Strong_20_Emphasis">Step 1: Update </text:span><text:span text:style-name="Strong_20_Emphasis"><text:span text:style-name="Source_20_Text">main.css</text:span></text:span><text:span text:style-name="Strong_20_Emphasis"> variables</text:span></text:h>
      <text:p text:style-name="Text_20_body">You already have:</text:p>
      <text:p text:style-name="P42"><text:span text:style-name="Source_20_Text">:root {</text:span></text:p>
      <text:p text:style-name="P42"><text:span text:style-name="Source_20_Text"><text:s text:c="2"/>--card-light: #ffffff;</text:span></text:p>
      <text:p text:style-name="P42"><text:span text:style-name="Source_20_Text"><text:s text:c="2"/>--card-dark: #1e1e1e; /* change this to your blue in dark mode */</text:span></text:p>
      <text:p text:style-name="P42"><text:span text:style-name="Source_20_Text"><text:s text:c="2"/>--text-light: #121212;</text:span></text:p>
      <text:p text:style-name="P42"><text:span text:style-name="Source_20_Text"><text:s text:c="2"/>--text-dark: #f0f0f0; /* white text */</text:span></text:p>
      <text:p text:style-name="P42"><text:span text:style-name="Source_20_Text"><text:s text:c="2"/>--accent-dark: #58a6ff;</text:span></text:p>
      <text:p text:style-name="P46"><text:span text:style-name="Source_20_Text">}</text:span></text:p>
      <text:p text:style-name="Text_20_body">Change <text:span text:style-name="Source_20_Text">--card-dark</text:span> to your blue:</text:p>
      <text:p text:style-name="P42"><text:span text:style-name="Source_20_Text">:root {</text:span></text:p>
      <text:p text:style-name="P42"><text:soft-page-break/><text:span text:style-name="Source_20_Text"><text:s text:c="2"/>--card-dark: #0055cc; <text:s text:c="2"/>/* blue for cards in dark mode */</text:span></text:p>
      <text:p text:style-name="P42"><text:span text:style-name="Source_20_Text"><text:s text:c="2"/>--text-dark: #ffffff; <text:s text:c="2"/>/* white text */</text:span></text:p>
      <text:p text:style-name="P46"><text:span text:style-name="Source_20_Text">}</text:span></text:p>
      <text:p text:style-name="Horizontal_20_Line"/>
      <text:h text:style-name="Heading_20_3" text:outline-level="3"><text:span text:style-name="Strong_20_Emphasis">Step 2: Update </text:span><text:span text:style-name="Strong_20_Emphasis"><text:span text:style-name="Source_20_Text">catalog.css</text:span></text:span></text:h>
      <text:p text:style-name="Text_20_body">Make sure the cards use the CSS variables:</text:p>
      <text:p text:style-name="P42"><text:span text:style-name="Source_20_Text">.course-links li a {</text:span></text:p>
      <text:p text:style-name="P42"><text:span text:style-name="Source_20_Text"><text:s text:c="2"/>display: flex;</text:span></text:p>
      <text:p text:style-name="P42"><text:span text:style-name="Source_20_Text"><text:s text:c="2"/>flex-direction: column;</text:span></text:p>
      <text:p text:style-name="P42"><text:span text:style-name="Source_20_Text"><text:s text:c="2"/>justify-content: center;</text:span></text:p>
      <text:p text:style-name="P42"><text:span text:style-name="Source_20_Text"><text:s text:c="2"/>align-items: center;</text:span></text:p>
      <text:p text:style-name="P42"><text:span text:style-name="Source_20_Text"><text:s text:c="2"/>min-height: 200px;</text:span></text:p>
      <text:p text:style-name="P42"><text:span text:style-name="Source_20_Text"><text:s text:c="2"/>max-height: 250px;</text:span></text:p>
      <text:p text:style-name="P42"><text:span text:style-name="Source_20_Text"><text:s text:c="2"/>overflow: auto;</text:span></text:p>
      <text:p text:style-name="P42"><text:span text:style-name="Source_20_Text"><text:s text:c="2"/>background: var(--card); /* uses light/dark mode card color */</text:span></text:p>
      <text:p text:style-name="P42"><text:span text:style-name="Source_20_Text"><text:s text:c="2"/>border-radius: 12px;</text:span></text:p>
      <text:p text:style-name="P42"><text:span text:style-name="Source_20_Text"><text:s text:c="2"/>padding: 1.5rem;</text:span></text:p>
      <text:p text:style-name="P42"><text:span text:style-name="Source_20_Text"><text:s text:c="2"/>box-shadow: 0 4px 10px rgba(0,0,0,0.1);</text:span></text:p>
      <text:p text:style-name="P42"><text:span text:style-name="Source_20_Text"><text:s text:c="2"/>text-align: center;</text:span></text:p>
      <text:p text:style-name="P42"><text:span text:style-name="Source_20_Text"><text:s text:c="2"/>text-decoration: none;</text:span></text:p>
      <text:p text:style-name="P42"><text:span text:style-name="Source_20_Text"><text:s text:c="2"/>color: var(--text); <text:s text:c="5"/>/* uses light/dark mode text color */</text:span></text:p>
      <text:p text:style-name="P42"><text:span text:style-name="Source_20_Text"><text:s text:c="2"/>transition: transform 0.2s, box-shadow 0.2s, background 0.3s, color 0.3s;</text:span></text:p>
      <text:p text:style-name="P42"><text:span text:style-name="Source_20_Text">}</text:span></text:p>
      <text:p text:style-name="P42"/>
      <text:p text:style-name="P42"><text:span text:style-name="Source_20_Text">.course-links li a:hover {</text:span></text:p>
      <text:p text:style-name="P42"><text:span text:style-name="Source_20_Text"><text:s text:c="2"/>transform: translateY(-5px);</text:span></text:p>
      <text:p text:style-name="P42"><text:span text:style-name="Source_20_Text"><text:s text:c="2"/>box-shadow: 0 6px 16px rgba(0,0,0,0.15);</text:span></text:p>
      <text:p text:style-name="P46"><text:span text:style-name="Source_20_Text">}</text:span></text:p>
      <text:p text:style-name="Horizontal_20_Line"/>
      <text:h text:style-name="Heading_20_3" text:outline-level="3">✅ What this does:</text:h>
      <text:list xml:id="list1627474063068364014" text:style-name="L6">
        <text:list-item>
          <text:p text:style-name="P6">In <text:span text:style-name="Strong_20_Emphasis">light mode</text:span>: <text:span text:style-name="Source_20_Text">--card</text:span> = white, <text:span text:style-name="Source_20_Text">--text</text:span> = black</text:p>
        </text:list-item>
        <text:list-item>
          <text:p text:style-name="P6">In <text:span text:style-name="Strong_20_Emphasis">dark mode</text:span>: <text:span text:style-name="Source_20_Text">--card</text:span> = blue, <text:span text:style-name="Source_20_Text">--text</text:span> = white</text:p>
        </text:list-item>
      </text:list>
      <text:p text:style-name="Text_20_body">No additional dark-mode-specific rules are needed, because the CSS variables already change when the <text:span text:style-name="Source_20_Text">.dark</text:span> class is applied or <text:span text:style-name="Source_20_Text">prefers-color-scheme: dark</text:span> is active.</text:p>
      <text:p text:style-name="Horizontal_20_Line"/>
      <text:p text:style-name="Text_20_body">If you want, I can also <text:span text:style-name="Strong_20_Emphasis">make the hover color a slightly darker blue</text:span> in dark mode for a nice effect.</text:p>
      <text:p text:style-name="Text_20_body">Do you want me to add that?</text:p>
      <text:h text:style-name="Heading_20_5" text:outline-level="5">You said:</text:h>
      <text:p text:style-name="Text_20_body">Question: what is the difference between "system" and "dark"?</text:p>
      <text:h text:style-name="Heading_20_6" text:outline-level="6">ChatGPT said:</text:h>
      <text:p text:style-name="Text_20_body">Ah, yes — in your current setup, you have <text:span text:style-name="Strong_20_Emphasis">three “theme modes”</text:span> in your CSS: <text:span text:style-name="Source_20_Text">light</text:span>, <text:span text:style-name="Source_20_Text">dark</text:span>, and <text:soft-page-break/><text:span text:style-name="Source_20_Text">system</text:span>. They behave differently:</text:p>
      <text:p text:style-name="Horizontal_20_Line"/>
      <text:h text:style-name="Heading_20_3" text:outline-level="3">1. <text:span text:style-name="Strong_20_Emphasis"><text:span text:style-name="Source_20_Text">light</text:span></text:span></text:h>
      <text:list xml:id="list3989460420718499229" text:style-name="L7">
        <text:list-item>
          <text:p text:style-name="P7">Forces the <text:span text:style-name="Strong_20_Emphasis">light theme</text:span>, regardless of the user’s system preferences.</text:p>
        </text:list-item>
        <text:list-item>
          <text:p text:style-name="P7">Uses your light variables:</text:p>
          <text:p text:style-name="P43"><text:span text:style-name="Source_20_Text">--bg: var(--bg-light);</text:span></text:p>
          <text:p text:style-name="P43"><text:span text:style-name="Source_20_Text">--card: var(--card-light);</text:span></text:p>
          <text:p text:style-name="P43"><text:span text:style-name="Source_20_Text">--text: var(--text-light);</text:span></text:p>
          <text:p text:style-name="P47"><text:span text:style-name="Source_20_Text">--accent: var(--accent-light);</text:span></text:p>
        </text:list-item>
      </text:list>
      <text:p text:style-name="Horizontal_20_Line"/>
      <text:h text:style-name="Heading_20_3" text:outline-level="3">2. <text:span text:style-name="Strong_20_Emphasis"><text:span text:style-name="Source_20_Text">dark</text:span></text:span></text:h>
      <text:list xml:id="list3486243056652042398" text:style-name="L8">
        <text:list-item>
          <text:p text:style-name="P8">Forces the <text:span text:style-name="Strong_20_Emphasis">dark theme</text:span>, regardless of the system.</text:p>
        </text:list-item>
        <text:list-item>
          <text:p text:style-name="P8">Uses your dark variables:</text:p>
          <text:p text:style-name="P44"><text:span text:style-name="Source_20_Text">--bg: var(--bg-dark);</text:span></text:p>
          <text:p text:style-name="P44"><text:span text:style-name="Source_20_Text">--card: var(--card-dark);</text:span></text:p>
          <text:p text:style-name="P44"><text:span text:style-name="Source_20_Text">--text: var(--text-dark);</text:span></text:p>
          <text:p text:style-name="P48"><text:span text:style-name="Source_20_Text">--accent: var(--accent-dark);</text:span></text:p>
        </text:list-item>
      </text:list>
      <text:p text:style-name="Horizontal_20_Line"/>
      <text:h text:style-name="Heading_20_3" text:outline-level="3">3. <text:span text:style-name="Strong_20_Emphasis"><text:span text:style-name="Source_20_Text">system</text:span></text:span></text:h>
      <text:list xml:id="list2519087500774672358" text:style-name="L9">
        <text:list-item>
          <text:p text:style-name="P9">Follows the <text:span text:style-name="Strong_20_Emphasis">user’s operating system preference</text:span> (<text:span text:style-name="Source_20_Text">prefers-color-scheme</text:span>).</text:p>
        </text:list-item>
        <text:list-item>
          <text:p text:style-name="P9">If the user’s OS is set to dark mode, <text:span text:style-name="Source_20_Text">system</text:span> behaves like <text:span text:style-name="Source_20_Text">dark</text:span>.</text:p>
        </text:list-item>
        <text:list-item>
          <text:p text:style-name="P9">If the user’s OS is set to light mode, <text:span text:style-name="Source_20_Text">system</text:span> behaves like <text:span text:style-name="Source_20_Text">light</text:span>.</text:p>
        </text:list-item>
        <text:list-item>
          <text:p text:style-name="P9">Your current CSS snippet handles this via:</text:p>
          <text:p text:style-name="P45"><text:span text:style-name="Source_20_Text">@media (prefers-color-scheme: dark) {</text:span></text:p>
          <text:p text:style-name="P45"><text:span text:style-name="Source_20_Text"><text:s text:c="2"/>:root { </text:span></text:p>
          <text:p text:style-name="P45"><text:span text:style-name="Source_20_Text"><text:s text:c="4"/>--bg: var(--bg-dark); </text:span></text:p>
          <text:p text:style-name="P45"><text:span text:style-name="Source_20_Text"><text:s text:c="4"/>--card: var(--card-dark); </text:span></text:p>
          <text:p text:style-name="P45"><text:span text:style-name="Source_20_Text"><text:s text:c="4"/>--text: var(--text-dark); </text:span></text:p>
          <text:p text:style-name="P45"><text:span text:style-name="Source_20_Text"><text:s text:c="4"/>--accent: var(--accent-dark); </text:span></text:p>
          <text:p text:style-name="P45"><text:span text:style-name="Source_20_Text"><text:s text:c="4"/>--accent-hover: var(--accent-hover-dark); <text:s/></text:span></text:p>
          <text:p text:style-name="P45"><text:span text:style-name="Source_20_Text"><text:s text:c="2"/>}</text:span></text:p>
          <text:p text:style-name="P49"><text:span text:style-name="Source_20_Text">}</text:span></text:p>
        </text:list-item>
      </text:list>
      <text:p text:style-name="Horizontal_20_Line"/>
      <text:h text:style-name="Heading_20_3" text:outline-level="3"><text:soft-page-break/><text:span text:style-name="Strong_20_Emphasis">Summary Table</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Mode</text:p>
            </table:table-cell>
            <table:table-cell table:style-name="Table1.A1" office:value-type="string">
              <text:p text:style-name="Table_20_Heading">Follows OS?</text:p>
            </table:table-cell>
            <table:table-cell table:style-name="Table1.A1" office:value-type="string">
              <text:p text:style-name="Table_20_Heading">Forces Theme</text:p>
            </table:table-cell>
            <table:table-cell table:style-name="Table1.A1" office:value-type="string">
              <text:p text:style-name="Table_20_Heading">Uses</text:p>
            </table:table-cell>
          </table:table-row>
        </table:table-header-rows>
        <table:table-row>
          <table:table-cell table:style-name="Table1.A1" office:value-type="string">
            <text:p text:style-name="Table_20_Contents"><text:span text:style-name="Source_20_Text">light</text:span></text:p>
          </table:table-cell>
          <table:table-cell table:style-name="Table1.A1" office:value-type="string">
            <text:p text:style-name="Table_20_Contents">No</text:p>
          </table:table-cell>
          <table:table-cell table:style-name="Table1.A1" office:value-type="string">
            <text:p text:style-name="Table_20_Contents">Light</text:p>
          </table:table-cell>
          <table:table-cell table:style-name="Table1.A1" office:value-type="string">
            <text:p text:style-name="Table_20_Contents"><text:span text:style-name="Source_20_Text">--bg-light</text:span>, <text:span text:style-name="Source_20_Text">--card-light</text:span>, etc.</text:p>
          </table:table-cell>
        </table:table-row>
        <table:table-row>
          <table:table-cell table:style-name="Table1.A1" office:value-type="string">
            <text:p text:style-name="Table_20_Contents"><text:span text:style-name="Source_20_Text">dark</text:span></text:p>
          </table:table-cell>
          <table:table-cell table:style-name="Table1.A1" office:value-type="string">
            <text:p text:style-name="Table_20_Contents">No</text:p>
          </table:table-cell>
          <table:table-cell table:style-name="Table1.A1" office:value-type="string">
            <text:p text:style-name="Table_20_Contents">Dark</text:p>
          </table:table-cell>
          <table:table-cell table:style-name="Table1.A1" office:value-type="string">
            <text:p text:style-name="Table_20_Contents"><text:span text:style-name="Source_20_Text">--bg-dark</text:span>, <text:span text:style-name="Source_20_Text">--card-dark</text:span>, etc.</text:p>
          </table:table-cell>
        </table:table-row>
        <table:table-row>
          <table:table-cell table:style-name="Table1.A1" office:value-type="string">
            <text:p text:style-name="Table_20_Contents"><text:span text:style-name="Source_20_Text">system</text:span></text:p>
          </table:table-cell>
          <table:table-cell table:style-name="Table1.A1" office:value-type="string">
            <text:p text:style-name="Table_20_Contents">Yes</text:p>
          </table:table-cell>
          <table:table-cell table:style-name="Table1.A1" office:value-type="string">
            <text:p text:style-name="Table_20_Contents">Depends on OS</text:p>
          </table:table-cell>
          <table:table-cell table:style-name="Table1.A1" office:value-type="string">
            <text:p text:style-name="Table_20_Contents">Light or dark variables depending on OS</text:p>
          </table:table-cell>
        </table:table-row>
      </table:table>
      <text:p text:style-name="Horizontal_20_Line"/>
      <text:p text:style-name="Text_20_body">In practice:</text:p>
      <text:list xml:id="list4839806779992033080" text:style-name="L10">
        <text:list-item>
          <text:p text:style-name="P10">If a user toggles your theme button to <text:span text:style-name="Source_20_Text">dark</text:span>, the site will <text:span text:style-name="Strong_20_Emphasis">always be blue/white</text:span> (cards dark blue, text white).</text:p>
        </text:list-item>
        <text:list-item>
          <text:p text:style-name="P10">If they toggle to <text:span text:style-name="Source_20_Text">system</text:span>, the site <text:span text:style-name="Strong_20_Emphasis">matches their OS settings</text:span>, so dark mode only activates if the OS is in dark mode.</text:p>
        </text:list-item>
      </text:list>
      <text:p text:style-name="Horizontal_20_Line"/>
      <text:p text:style-name="Text_20_body">If you want, I can <text:span text:style-name="Strong_20_Emphasis">rewrite your CSS so </text:span><text:span text:style-name="Strong_20_Emphasis"><text:span text:style-name="Source_20_Text">system</text:span></text:span><text:span text:style-name="Strong_20_Emphasis"> mode also applies blue cards automatically</text:span>, just like <text:span text:style-name="Source_20_Text">dark</text:span>, instead of using black. This often looks cleaner.</text:p>
      <text:p text:style-name="Text_20_body">Do you want me to do that?</text:p>
      <text:h text:style-name="Heading_20_5" text:outline-level="5">You said:</text:h>
      <text:p text:style-name="Text_20_body">I want "system" to behave like a "high contrast mode". I want the cards ony to be blue with white text but applying the changes in main.ss changed the header and footer. I wish for the header and footer to remain black.</text:p>
      <text:h text:style-name="Heading_20_6" text:outline-level="6">ChatGPT said:</text:h>
      <text:p text:style-name="Text_20_body">Ah, I see exactly what you want:</text:p>
      <text:list xml:id="list6865418786520020757" text:style-name="L11">
        <text:list-item>
          <text:p text:style-name="P11"><text:span text:style-name="Strong_20_Emphasis">System mode = high contrast</text:span></text:p>
          <text:list>
            <text:list-item>
              <text:p text:style-name="P11">Cards → blue background, white text</text:p>
            </text:list-item>
            <text:list-item>
              <text:p text:style-name="P11">Header/Footer → remain black</text:p>
            </text:list-item>
            <text:list-item>
              <text:p text:style-name="P11">Everything else uses your normal variables</text:p>
            </text:list-item>
          </text:list>
        </text:list-item>
      </text:list>
      <text:p text:style-name="Text_20_body">Right now, your <text:span text:style-name="Source_20_Text">--card</text:span> variable is applied <text:span text:style-name="Strong_20_Emphasis">globally</text:span> to header/footer and cards, which is why changing it affects them. The solution is to <text:span text:style-name="Strong_20_Emphasis">use a separate CSS variable for cards only</text:span>, e.g., <text:span text:style-name="Source_20_Text">--card-bg</text:span>, and then override that in system mode.</text:p>
      <text:p text:style-name="Text_20_body">Here’s how to do it cleanly:</text:p>
      <text:p text:style-name="Horizontal_20_Line"/>
      <text:h text:style-name="Heading_20_3" text:outline-level="3"><text:span text:style-name="Strong_20_Emphasis">1. Update </text:span><text:span text:style-name="Strong_20_Emphasis"><text:span text:style-name="Source_20_Text">main.css</text:span></text:span><text:span text:style-name="Strong_20_Emphasis"> variables</text:span></text:h>
      <text:p text:style-name="Text_20_body">Add a card-specific variable:</text:p>
      <text:p text:style-name="P42"><text:span text:style-name="Source_20_Text">:root {</text:span></text:p>
      <text:p text:style-name="P42"><text:span text:style-name="Source_20_Text"><text:s text:c="2"/>/* Existing */</text:span></text:p>
      <text:p text:style-name="P42"><text:span text:style-name="Source_20_Text"><text:s text:c="2"/>--bg-light: #f9f9f9;</text:span></text:p>
      <text:p text:style-name="P42"><text:soft-page-break/><text:span text:style-name="Source_20_Text"><text:s text:c="2"/>--bg-dark: #121212;</text:span></text:p>
      <text:p text:style-name="P42"/>
      <text:p text:style-name="P42"><text:span text:style-name="Source_20_Text"><text:s text:c="2"/>--card-light: #ffffff; <text:s/>/* default card color */</text:span></text:p>
      <text:p text:style-name="P42"><text:span text:style-name="Source_20_Text"><text:s text:c="2"/>--card-dark: #1e1e1e; <text:s text:c="2"/>/* normal dark mode card (not system) */</text:span></text:p>
      <text:p text:style-name="P42"><text:span text:style-name="Source_20_Text"><text:s text:c="2"/>--card-system: #0055cc; /* blue for high contrast mode */</text:span></text:p>
      <text:p text:style-name="P42"/>
      <text:p text:style-name="P42"><text:span text:style-name="Source_20_Text"><text:s text:c="2"/>--text-light: #121212;</text:span></text:p>
      <text:p text:style-name="P42"><text:span text:style-name="Source_20_Text"><text:s text:c="2"/>--text-dark: #f0f0f0;</text:span></text:p>
      <text:p text:style-name="P42"><text:span text:style-name="Source_20_Text"><text:s text:c="2"/>--text-system: #ffffff; /* white text for high contrast */</text:span></text:p>
      <text:p text:style-name="P42"/>
      <text:p text:style-name="P42"><text:span text:style-name="Source_20_Text"><text:s text:c="2"/>--accent-light: #0055cc;</text:span></text:p>
      <text:p text:style-name="P42"><text:span text:style-name="Source_20_Text"><text:s text:c="2"/>--accent-dark: #58a6ff;</text:span></text:p>
      <text:p text:style-name="P42"/>
      <text:p text:style-name="P42"><text:span text:style-name="Source_20_Text"><text:s text:c="2"/>/* Page background / header/footer still use --bg */</text:span></text:p>
      <text:p text:style-name="P42"><text:span text:style-name="Source_20_Text"><text:s text:c="2"/>--bg: var(--bg-dark);</text:span></text:p>
      <text:p text:style-name="P42"><text:span text:style-name="Source_20_Text"><text:s text:c="2"/>--card: var(--card-dark); /* used for header/footer only */</text:span></text:p>
      <text:p text:style-name="P42"><text:span text:style-name="Source_20_Text"><text:s text:c="2"/>--text: var(--text-dark);</text:span></text:p>
      <text:p text:style-name="P46"><text:span text:style-name="Source_20_Text">}</text:span></text:p>
      <text:p text:style-name="Horizontal_20_Line"/>
      <text:h text:style-name="Heading_20_3" text:outline-level="3"><text:span text:style-name="Strong_20_Emphasis">2. Update system mode</text:span></text:h>
      <text:p text:style-name="P42"><text:span text:style-name="Source_20_Text">:root.system {</text:span></text:p>
      <text:p text:style-name="P42"><text:span text:style-name="Source_20_Text"><text:s text:c="2"/>/* Header/Footer still use black */</text:span></text:p>
      <text:p text:style-name="P42"><text:span text:style-name="Source_20_Text"><text:s text:c="2"/>--bg: var(--bg-dark);</text:span></text:p>
      <text:p text:style-name="P42"><text:span text:style-name="Source_20_Text"><text:s text:c="2"/>--card: var(--card-dark); </text:span></text:p>
      <text:p text:style-name="P42"/>
      <text:p text:style-name="P42"><text:span text:style-name="Source_20_Text"><text:s text:c="2"/>/* Cards use high contrast blue */</text:span></text:p>
      <text:p text:style-name="P42"><text:span text:style-name="Source_20_Text"><text:s text:c="2"/>--card-bg: var(--card-system);</text:span></text:p>
      <text:p text:style-name="P42"><text:span text:style-name="Source_20_Text"><text:s text:c="2"/>--text-card: var(--text-system);</text:span></text:p>
      <text:p text:style-name="P46"><text:span text:style-name="Source_20_Text">}</text:span></text:p>
      <text:p text:style-name="Horizontal_20_Line"/>
      <text:h text:style-name="Heading_20_3" text:outline-level="3"><text:span text:style-name="Strong_20_Emphasis">3. Update </text:span><text:span text:style-name="Strong_20_Emphasis"><text:span text:style-name="Source_20_Text">catalog.css</text:span></text:span></text:h>
      <text:p text:style-name="Text_20_body">Use the new variables <text:span text:style-name="Strong_20_Emphasis">only for cards</text:span>:</text:p>
      <text:p text:style-name="P42"><text:span text:style-name="Source_20_Text">.course-links li a {</text:span></text:p>
      <text:p text:style-name="P42"><text:span text:style-name="Source_20_Text"><text:s text:c="2"/>display: flex;</text:span></text:p>
      <text:p text:style-name="P42"><text:span text:style-name="Source_20_Text"><text:s text:c="2"/>flex-direction: column;</text:span></text:p>
      <text:p text:style-name="P42"><text:span text:style-name="Source_20_Text"><text:s text:c="2"/>justify-content: center;</text:span></text:p>
      <text:p text:style-name="P42"><text:span text:style-name="Source_20_Text"><text:s text:c="2"/>align-items: center;</text:span></text:p>
      <text:p text:style-name="P42"><text:span text:style-name="Source_20_Text"><text:s text:c="2"/>min-height: 200px;</text:span></text:p>
      <text:p text:style-name="P42"><text:span text:style-name="Source_20_Text"><text:s text:c="2"/>max-height: 250px;</text:span></text:p>
      <text:p text:style-name="P42"><text:span text:style-name="Source_20_Text"><text:s text:c="2"/>overflow: auto;</text:span></text:p>
      <text:p text:style-name="P42"><text:span text:style-name="Source_20_Text"><text:s text:c="2"/>background: var(--card-bg, var(--card)); <text:s/>/* fallback to normal card if undefined */</text:span></text:p>
      <text:p text:style-name="P42"><text:span text:style-name="Source_20_Text"><text:s text:c="2"/>border-radius: 12px;</text:span></text:p>
      <text:p text:style-name="P42"><text:span text:style-name="Source_20_Text"><text:s text:c="2"/>padding: 1.5rem;</text:span></text:p>
      <text:p text:style-name="P42"><text:span text:style-name="Source_20_Text"><text:s text:c="2"/>box-shadow: 0 4px 10px rgba(0,0,0,0.1);</text:span></text:p>
      <text:p text:style-name="P42"><text:span text:style-name="Source_20_Text"><text:s text:c="2"/>text-align: center;</text:span></text:p>
      <text:p text:style-name="P42"><text:span text:style-name="Source_20_Text"><text:s text:c="2"/>text-decoration: none;</text:span></text:p>
      <text:p text:style-name="P42"><text:span text:style-name="Source_20_Text"><text:s text:c="2"/>color: var(--text-card, var(--text)); <text:s text:c="3"/>/* fallback to normal text if undefined */</text:span></text:p>
      <text:p text:style-name="P42"><text:span text:style-name="Source_20_Text"><text:s text:c="2"/>transition: transform 0.2s, box-shadow 0.2s, background 0.3s, color 0.3s;</text:span></text:p>
      <text:p text:style-name="P42"><text:soft-page-break/><text:span text:style-name="Source_20_Text">}</text:span></text:p>
      <text:p text:style-name="P42"/>
      <text:p text:style-name="P42"><text:span text:style-name="Source_20_Text">.course-links li a:hover {</text:span></text:p>
      <text:p text:style-name="P42"><text:span text:style-name="Source_20_Text"><text:s text:c="2"/>transform: translateY(-5px);</text:span></text:p>
      <text:p text:style-name="P42"><text:span text:style-name="Source_20_Text"><text:s text:c="2"/>box-shadow: 0 6px 16px rgba(0,0,0,0.15);</text:span></text:p>
      <text:p text:style-name="P46"><text:span text:style-name="Source_20_Text">}</text:span></text:p>
      <text:p text:style-name="Horizontal_20_Line"/>
      <text:h text:style-name="Heading_20_3" text:outline-level="3">✅ <text:span text:style-name="Strong_20_Emphasis">Results</text:span></text:h>
      <text:list xml:id="list5398290641251838985" text:style-name="L12">
        <text:list-item>
          <text:p text:style-name="P12">Header &amp; Footer → stay black (using <text:span text:style-name="Source_20_Text">--card</text:span>)</text:p>
        </text:list-item>
        <text:list-item>
          <text:p text:style-name="P12">Cards → blue background + white text in system/high-contrast mode</text:p>
        </text:list-item>
        <text:list-item>
          <text:p text:style-name="P12">Cards → normal in light/dark modes</text:p>
        </text:list-item>
        <text:list-item>
          <text:p text:style-name="P12">Everything uses CSS variables → easy to maintain</text:p>
        </text:list-item>
      </text:list>
      <text:p text:style-name="Horizontal_20_Line"/>
      <text:p text:style-name="Text_20_body">If you want, I can also <text:span text:style-name="Strong_20_Emphasis">add a slightly darker blue hover effect</text:span> for the system/high-contrast cards to make them interactive without affecting the header/footer.</text:p>
      <text:p text:style-name="Text_20_body">Do you want me to do that?</text:p>
      <text:p text:style-name="Standard"/>
      <text:p text:style-name="Standard"/>
      <text:p text:style-name="Standard"/>
      <text:p text:style-name="Standard"/>
      <text:p text:style-name="Standard">//fix list styling</text:p>
      <text:p text:style-name="Standard"/>
      <text:p text:style-name="Standard"/>
      <text:p text:style-name="P41">the links are touching and have black &lt;li&gt; dots in front of them. Can you write this better so that it does not have black dots and the links are not butted together: &lt;!DOCTYPE html&gt; //department/directory &lt;html lang="en"&gt; &lt;head&gt; &lt;meta charset="UTF-8"&gt; &lt;meta name="viewport" content="width=device-width, initial-scale=1.0"&gt; &lt;meta name="description" content="Malone Global University - Directory for all departments."&gt; &lt;title&gt;Catalog | Malone GLobal University&lt;/title&gt; &lt;link rel="icon" href="/image/global/favicon.ico" type="image/x-icon"&gt; &lt;link rel="stylesheet" href="/component/css/main.css" /&gt; &lt;link rel="stylesheet" href="/component/css/catalog.css" /&gt; &lt;/head&gt; &lt;body&gt; &lt;header class="site-header"&gt; &lt;div class="logo-container"&gt; &lt;a href="/index"&gt;&lt;img src="/image/global/logo.png" alt="Malone Global University Logo" class="logo-img"&gt;&lt;/a&gt; &lt;span class="school-name"&gt;Malone Global University&lt;/span&gt; &lt;/div&gt; &lt;nav aria-label="Main Navigation"&gt; &lt;ul class="nav-menu" id="nav-menu"&gt; &lt;li&gt;&lt;a href="/contact"&gt;Contact&lt;/a&gt;&lt;/li&gt; &lt;li&gt;&lt;a href="/about"&gt;About&lt;/a&gt;&lt;/li&gt; &lt;li&gt;&lt;a href="/community/resources"&gt;Community&lt;/a&gt;&lt;/li&gt; &lt;li&gt;&lt;a href="/homepage"&gt;Home&lt;/a&gt;&lt;/li&gt; &lt;li&gt;&lt;a href="/mission"&gt;Mission&lt;/a&gt;&lt;/li&gt; &lt;li&gt;&lt;a href="/library/directory"&gt;Library&lt;/a&gt;&lt;/li&gt; &lt;li&gt;&lt;a href="/department/directory"&gt;Department&lt;/a&gt;&lt;/li&gt; &lt;li&gt;&lt;a href="/community/devblog/update"&gt;DevBlog&lt;/a&gt;&lt;/li&gt; &lt;li&gt;&lt;button id="theme-toggle" title="Toggle theme" aria-pressed="false"&gt;?&lt;/button&gt;&lt;/li&gt; &lt;/ul&gt; &lt;/nav&gt; &lt;div class="nav-toggle" id="nav-toggle" aria-label="Toggle menu" role="button" tabindex="0"&gt; &lt;span&gt;&lt;/span&gt;&lt;span&gt;&lt;/span&gt;&lt;span&gt;&lt;/span&gt; &lt;/div&gt; &lt;/header&gt; &lt;header class="hero"&gt; &lt;h1&gt;Departments&lt;/h1&gt; &lt;p&gt;Explore knowledge, courses, and community resources.&lt;/p&gt; &lt;/header&gt; &lt;main id="main-content" role="main"&gt; &lt;section aria-labelledby="subfolders-section"&gt; &lt;h2&gt;Catalog <text:soft-page-break/>of Courses&lt;/h2&gt; &lt;nav class="course-links"&gt; &lt;ul&gt; &lt;li&gt;&lt;a href="art/index.html"&gt;Art&lt;/a&gt;&lt;/li&gt; &lt;li&gt;&lt;a href="communication/index.html"&gt;Communication (Multi-Media Studies)&lt;/a&gt;&lt;/li&gt; &lt;li&gt;&lt;a href="defense/index.html"&gt;Defense (War College)&lt;/a&gt;&lt;/li&gt; &lt;li&gt;&lt;a href="ebf/index.html"&gt;Economics Business Finance (EBF)&lt;/a&gt;&lt;/li&gt; &lt;li&gt;&lt;a href="histography/index.html"&gt;Histography (History &amp; Geography)&lt;/a&gt;&lt;/li&gt; &lt;li&gt;&lt;a href="IT/index.html"&gt;IT (Information Technology)&lt;/a&gt;&lt;/li&gt; &lt;li&gt;&lt;a href="k-12/index.html"&gt;K-12 (Early Learning &amp; Remedial for Adults)&lt;/a&gt;&lt;/li&gt; &lt;li&gt;&lt;a href="language/english/curriculum.html"&gt;Language&lt;/a&gt;&lt;/li&gt; &lt;li&gt;&lt;a href="math/index.html"&gt;Math&lt;/a&gt;&lt;/li&gt; &lt;li&gt;&lt;a href="ppd/index.html"&gt;Politics, Philosophy, Debate, and Law (PPDL)&lt;/a&gt;&lt;/li&gt; &lt;li&gt;&lt;a href="religion/index.html"&gt;Religion&lt;/a&gt;&lt;/li&gt; &lt;li&gt;&lt;a href="science/index.html"&gt;Science&lt;/a&gt;&lt;/li&gt; &lt;/ul&gt; &lt;/nav&gt; &lt;/section&gt; &lt;/main&gt; &lt;footer&gt; &lt;p&gt;© 2025 Malone Global University. Building the future, on our own terms.&lt;/p&gt; &lt;p&gt; &lt;a href="https://twitter.com/MaloneGlobal" target="_blank" rel="noopener noreferrer"&gt;Twitter&lt;/a&gt; | &lt;a href="https://facebook.com/YOUR_HANDLE" target="_blank" rel="noopener noreferrer"&gt;Facebook&lt;/a&gt; | &lt;a href="https://instagram.com/maloneglobaluniversity" target="_blank" rel="noopener noreferrer"&gt;Instagram&lt;/a&gt; | &lt;a href="/terms.html"&gt;Terms&lt;/a&gt; | &lt;a href="/contact.html"&gt;Contact&lt;/a&gt; &lt;/p&gt; &lt;p&gt;Content last updated: 8/24/2025 - Layout last updated: 8/27/2025&lt;/p&gt; &lt;/footer&gt; &lt;script src="/component/script/js/main.js"&gt;&lt;/script&gt; &lt;/body&gt; &lt;/html&gt; //catalog.css .catalog-page p { color: #222; font-weight: 400; line-height: 1.6; } .catalog-page { background: #f8f9fa; padding: 2rem; border-radius: 8px; } .catalog-page h2 { text-align: center; margin-top: 0; } .course-links { display: grid; grid-template-columns: repeat(auto-fit, minmax(200px, 1fr)); gap: 1rem; list-style: none; padding: 0; max-width: 1000px; margin: 0 auto 2rem auto; } .course-links li a { display: block; background: white; border-radius: 12px; padding: 1.5rem; box-shadow: 0 4px 10px rgba(0,0,0,0.1); text-align: center; text-decoration: none; color: #333; transition: transform 0.2s, box-shadow 0.2s; } .course-links li a:hover { transform: translateY(-5px); box-shadow: 0 6px 16px rgba(0,0,0,0.15); } .button { display: inline-block; background: #333; color: #fff; padding: 0.75rem 1.5rem; border-radius: 6px; text-decoration: none; text-align: center; transition: background 0.2s; } .button:hover { background: #555; }</text:p>
      <text:h text:style-name="Heading_20_6" text:outline-level="6">ChatGPT said:</text:h>
      <text:p text:style-name="Text_20_body">Got it ? — right now your black dots and crowding are happening because the <text:span text:style-name="Source_20_Text">&lt;ul&gt;</text:span> inside <text:span text:style-name="Source_20_Text">.course-links</text:span> still has default browser list styling and spacing.</text:p>
      <text:p text:style-name="Text_20_body">You only reset <text:span text:style-name="Source_20_Text">list-style: none;</text:span> on <text:span text:style-name="Source_20_Text">.course-links</text:span>, but not on its <text:span text:style-name="Source_20_Text">&lt;ul&gt;</text:span> or <text:span text:style-name="Source_20_Text">&lt;li&gt;</text:span>. Also, the <text:span text:style-name="Source_20_Text">&lt;li&gt;</text:span> tags don’t have any spacing, so the links are touching.</text:p>
      <text:p text:style-name="Text_20_body">Here’s a cleaned-up version of your CSS and HTML tweaks that should fix it:</text:p>
      <text:h text:style-name="Heading_20_3" text:outline-level="3"><text:span text:style-name="Strong_20_Emphasis">catalog.css (update)</text:span></text:h>
      <text:p text:style-name="P42"><text:span text:style-name="Source_20_Text">.course-links ul {</text:span></text:p>
      <text:p text:style-name="P42"><text:span text:style-name="Source_20_Text"><text:s text:c="2"/>list-style: none; <text:s text:c="6"/>/* remove the black dots */</text:span></text:p>
      <text:p text:style-name="P42"><text:span text:style-name="Source_20_Text"><text:s text:c="2"/>padding: 0;</text:span></text:p>
      <text:p text:style-name="P42"><text:span text:style-name="Source_20_Text"><text:s text:c="2"/>margin: 0;</text:span></text:p>
      <text:p text:style-name="P42"><text:span text:style-name="Source_20_Text"><text:s text:c="2"/>display: grid; <text:s text:c="9"/>/* grid layout for spacing */</text:span></text:p>
      <text:p text:style-name="P42"><text:span text:style-name="Source_20_Text"><text:s text:c="2"/>grid-template-columns: repeat(auto-fit, minmax(200px, 1fr));</text:span></text:p>
      <text:p text:style-name="P42"><text:span text:style-name="Source_20_Text"><text:s text:c="2"/>gap: 1rem; <text:s text:c="13"/>/* space between items */</text:span></text:p>
      <text:p text:style-name="P42"><text:span text:style-name="Source_20_Text">}</text:span></text:p>
      <text:p text:style-name="P42"/>
      <text:p text:style-name="P42"><text:span text:style-name="Source_20_Text">.course-links li {</text:span></text:p>
      <text:p text:style-name="P42"><text:span text:style-name="Source_20_Text"><text:s text:c="2"/>margin: 0; <text:s text:c="13"/>/* no default li margin */</text:span></text:p>
      <text:p text:style-name="P42"><text:span text:style-name="Source_20_Text">}</text:span></text:p>
      <text:p text:style-name="P42"><text:soft-page-break/></text:p>
      <text:p text:style-name="P42"><text:span text:style-name="Source_20_Text">.course-links a {</text:span></text:p>
      <text:p text:style-name="P42"><text:span text:style-name="Source_20_Text"><text:s text:c="2"/>display: block;</text:span></text:p>
      <text:p text:style-name="P42"><text:span text:style-name="Source_20_Text"><text:s text:c="2"/>background: white;</text:span></text:p>
      <text:p text:style-name="P42"><text:span text:style-name="Source_20_Text"><text:s text:c="2"/>border-radius: 12px;</text:span></text:p>
      <text:p text:style-name="P42"><text:span text:style-name="Source_20_Text"><text:s text:c="2"/>padding: 1.5rem;</text:span></text:p>
      <text:p text:style-name="P42"><text:span text:style-name="Source_20_Text"><text:s text:c="2"/>box-shadow: 0 4px 10px rgba(0,0,0,0.1);</text:span></text:p>
      <text:p text:style-name="P42"><text:span text:style-name="Source_20_Text"><text:s text:c="2"/>text-align: center;</text:span></text:p>
      <text:p text:style-name="P42"><text:span text:style-name="Source_20_Text"><text:s text:c="2"/>text-decoration: none;</text:span></text:p>
      <text:p text:style-name="P42"><text:span text:style-name="Source_20_Text"><text:s text:c="2"/>color: #333;</text:span></text:p>
      <text:p text:style-name="P42"><text:span text:style-name="Source_20_Text"><text:s text:c="2"/>transition: transform 0.2s, box-shadow 0.2s;</text:span></text:p>
      <text:p text:style-name="P42"><text:span text:style-name="Source_20_Text">}</text:span></text:p>
      <text:p text:style-name="P42"/>
      <text:p text:style-name="P42"><text:span text:style-name="Source_20_Text">.course-links a:hover {</text:span></text:p>
      <text:p text:style-name="P42"><text:span text:style-name="Source_20_Text"><text:s text:c="2"/>transform: translateY(-5px);</text:span></text:p>
      <text:p text:style-name="P42"><text:span text:style-name="Source_20_Text"><text:s text:c="2"/>box-shadow: 0 6px 16px rgba(0,0,0,0.15);</text:span></text:p>
      <text:p text:style-name="P46"><text:span text:style-name="Source_20_Text">}</text:span></text:p>
      <text:h text:style-name="Heading_20_3" text:outline-level="3"><text:span text:style-name="Strong_20_Emphasis">HTML (unchanged structure, just cleaner indentation)</text:span></text:h>
      <text:p text:style-name="P42"><text:span text:style-name="Source_20_Text">&lt;nav class="course-links"&gt;</text:span></text:p>
      <text:p text:style-name="P42"><text:span text:style-name="Source_20_Text"><text:s text:c="2"/>&lt;ul&gt;</text:span></text:p>
      <text:p text:style-name="P42"><text:span text:style-name="Source_20_Text"><text:s text:c="4"/>&lt;li&gt;&lt;a href="art/index.html"&gt;Art&lt;/a&gt;&lt;/li&gt;</text:span></text:p>
      <text:p text:style-name="P42"><text:span text:style-name="Source_20_Text"><text:s text:c="4"/>&lt;li&gt;&lt;a href="communication/index.html"&gt;Communication (Multi-Media Studies)&lt;/a&gt;&lt;/li&gt;</text:span></text:p>
      <text:p text:style-name="P42"><text:span text:style-name="Source_20_Text"><text:s text:c="4"/>&lt;li&gt;&lt;a href="defense/index.html"&gt;Defense (War College)&lt;/a&gt;&lt;/li&gt;</text:span></text:p>
      <text:p text:style-name="P42"><text:span text:style-name="Source_20_Text"><text:s text:c="4"/>&lt;li&gt;&lt;a href="ebf/index.html"&gt;Economics Business Finance (EBF)&lt;/a&gt;&lt;/li&gt;</text:span></text:p>
      <text:p text:style-name="P42"><text:span text:style-name="Source_20_Text"><text:s text:c="4"/>&lt;li&gt;&lt;a href="histography/index.html"&gt;Histography (History &amp; Geography)&lt;/a&gt;&lt;/li&gt;</text:span></text:p>
      <text:p text:style-name="P42"><text:span text:style-name="Source_20_Text"><text:s text:c="4"/>&lt;li&gt;&lt;a href="IT/index.html"&gt;IT (Information Technology)&lt;/a&gt;&lt;/li&gt;</text:span></text:p>
      <text:p text:style-name="P42"><text:span text:style-name="Source_20_Text"><text:s text:c="4"/>&lt;li&gt;&lt;a href="k-12/index.html"&gt;K-12 (Early Learning &amp; Remedial for Adults)&lt;/a&gt;&lt;/li&gt;</text:span></text:p>
      <text:p text:style-name="P42"><text:span text:style-name="Source_20_Text"><text:s text:c="4"/>&lt;li&gt;&lt;a href="language/english/curriculum.html"&gt;Language&lt;/a&gt;&lt;/li&gt;</text:span></text:p>
      <text:p text:style-name="P42"><text:span text:style-name="Source_20_Text"><text:s text:c="4"/>&lt;li&gt;&lt;a href="math/index.html"&gt;Math&lt;/a&gt;&lt;/li&gt;</text:span></text:p>
      <text:p text:style-name="P42"><text:span text:style-name="Source_20_Text"><text:s text:c="4"/>&lt;li&gt;&lt;a href="ppd/index.html"&gt;Politics, Philosophy, Debate, and Law (PPDL)&lt;/a&gt;&lt;/li&gt;</text:span></text:p>
      <text:p text:style-name="P42"><text:span text:style-name="Source_20_Text"><text:s text:c="4"/>&lt;li&gt;&lt;a href="religion/index.html"&gt;Religion&lt;/a&gt;&lt;/li&gt;</text:span></text:p>
      <text:p text:style-name="P42"><text:span text:style-name="Source_20_Text"><text:s text:c="4"/>&lt;li&gt;&lt;a href="science/index.html"&gt;Science&lt;/a&gt;&lt;/li&gt;</text:span></text:p>
      <text:p text:style-name="P42"><text:span text:style-name="Source_20_Text"><text:s text:c="2"/>&lt;/ul&gt;</text:span></text:p>
      <text:p text:style-name="P46"><text:span text:style-name="Source_20_Text">&lt;/nav&gt;</text:span></text:p>
      <text:p text:style-name="Text_20_body">✅ This will:</text:p>
      <text:list xml:id="list4062123553823558244" text:style-name="L13">
        <text:list-item>
          <text:p text:style-name="P13">Remove the black list dots.</text:p>
        </text:list-item>
        <text:list-item>
          <text:p text:style-name="P13">Add consistent spacing (<text:span text:style-name="Source_20_Text">gap</text:span>) between cards/links.</text:p>
        </text:list-item>
        <text:list-item>
          <text:p text:style-name="P13">Keep them aligned in a responsive grid.</text:p>
        </text:list-item>
      </text:list>
      <text:p text:style-name="Text_20_body">Do you want me to also make them look like <text:span text:style-name="Strong_20_Emphasis">equal-sized “cards”</text:span> (so even short names like “Art” match the taller boxes like “Communication”)?</text:p>
      <text:h text:style-name="Heading_20_5" text:outline-level="5">You said:</text:h>
      <text:p text:style-name="Text_20_body">instead of chnaging the css could I have applied selectors from the css to the html instead of simply wrapping links with a &lt;nav&gt; tag? Would that have been better (simpler fix, better UX)?</text:p>
      <text:h text:style-name="Heading_20_6" text:outline-level="6"><text:soft-page-break/>ChatGPT said:</text:h>
      <text:p text:style-name="Text_20_body">Good thinking ? — you’re asking if the problem was really the <text:span text:style-name="Strong_20_Emphasis">wrapper choice (</text:span><text:span text:style-name="Strong_20_Emphasis"><text:span text:style-name="Source_20_Text">&lt;nav&gt;</text:span></text:span><text:span text:style-name="Strong_20_Emphasis">) vs. selectors</text:span>, rather than needing new CSS.</text:p>
      <text:p text:style-name="Text_20_body">Here’s the breakdown:</text:p>
      <text:h text:style-name="Heading_20_3" text:outline-level="3">Why you saw the black dots &amp; butted links</text:h>
      <text:list xml:id="list3522435909128821035" text:style-name="L14">
        <text:list-item>
          <text:p text:style-name="P14">The <text:span text:style-name="Source_20_Text">&lt;ul&gt;</text:span> by default has <text:span text:style-name="Source_20_Text">list-style: disc</text:span> (black dots) and <text:span text:style-name="Source_20_Text">padding-left</text:span>.</text:p>
        </text:list-item>
        <text:list-item>
          <text:p text:style-name="P14">The <text:span text:style-name="Source_20_Text">&lt;li&gt;</text:span> by default stacks tightly without spacing.</text:p>
        </text:list-item>
        <text:list-item>
          <text:p text:style-name="P14">Your CSS removed <text:span text:style-name="Source_20_Text">list-style</text:span> only on <text:span text:style-name="Source_20_Text">.course-links</text:span>, but not on the <text:span text:style-name="Strong_20_Emphasis"><text:span text:style-name="Source_20_Text">ul</text:span></text:span><text:span text:style-name="Strong_20_Emphasis"> inside it</text:span>.</text:p>
        </text:list-item>
      </text:list>
      <text:p text:style-name="Text_20_body">So the <text:span text:style-name="Emphasis">real issue</text:span> was just <text:span text:style-name="Strong_20_Emphasis">default browser styles on </text:span><text:span text:style-name="Strong_20_Emphasis"><text:span text:style-name="Source_20_Text">&lt;ul&gt;</text:span></text:span><text:span text:style-name="Strong_20_Emphasis">/</text:span><text:span text:style-name="Strong_20_Emphasis"><text:span text:style-name="Source_20_Text">&lt;li&gt;</text:span></text:span>.</text:p>
      <text:p text:style-name="Horizontal_20_Line"/>
      <text:h text:style-name="Heading_20_3" text:outline-level="3">Option 1 (what you did)</text:h>
      <text:p text:style-name="Text_20_body">Wrap in <text:span text:style-name="Source_20_Text">&lt;nav class="course-links"&gt;</text:span> and style <text:span text:style-name="Source_20_Text">.course-links ul</text:span> and <text:span text:style-name="Source_20_Text">.course-links li</text:span>.<text:line-break/>✔ Good semantics: <text:span text:style-name="Source_20_Text">&lt;nav&gt;</text:span> is correct if these are navigation links.<text:line-break/>✔ Keeps CSS scoped, avoids messing up lists elsewhere.<text:line-break/>✘ Requires the wrapper, so a bit more markup.</text:p>
      <text:p text:style-name="Horizontal_20_Line"/>
      <text:h text:style-name="Heading_20_3" text:outline-level="3">Option 2 (your idea)</text:h>
      <text:p text:style-name="Text_20_body">Skip <text:span text:style-name="Source_20_Text">&lt;nav&gt;</text:span>, just apply the <text:span text:style-name="Strong_20_Emphasis">class directly on the </text:span><text:span text:style-name="Strong_20_Emphasis"><text:span text:style-name="Source_20_Text">&lt;ul&gt;</text:span></text:span>:</text:p>
      <text:p text:style-name="P42"><text:span text:style-name="Source_20_Text">&lt;ul class="course-links"&gt;</text:span></text:p>
      <text:p text:style-name="P42"><text:span text:style-name="Source_20_Text"><text:s text:c="2"/>&lt;li&gt;&lt;a href="art/index.html"&gt;Art&lt;/a&gt;&lt;/li&gt;</text:span></text:p>
      <text:p text:style-name="P42"><text:span text:style-name="Source_20_Text"><text:s text:c="2"/>...</text:span></text:p>
      <text:p text:style-name="P46"><text:span text:style-name="Source_20_Text">&lt;/ul&gt;</text:span></text:p>
      <text:p text:style-name="Text_20_body">And in CSS:</text:p>
      <text:p text:style-name="P42"><text:span text:style-name="Source_20_Text">.course-links {</text:span></text:p>
      <text:p text:style-name="P42"><text:span text:style-name="Source_20_Text"><text:s text:c="2"/>list-style: none;</text:span></text:p>
      <text:p text:style-name="P42"><text:span text:style-name="Source_20_Text"><text:s text:c="2"/>padding: 0;</text:span></text:p>
      <text:p text:style-name="P42"><text:span text:style-name="Source_20_Text"><text:s text:c="2"/>margin: 0;</text:span></text:p>
      <text:p text:style-name="P42"><text:span text:style-name="Source_20_Text"><text:s text:c="2"/>display: grid;</text:span></text:p>
      <text:p text:style-name="P42"><text:span text:style-name="Source_20_Text"><text:s text:c="2"/>grid-template-columns: repeat(auto-fit, minmax(200px, 1fr));</text:span></text:p>
      <text:p text:style-name="P42"><text:span text:style-name="Source_20_Text"><text:s text:c="2"/>gap: 1rem;</text:span></text:p>
      <text:p text:style-name="P42"><text:span text:style-name="Source_20_Text">}</text:span></text:p>
      <text:p text:style-name="P42"><text:span text:style-name="Source_20_Text">.course-links li { margin: 0; }</text:span></text:p>
      <text:p text:style-name="P46"><text:span text:style-name="Source_20_Text">.course-links a { ...card styling... }</text:span></text:p>
      <text:p text:style-name="Text_20_body">✔ Cleaner markup (no extra <text:span text:style-name="Source_20_Text">&lt;nav&gt;</text:span> just for styling).<text:line-break/>✔ Simpler: class applied where you need it.<text:line-break/>✘ Slightly less semantic if this is meant to be a <text:span text:style-name="Strong_20_Emphasis">navigation menu</text:span> (because <text:span text:style-name="Source_20_Text">&lt;nav&gt;</text:span> communicates intent to screen readers).</text:p>
      <text:p text:style-name="Horizontal_20_Line"><text:soft-page-break/></text:p>
      <text:h text:style-name="Heading_20_3" text:outline-level="3">UX angle</text:h>
      <text:list xml:id="list3235835387048534122" text:style-name="L15">
        <text:list-item>
          <text:p text:style-name="P15">If this list represents <text:span text:style-name="Strong_20_Emphasis">site navigation</text:span>, wrapping in <text:span text:style-name="Source_20_Text">&lt;nav&gt;</text:span> gives better accessibility/UX (assistive tech can announce “Navigation region”).</text:p>
        </text:list-item>
        <text:list-item>
          <text:p text:style-name="P15">If it’s just a <text:span text:style-name="Strong_20_Emphasis">directory of subjects</text:span>, <text:span text:style-name="Source_20_Text">&lt;ul class="course-links"&gt;</text:span> is actually simpler and totally fine.</text:p>
        </text:list-item>
      </text:list>
      <text:p text:style-name="Horizontal_20_Line"/>
      <text:p text:style-name="Text_20_body">? So:</text:p>
      <text:list xml:id="list3757178106707069667" text:style-name="L16">
        <text:list-item>
          <text:p text:style-name="P16"><text:span text:style-name="Strong_20_Emphasis">Better UX for accessibility</text:span> → keep <text:span text:style-name="Source_20_Text">&lt;nav&gt;</text:span> wrapper.</text:p>
        </text:list-item>
        <text:list-item>
          <text:p text:style-name="P16"><text:span text:style-name="Strong_20_Emphasis">Simpler code</text:span> → put <text:span text:style-name="Source_20_Text">.course-links</text:span> directly on <text:span text:style-name="Source_20_Text">&lt;ul&gt;</text:span>.</text:p>
        </text:list-item>
      </text:list>
      <text:p text:style-name="Text_20_body">Do you want me to rewrite your current code using the <text:span text:style-name="Strong_20_Emphasis">simpler </text:span><text:span text:style-name="Strong_20_Emphasis"><text:span text:style-name="Source_20_Text">&lt;ul class="course-links"&gt;</text:span></text:span><text:span text:style-name="Strong_20_Emphasis"> approach</text:span> so you can compare?</text:p>
      <text:h text:style-name="Heading_20_5" text:outline-level="5">You said:</text:h>
      <text:p text:style-name="Text_20_body">I want to rewrite the html to use the original css. The css that I am posting originally worked but needs to use catalog page to make look right (grids all the same size etc): Original CSS: .catalog-page p { color: #222; font-weight: 400; line-height: 1.6; } .catalog-page { background: #f8f9fa; padding: 2rem; border-radius: 8px; } .catalog-page h2 { text-align: center; margin-top: 0; } .course-links { display: grid; grid-template-columns: repeat(auto-fit, minmax(200px, 1fr)); gap: 1rem; list-style: none; padding: 0; max-width: 1000px; margin: 0 auto 2rem auto; } .course-links li a { display: block; background: white; border-radius: 12px; padding: 1.5rem; box-shadow: 0 4px 10px rgba(0,0,0,0.1); text-align: center; text-decoration: none; color: #333; transition: transform 0.2s, box-shadow 0.2s; } .course-links li a:hover { transform: translateY(-5px); box-shadow: 0 6px 16px rgba(0,0,0,0.15); } .button { display: inline-block; background: #333; color: #fff; padding: 0.75rem 1.5rem; border-radius: 6px; text-decoration: none; text-align: center; transition: background 0.2s; } .button:hover { background: #555; }</text:p>
      <text:h text:style-name="Heading_20_6" text:outline-level="6">ChatGPT said:</text:h>
      <text:p text:style-name="Text_20_body">Perfect ✅ — thanks for clarifying. Since your <text:span text:style-name="Strong_20_Emphasis">original CSS already handles the grid and card styling</text:span> (via <text:span text:style-name="Source_20_Text">.catalog-page</text:span> and <text:span text:style-name="Source_20_Text">.course-links</text:span>), the simplest rewrite is just to apply those classes correctly in the HTML.</text:p>
      <text:p text:style-name="Text_20_body">Here’s how your <text:span text:style-name="Strong_20_Emphasis">HTML should look</text:span> to use the original CSS as-is (no changes needed in CSS):</text:p>
      <text:p text:style-name="P42"><text:span text:style-name="Source_20_Text">&lt;main id="main-content" role="main"&gt;</text:span></text:p>
      <text:p text:style-name="P42"><text:span text:style-name="Source_20_Text"><text:s text:c="2"/>&lt;section class="catalog-page" aria-labelledby="subfolders-section"&gt;</text:span></text:p>
      <text:p text:style-name="P42"><text:span text:style-name="Source_20_Text"><text:s text:c="4"/>&lt;h2 id="subfolders-section"&gt;Catalog of Courses&lt;/h2&gt;</text:span></text:p>
      <text:p text:style-name="P42"/>
      <text:p text:style-name="P42"><text:span text:style-name="Source_20_Text"><text:s text:c="4"/>&lt;ul class="course-links"&gt;</text:span></text:p>
      <text:p text:style-name="P42"><text:span text:style-name="Source_20_Text"><text:s text:c="6"/>&lt;li&gt;&lt;a href="art/index.html"&gt;Art&lt;/a&gt;&lt;/li&gt;</text:span></text:p>
      <text:p text:style-name="P42"><text:span text:style-name="Source_20_Text"><text:s text:c="6"/>&lt;li&gt;&lt;a href="communication/index.html"&gt;Communication (Multi-Media Studies)&lt;/a&gt;&lt;/li&gt;</text:span></text:p>
      <text:p text:style-name="P42"><text:span text:style-name="Source_20_Text"><text:s text:c="6"/>&lt;li&gt;&lt;a href="defense/index.html"&gt;Defense (War College)&lt;/a&gt;&lt;/li&gt;</text:span></text:p>
      <text:p text:style-name="P42"><text:span text:style-name="Source_20_Text"><text:s text:c="6"/>&lt;li&gt;&lt;a href="ebf/index.html"&gt;Economics Business Finance (EBF)&lt;/a&gt;&lt;/li&gt;</text:span></text:p>
      <text:p text:style-name="P42"><text:span text:style-name="Source_20_Text"><text:s text:c="6"/>&lt;li&gt;&lt;a href="histography/index.html"&gt;Histography (History &amp; </text:span><text:soft-page-break/><text:span text:style-name="Source_20_Text">Geography)&lt;/a&gt;&lt;/li&gt;</text:span></text:p>
      <text:p text:style-name="P42"><text:span text:style-name="Source_20_Text"><text:s text:c="6"/>&lt;li&gt;&lt;a href="IT/index.html"&gt;IT (Information Technology)&lt;/a&gt;&lt;/li&gt;</text:span></text:p>
      <text:p text:style-name="P42"><text:span text:style-name="Source_20_Text"><text:s text:c="6"/>&lt;li&gt;&lt;a href="k-12/index.html"&gt;K-12 (Early Learning &amp; Remedial for Adults)&lt;/a&gt;&lt;/li&gt;</text:span></text:p>
      <text:p text:style-name="P42"><text:span text:style-name="Source_20_Text"><text:s text:c="6"/>&lt;li&gt;&lt;a href="language/english/curriculum.html"&gt;Language&lt;/a&gt;&lt;/li&gt;</text:span></text:p>
      <text:p text:style-name="P42"><text:span text:style-name="Source_20_Text"><text:s text:c="6"/>&lt;li&gt;&lt;a href="math/index.html"&gt;Math&lt;/a&gt;&lt;/li&gt;</text:span></text:p>
      <text:p text:style-name="P42"><text:span text:style-name="Source_20_Text"><text:s text:c="6"/>&lt;li&gt;&lt;a href="ppd/index.html"&gt;Politics, Philosophy, Debate, and Law (PPDL)&lt;/a&gt;&lt;/li&gt;</text:span></text:p>
      <text:p text:style-name="P42"><text:span text:style-name="Source_20_Text"><text:s text:c="6"/>&lt;li&gt;&lt;a href="religion/index.html"&gt;Religion&lt;/a&gt;&lt;/li&gt;</text:span></text:p>
      <text:p text:style-name="P42"><text:span text:style-name="Source_20_Text"><text:s text:c="6"/>&lt;li&gt;&lt;a href="science/index.html"&gt;Science&lt;/a&gt;&lt;/li&gt;</text:span></text:p>
      <text:p text:style-name="P42"><text:span text:style-name="Source_20_Text"><text:s text:c="4"/>&lt;/ul&gt;</text:span></text:p>
      <text:p text:style-name="P42"><text:span text:style-name="Source_20_Text"><text:s text:c="2"/>&lt;/section&gt;</text:span></text:p>
      <text:p text:style-name="P46"><text:span text:style-name="Source_20_Text">&lt;/main&gt;</text:span></text:p>
      <text:h text:style-name="Heading_20_3" text:outline-level="3">Why this works:</text:h>
      <text:list xml:id="list2689729701893402390" text:style-name="L17">
        <text:list-item>
          <text:p text:style-name="P17">✅ <text:span text:style-name="Source_20_Text">.catalog-page</text:span> wraps the section → background, padding, rounded box.</text:p>
        </text:list-item>
        <text:list-item>
          <text:p text:style-name="P17">✅ <text:span text:style-name="Source_20_Text">.course-links</text:span> is applied directly on the <text:span text:style-name="Source_20_Text">&lt;ul&gt;</text:span> → removes dots, sets grid, and adds spacing.</text:p>
        </text:list-item>
        <text:list-item>
          <text:p text:style-name="P17">✅ <text:span text:style-name="Source_20_Text">&lt;li&gt;&lt;a&gt;</text:span> cards → get the block styling, equal grid sizing, hover effects.</text:p>
        </text:list-item>
      </text:list>
      <text:p text:style-name="Horizontal_20_Line"/>
      <text:p text:style-name="Text_20_body">? This way you’re <text:span text:style-name="Strong_20_Emphasis">using your original CSS as intended</text:span> (no changes required), just moving the classes to the right places.</text:p>
      <text:p text:style-name="Text_20_body">Do you also want me to make the <text:span text:style-name="Strong_20_Emphasis">cards equal height</text:span> (so “Art” isn’t shorter than “Communication”)? That’s one small CSS tweak, but not strictly needed.</text:p>
      <text:h text:style-name="Heading_20_5" text:outline-level="5">You said:</text:h>
      <text:p text:style-name="Text_20_body">this gets boxes the same height and is simpler. It looks very good on mobile but is too wide (edge to edge) on desktop: &lt;section id="courses"&gt; &lt;h2 id="links-section"&gt;Catalog of Courses&lt;/h2&gt; &lt;ul class="course-links"&gt; &lt;li&gt;&lt;a href="art/index.html"&gt;Art&lt;/a&gt;&lt;/li&gt; &lt;li&gt;&lt;a href="communication/index.html"&gt;Communication (Multi-Media Studies)&lt;/a&gt;&lt;/li&gt; &lt;li&gt;&lt;a href="defense/index.html"&gt;Defense (War College)&lt;/a&gt;&lt;/li&gt; &lt;li&gt;&lt;a href="ebf/index.html"&gt;Economics Business Finance (EBF)&lt;/a&gt;&lt;/li&gt; &lt;li&gt;&lt;a href="histography/index.html"&gt;Histography (History &amp; Geography)&lt;/a&gt;&lt;/li&gt; &lt;li&gt;&lt;a href="IT/index.html"&gt;IT (Information Technology)&lt;/a&gt;&lt;/li&gt; &lt;li&gt;&lt;a href="k-12/index.html"&gt;K-12 (Early Learning &amp; Remedial for Adults)&lt;/a&gt;&lt;/li&gt; &lt;li&gt;&lt;a href="language/english/curriculum.html"&gt;Language&lt;/a&gt;&lt;/li&gt; &lt;li&gt;&lt;a href="math/index.html"&gt;Math&lt;/a&gt;&lt;/li&gt; &lt;li&gt;&lt;a href="ppd/index.html"&gt;Politics, Philosophy, Debate, and Law (PPDL)&lt;/a&gt;&lt;/li&gt; &lt;li&gt;&lt;a href="religion/index.html"&gt;Religion&lt;/a&gt;&lt;/li&gt; &lt;li&gt;&lt;a href="science/index.html"&gt;Science&lt;/a&gt;&lt;/li&gt; &lt;/ul&gt; &lt;/section&gt; &lt;/main&gt;</text:p>
      <text:h text:style-name="Heading_20_6" text:outline-level="6">ChatGPT said:</text:h>
      <text:p text:style-name="Text_20_body">Yes ? — you nailed the simplified markup. The reason it’s <text:span text:style-name="Strong_20_Emphasis">edge-to-edge on desktop</text:span> is that in this version, you dropped the <text:span text:style-name="Source_20_Text">.catalog-page</text:span> wrapper, which in your original CSS gave you:</text:p>
      <text:p text:style-name="P42"><text:span text:style-name="Source_20_Text">.catalog-page {</text:span></text:p>
      <text:p text:style-name="P42"><text:span text:style-name="Source_20_Text"><text:s text:c="2"/>background: #f8f9fa;</text:span></text:p>
      <text:p text:style-name="P42"><text:span text:style-name="Source_20_Text"><text:s text:c="2"/>padding: 2rem;</text:span></text:p>
      <text:p text:style-name="P42"><text:span text:style-name="Source_20_Text"><text:s text:c="2"/>border-radius: 8px;</text:span></text:p>
      <text:p text:style-name="P46"><text:soft-page-break/><text:span text:style-name="Source_20_Text">}</text:span></text:p>
      <text:p text:style-name="Text_20_body">…and (more importantly) it centered the grid with a max width:</text:p>
      <text:p text:style-name="P42"><text:span text:style-name="Source_20_Text">.course-links {</text:span></text:p>
      <text:p text:style-name="P42"><text:span text:style-name="Source_20_Text"><text:s text:c="2"/>max-width: 1000px;</text:span></text:p>
      <text:p text:style-name="P42"><text:span text:style-name="Source_20_Text"><text:s text:c="2"/>margin: 0 auto 2rem auto;</text:span></text:p>
      <text:p text:style-name="P46"><text:span text:style-name="Source_20_Text">}</text:span></text:p>
      <text:p text:style-name="Text_20_body">But right now, <text:span text:style-name="Source_20_Text">.course-links</text:span> is applied directly on the <text:span text:style-name="Source_20_Text">&lt;ul&gt;</text:span> with no outer container, so it spans the full viewport width.</text:p>
      <text:p text:style-name="Horizontal_20_Line"/>
      <text:h text:style-name="Heading_20_3" text:outline-level="3">✅ Two easy fixes:</text:h>
      <text:h text:style-name="Heading_20_4" text:outline-level="4"><text:span text:style-name="Strong_20_Emphasis">Option 1 (simplest)</text:span>: Re-add centering to your existing <text:span text:style-name="Source_20_Text">.course-links</text:span></text:h>
      <text:p text:style-name="P42"><text:span text:style-name="Source_20_Text">.course-links {</text:span></text:p>
      <text:p text:style-name="P42"><text:span text:style-name="Source_20_Text"><text:s text:c="2"/>list-style: none;</text:span></text:p>
      <text:p text:style-name="P42"><text:span text:style-name="Source_20_Text"><text:s text:c="2"/>padding: 0;</text:span></text:p>
      <text:p text:style-name="P42"><text:span text:style-name="Source_20_Text"><text:s text:c="2"/>display: grid;</text:span></text:p>
      <text:p text:style-name="P42"><text:span text:style-name="Source_20_Text"><text:s text:c="2"/>grid-template-columns: repeat(auto-fit, minmax(200px, 1fr));</text:span></text:p>
      <text:p text:style-name="P42"><text:span text:style-name="Source_20_Text"><text:s text:c="2"/>gap: 1rem;</text:span></text:p>
      <text:p text:style-name="P42"/>
      <text:p text:style-name="P42"><text:span text:style-name="Source_20_Text"><text:s text:c="2"/>max-width: 1000px; <text:s text:c="2"/>/* keeps it from edge-to-edge on desktop */</text:span></text:p>
      <text:p text:style-name="P42"><text:span text:style-name="Source_20_Text"><text:s text:c="2"/>margin: 0 auto 2rem; /* centers the grid */</text:span></text:p>
      <text:p text:style-name="P46"><text:span text:style-name="Source_20_Text">}</text:span></text:p>
      <text:p text:style-name="Text_20_body">That keeps your cleaner HTML, but caps it nicely on wide screens.</text:p>
      <text:p text:style-name="Horizontal_20_Line"/>
      <text:h text:style-name="Heading_20_4" text:outline-level="4"><text:span text:style-name="Strong_20_Emphasis">Option 2 (wrap again)</text:span>: Put the section inside <text:span text:style-name="Source_20_Text">.catalog-page</text:span></text:h>
      <text:p text:style-name="P42"><text:span text:style-name="Source_20_Text">&lt;section class="catalog-page" id="courses"&gt;</text:span></text:p>
      <text:p text:style-name="P42"><text:span text:style-name="Source_20_Text"><text:s text:c="2"/>&lt;h2 id="links-section"&gt;Catalog of Courses&lt;/h2&gt;</text:span></text:p>
      <text:p text:style-name="P42"><text:span text:style-name="Source_20_Text"><text:s text:c="2"/>&lt;ul class="course-links"&gt;</text:span></text:p>
      <text:p text:style-name="P42"><text:span text:style-name="Source_20_Text"><text:s text:c="4"/>…</text:span></text:p>
      <text:p text:style-name="P42"><text:span text:style-name="Source_20_Text"><text:s text:c="2"/>&lt;/ul&gt;</text:span></text:p>
      <text:p text:style-name="P46"><text:span text:style-name="Source_20_Text">&lt;/section&gt;</text:span></text:p>
      <text:p text:style-name="Text_20_body">That way you also get the light gray background, padding, and rounded corners that <text:span text:style-name="Source_20_Text">.catalog-page</text:span> was designed to provide.</text:p>
      <text:p text:style-name="Horizontal_20_Line"/>
      <text:p text:style-name="Text_20_body">? If you like the <text:span text:style-name="Strong_20_Emphasis">edge-to-edge look on mobile but capped look on desktop</text:span>, Option 1 is probably the sweet spot.</text:p>
      <text:p text:style-name="Text_20_body">Do you want me to tweak the CSS so it <text:span text:style-name="Strong_20_Emphasis">only caps width on larger screens</text:span> (e.g. <text:span text:style-name="Source_20_Text">@media (min-width: 768px)</text:span>), and still stays full-bleed on mobile?</text:p>
      <text:h text:style-name="Heading_20_5" text:outline-level="5"><text:soft-page-break/>You said:</text:h>
      <text:p text:style-name="Text_20_body">Can you make the grids same height?</text:p>
      <text:h text:style-name="Heading_20_6" text:outline-level="6">ChatGPT said:</text:h>
      <text:p text:style-name="Text_20_body">Yes ? — right now each grid “card” (<text:span text:style-name="Source_20_Text">li a</text:span>) grows only as tall as its content, so <text:span text:style-name="Emphasis">short labels like “Art” make a short box</text:span>, while “Politics, Philosophy…” makes a tall box.</text:p>
      <text:p text:style-name="Text_20_body">You can fix that with <text:span text:style-name="Strong_20_Emphasis">CSS grid alignment</text:span> so all items in the same row stretch to the same height:</text:p>
      <text:p text:style-name="P42"><text:span text:style-name="Source_20_Text">.course-links {</text:span></text:p>
      <text:p text:style-name="P42"><text:span text:style-name="Source_20_Text"><text:s text:c="2"/>list-style: none;</text:span></text:p>
      <text:p text:style-name="P42"><text:span text:style-name="Source_20_Text"><text:s text:c="2"/>padding: 0;</text:span></text:p>
      <text:p text:style-name="P42"><text:span text:style-name="Source_20_Text"><text:s text:c="2"/>display: grid;</text:span></text:p>
      <text:p text:style-name="P42"><text:span text:style-name="Source_20_Text"><text:s text:c="2"/>grid-template-columns: repeat(auto-fit, minmax(200px, 1fr));</text:span></text:p>
      <text:p text:style-name="P42"><text:span text:style-name="Source_20_Text"><text:s text:c="2"/>gap: 1rem;</text:span></text:p>
      <text:p text:style-name="P42"/>
      <text:p text:style-name="P42"><text:span text:style-name="Source_20_Text"><text:s text:c="2"/>max-width: 1000px;</text:span></text:p>
      <text:p text:style-name="P42"><text:span text:style-name="Source_20_Text"><text:s text:c="2"/>margin: 0 auto 2rem;</text:span></text:p>
      <text:p text:style-name="P42"><text:span text:style-name="Source_20_Text"><text:s text:c="2"/>align-items: stretch; <text:s text:c="2"/>/* make all grid cells equal height */</text:span></text:p>
      <text:p text:style-name="P42"><text:span text:style-name="Source_20_Text">}</text:span></text:p>
      <text:p text:style-name="P42"/>
      <text:p text:style-name="P42"><text:span text:style-name="Source_20_Text">.course-links li {</text:span></text:p>
      <text:p text:style-name="P42"><text:span text:style-name="Source_20_Text"><text:s text:c="2"/>display: flex; <text:s text:c="9"/>/* make li stretch its child */</text:span></text:p>
      <text:p text:style-name="P42"><text:span text:style-name="Source_20_Text">}</text:span></text:p>
      <text:p text:style-name="P42"/>
      <text:p text:style-name="P42"><text:span text:style-name="Source_20_Text">.course-links a {</text:span></text:p>
      <text:p text:style-name="P42"><text:span text:style-name="Source_20_Text"><text:s text:c="2"/>flex: 1; <text:s text:c="15"/>/* stretch anchor to fill li */</text:span></text:p>
      <text:p text:style-name="P42"><text:span text:style-name="Source_20_Text"><text:s text:c="2"/>display: flex; <text:s text:c="9"/>/* center content inside */</text:span></text:p>
      <text:p text:style-name="P42"><text:span text:style-name="Source_20_Text"><text:s text:c="2"/>align-items: center;</text:span></text:p>
      <text:p text:style-name="P42"><text:span text:style-name="Source_20_Text"><text:s text:c="2"/>justify-content: center;</text:span></text:p>
      <text:p text:style-name="P42"/>
      <text:p text:style-name="P42"><text:span text:style-name="Source_20_Text"><text:s text:c="2"/>background: white;</text:span></text:p>
      <text:p text:style-name="P42"><text:span text:style-name="Source_20_Text"><text:s text:c="2"/>border-radius: 12px;</text:span></text:p>
      <text:p text:style-name="P42"><text:span text:style-name="Source_20_Text"><text:s text:c="2"/>padding: 1.5rem;</text:span></text:p>
      <text:p text:style-name="P42"><text:span text:style-name="Source_20_Text"><text:s text:c="2"/>box-shadow: 0 4px 10px rgba(0,0,0,0.1);</text:span></text:p>
      <text:p text:style-name="P42"><text:span text:style-name="Source_20_Text"><text:s text:c="2"/>text-align: center;</text:span></text:p>
      <text:p text:style-name="P42"><text:span text:style-name="Source_20_Text"><text:s text:c="2"/>text-decoration: none;</text:span></text:p>
      <text:p text:style-name="P42"><text:span text:style-name="Source_20_Text"><text:s text:c="2"/>color: #333;</text:span></text:p>
      <text:p text:style-name="P42"><text:span text:style-name="Source_20_Text"><text:s text:c="2"/>transition: transform 0.2s, box-shadow 0.2s;</text:span></text:p>
      <text:p text:style-name="P46"><text:span text:style-name="Source_20_Text">}</text:span></text:p>
      <text:h text:style-name="Heading_20_3" text:outline-level="3">What changed:</text:h>
      <text:list xml:id="list6032491458048794443" text:style-name="L18">
        <text:list-item>
          <text:p text:style-name="P18"><text:span text:style-name="Source_20_Text">align-items: stretch;</text:span> on the grid → forces equal height cells.</text:p>
        </text:list-item>
        <text:list-item>
          <text:p text:style-name="P18"><text:span text:style-name="Source_20_Text">li { display: flex; }</text:span> → makes each list item stretch its child.</text:p>
        </text:list-item>
        <text:list-item>
          <text:p text:style-name="P18"><text:span text:style-name="Source_20_Text">a { flex: 1; }</text:span> → makes each link expand to fill its grid cell.</text:p>
        </text:list-item>
        <text:list-item>
          <text:p text:style-name="P18">Optional <text:span text:style-name="Source_20_Text">display: flex</text:span> on <text:span text:style-name="Source_20_Text">a</text:span> → vertically + horizontally centers text.</text:p>
        </text:list-item>
      </text:list>
      <text:p text:style-name="Horizontal_20_Line"/>
      <text:p text:style-name="Text_20_body">? This will give you nice <text:span text:style-name="Strong_20_Emphasis">equal-height cards</text:span>, responsive across rows, while keeping mobile-friendly stacking.</text:p>
      <text:p text:style-name="Text_20_body">Do you want me to also make them <text:span text:style-name="Strong_20_Emphasis">all the same height across the </text:span><text:span text:style-name="Strong_20_Emphasis"><text:span text:style-name="Emphasis">whole grid</text:span></text:span> (not just per row), like <text:soft-page-break/>perfectly uniform squares/rectangles?</text:p>
      <text:h text:style-name="Heading_20_5" text:outline-level="5">You said:</text:h>
      <text:p text:style-name="Text_20_body">yes</text:p>
      <text:h text:style-name="Heading_20_6" text:outline-level="6">ChatGPT said:</text:h>
      <text:p text:style-name="Text_20_body">Perfect ? — to make <text:span text:style-name="Strong_20_Emphasis">all cards exactly the same height across the entire grid</text:span> (not just per row), you need to give the grid a uniform <text:span text:style-name="Source_20_Text">min-height</text:span> for each card. That way, even the shortest labels (“Art”) will render the same height as the longest ones.</text:p>
      <text:p text:style-name="Text_20_body">Here’s how you can do it:</text:p>
      <text:p text:style-name="P42"><text:span text:style-name="Source_20_Text">.course-links {</text:span></text:p>
      <text:p text:style-name="P42"><text:span text:style-name="Source_20_Text"><text:s text:c="2"/>list-style: none;</text:span></text:p>
      <text:p text:style-name="P42"><text:span text:style-name="Source_20_Text"><text:s text:c="2"/>padding: 0;</text:span></text:p>
      <text:p text:style-name="P42"><text:span text:style-name="Source_20_Text"><text:s text:c="2"/>display: grid;</text:span></text:p>
      <text:p text:style-name="P42"><text:span text:style-name="Source_20_Text"><text:s text:c="2"/>grid-template-columns: repeat(auto-fit, minmax(200px, 1fr));</text:span></text:p>
      <text:p text:style-name="P42"><text:span text:style-name="Source_20_Text"><text:s text:c="2"/>gap: 1rem;</text:span></text:p>
      <text:p text:style-name="P42"/>
      <text:p text:style-name="P42"><text:span text:style-name="Source_20_Text"><text:s text:c="2"/>max-width: 1000px;</text:span></text:p>
      <text:p text:style-name="P42"><text:span text:style-name="Source_20_Text"><text:s text:c="2"/>margin: 0 auto 2rem;</text:span></text:p>
      <text:p text:style-name="P42"><text:span text:style-name="Source_20_Text">}</text:span></text:p>
      <text:p text:style-name="P42"/>
      <text:p text:style-name="P42"><text:span text:style-name="Source_20_Text">.course-links li {</text:span></text:p>
      <text:p text:style-name="P42"><text:span text:style-name="Source_20_Text"><text:s text:c="2"/>display: flex;</text:span></text:p>
      <text:p text:style-name="P42"><text:span text:style-name="Source_20_Text">}</text:span></text:p>
      <text:p text:style-name="P42"/>
      <text:p text:style-name="P42"><text:span text:style-name="Source_20_Text">.course-links a {</text:span></text:p>
      <text:p text:style-name="P42"><text:span text:style-name="Source_20_Text"><text:s text:c="2"/>flex: 1;</text:span></text:p>
      <text:p text:style-name="P42"><text:span text:style-name="Source_20_Text"><text:s text:c="2"/>display: flex;</text:span></text:p>
      <text:p text:style-name="P42"><text:span text:style-name="Source_20_Text"><text:s text:c="2"/>align-items: center;</text:span></text:p>
      <text:p text:style-name="P42"><text:span text:style-name="Source_20_Text"><text:s text:c="2"/>justify-content: center;</text:span></text:p>
      <text:p text:style-name="P42"/>
      <text:p text:style-name="P42"><text:span text:style-name="Source_20_Text"><text:s text:c="2"/>background: white;</text:span></text:p>
      <text:p text:style-name="P42"><text:span text:style-name="Source_20_Text"><text:s text:c="2"/>border-radius: 12px;</text:span></text:p>
      <text:p text:style-name="P42"><text:span text:style-name="Source_20_Text"><text:s text:c="2"/>padding: 1.5rem;</text:span></text:p>
      <text:p text:style-name="P42"><text:span text:style-name="Source_20_Text"><text:s text:c="2"/>box-shadow: 0 4px 10px rgba(0,0,0,0.1);</text:span></text:p>
      <text:p text:style-name="P42"><text:span text:style-name="Source_20_Text"><text:s text:c="2"/>text-align: center;</text:span></text:p>
      <text:p text:style-name="P42"><text:span text:style-name="Source_20_Text"><text:s text:c="2"/>text-decoration: none;</text:span></text:p>
      <text:p text:style-name="P42"><text:span text:style-name="Source_20_Text"><text:s text:c="2"/>color: #333;</text:span></text:p>
      <text:p text:style-name="P42"><text:span text:style-name="Source_20_Text"><text:s text:c="2"/>transition: transform 0.2s, box-shadow 0.2s;</text:span></text:p>
      <text:p text:style-name="P42"/>
      <text:p text:style-name="P42"><text:span text:style-name="Source_20_Text"><text:s text:c="2"/>min-height: 150px; <text:s text:c="2"/>/* ? set consistent card height */</text:span></text:p>
      <text:p text:style-name="P42"><text:span text:style-name="Source_20_Text">}</text:span></text:p>
      <text:p text:style-name="P42"><text:span text:style-name="Source_20_Text">.course-links a:hover {</text:span></text:p>
      <text:p text:style-name="P42"><text:span text:style-name="Source_20_Text"><text:s text:c="2"/>transform: translateY(-5px);</text:span></text:p>
      <text:p text:style-name="P42"><text:span text:style-name="Source_20_Text"><text:s text:c="2"/>box-shadow: 0 6px 16px rgba(0,0,0,0.15);</text:span></text:p>
      <text:p text:style-name="P46"><text:span text:style-name="Source_20_Text">}</text:span></text:p>
      <text:p text:style-name="Horizontal_20_Line"/>
      <text:h text:style-name="Heading_20_3" text:outline-level="3">? How it works:</text:h>
      <text:list xml:id="list1761721399640947887" text:style-name="L19">
        <text:list-item>
          <text:p text:style-name="P19"><text:span text:style-name="Source_20_Text">min-height: 150px;</text:span> → all cards are at least this tall.</text:p>
        </text:list-item>
        <text:list-item>
          <text:p text:style-name="P19"><text:soft-page-break/>You can adjust the number (e.g. <text:span text:style-name="Source_20_Text">180px</text:span> or <text:span text:style-name="Source_20_Text">200px</text:span>) depending on how roomy you want them.</text:p>
        </text:list-item>
        <text:list-item>
          <text:p text:style-name="P19">Because we use <text:span text:style-name="Source_20_Text">min-height</text:span> instead of <text:span text:style-name="Source_20_Text">height</text:span>, cards can still grow taller <text:span text:style-name="Strong_20_Emphasis">if content ever overflows</text:span>.</text:p>
        </text:list-item>
      </text:list>
      <text:p text:style-name="Horizontal_20_Line"/>
      <text:p text:style-name="Text_20_body">? Question for you:<text:line-break/>Would you like the cards to be <text:span text:style-name="Strong_20_Emphasis">perfect uniform squares</text:span> (same width and height, e.g. like app icons), or just <text:span text:style-name="Strong_20_Emphasis">equal-height rectangles</text:span> (so they stay responsive but match height)?</text:p>
      <text:h text:style-name="Heading_20_5" text:outline-level="5">You said:</text:h>
      <text:p text:style-name="Text_20_body">uniform rectangles</text:p>
      <text:h text:style-name="Heading_20_6" text:outline-level="6">ChatGPT said:</text:h>
      <text:p text:style-name="Text_20_body">Got it ✅ — you want <text:span text:style-name="Strong_20_Emphasis">uniform rectangles</text:span> across the whole grid (equal width per column + equal height), not perfect squares.</text:p>
      <text:p text:style-name="Text_20_body">Here’s the clean setup:</text:p>
      <text:p text:style-name="P42"><text:span text:style-name="Source_20_Text">.course-links {</text:span></text:p>
      <text:p text:style-name="P42"><text:span text:style-name="Source_20_Text"><text:s text:c="2"/>list-style: none;</text:span></text:p>
      <text:p text:style-name="P42"><text:span text:style-name="Source_20_Text"><text:s text:c="2"/>padding: 0;</text:span></text:p>
      <text:p text:style-name="P42"><text:span text:style-name="Source_20_Text"><text:s text:c="2"/>display: grid;</text:span></text:p>
      <text:p text:style-name="P42"><text:span text:style-name="Source_20_Text"><text:s text:c="2"/>grid-template-columns: repeat(auto-fit, minmax(200px, 1fr));</text:span></text:p>
      <text:p text:style-name="P42"><text:span text:style-name="Source_20_Text"><text:s text:c="2"/>gap: 1rem;</text:span></text:p>
      <text:p text:style-name="P42"/>
      <text:p text:style-name="P42"><text:span text:style-name="Source_20_Text"><text:s text:c="2"/>max-width: 1000px;</text:span></text:p>
      <text:p text:style-name="P42"><text:span text:style-name="Source_20_Text"><text:s text:c="2"/>margin: 0 auto 2rem;</text:span></text:p>
      <text:p text:style-name="P42"><text:span text:style-name="Source_20_Text">}</text:span></text:p>
      <text:p text:style-name="P42"/>
      <text:p text:style-name="P42"><text:span text:style-name="Source_20_Text">.course-links li {</text:span></text:p>
      <text:p text:style-name="P42"><text:span text:style-name="Source_20_Text"><text:s text:c="2"/>display: flex;</text:span></text:p>
      <text:p text:style-name="P42"><text:span text:style-name="Source_20_Text">}</text:span></text:p>
      <text:p text:style-name="P42"/>
      <text:p text:style-name="P42"><text:span text:style-name="Source_20_Text">.course-links a {</text:span></text:p>
      <text:p text:style-name="P42"><text:span text:style-name="Source_20_Text"><text:s text:c="2"/>flex: 1;</text:span></text:p>
      <text:p text:style-name="P42"><text:span text:style-name="Source_20_Text"><text:s text:c="2"/>display: flex;</text:span></text:p>
      <text:p text:style-name="P42"><text:span text:style-name="Source_20_Text"><text:s text:c="2"/>align-items: center;</text:span></text:p>
      <text:p text:style-name="P42"><text:span text:style-name="Source_20_Text"><text:s text:c="2"/>justify-content: center;</text:span></text:p>
      <text:p text:style-name="P42"/>
      <text:p text:style-name="P42"><text:span text:style-name="Source_20_Text"><text:s text:c="2"/>background: white;</text:span></text:p>
      <text:p text:style-name="P42"><text:span text:style-name="Source_20_Text"><text:s text:c="2"/>border-radius: 12px;</text:span></text:p>
      <text:p text:style-name="P42"><text:span text:style-name="Source_20_Text"><text:s text:c="2"/>padding: 1.5rem;</text:span></text:p>
      <text:p text:style-name="P42"><text:span text:style-name="Source_20_Text"><text:s text:c="2"/>box-shadow: 0 4px 10px rgba(0,0,0,0.1);</text:span></text:p>
      <text:p text:style-name="P42"><text:span text:style-name="Source_20_Text"><text:s text:c="2"/>text-align: center;</text:span></text:p>
      <text:p text:style-name="P42"><text:span text:style-name="Source_20_Text"><text:s text:c="2"/>text-decoration: none;</text:span></text:p>
      <text:p text:style-name="P42"><text:span text:style-name="Source_20_Text"><text:s text:c="2"/>color: #333;</text:span></text:p>
      <text:p text:style-name="P42"><text:span text:style-name="Source_20_Text"><text:s text:c="2"/>transition: transform 0.2s, box-shadow 0.2s;</text:span></text:p>
      <text:p text:style-name="P42"/>
      <text:p text:style-name="P42"><text:span text:style-name="Source_20_Text"><text:s text:c="2"/>height: 160px; <text:s text:c="2"/>/* ? fixed rectangle height */</text:span></text:p>
      <text:p text:style-name="P42"><text:span text:style-name="Source_20_Text">}</text:span></text:p>
      <text:p text:style-name="P42"><text:span text:style-name="Source_20_Text">.course-links a:hover {</text:span></text:p>
      <text:p text:style-name="P42"><text:span text:style-name="Source_20_Text"><text:s text:c="2"/>transform: translateY(-5px);</text:span></text:p>
      <text:p text:style-name="P42"><text:span text:style-name="Source_20_Text"><text:s text:c="2"/>box-shadow: 0 6px 16px rgba(0,0,0,0.15);</text:span></text:p>
      <text:p text:style-name="P46"><text:span text:style-name="Source_20_Text">}</text:span></text:p>
      <text:p text:style-name="Horizontal_20_Line"><text:soft-page-break/></text:p>
      <text:h text:style-name="Heading_20_3" text:outline-level="3">? Notes</text:h>
      <text:list xml:id="list7628634888229938841" text:style-name="L20">
        <text:list-item>
          <text:p text:style-name="P20"><text:span text:style-name="Source_20_Text">height: 160px;</text:span> makes every card the <text:span text:style-name="Strong_20_Emphasis">same rectangle height</text:span>, no matter the content length.</text:p>
        </text:list-item>
        <text:list-item>
          <text:p text:style-name="P20">You can tweak this (e.g. <text:span text:style-name="Source_20_Text">140px</text:span>, <text:span text:style-name="Source_20_Text">180px</text:span>) to balance desktop vs. mobile.</text:p>
        </text:list-item>
        <text:list-item>
          <text:p text:style-name="P20">Because it’s <text:span text:style-name="Source_20_Text">height</text:span> (not <text:span text:style-name="Source_20_Text">min-height</text:span>), the boxes stay uniform even if some content is short/long. If text ever overflows, you’ll see wrapping — but that usually looks fine since they’re centered.</text:p>
        </text:list-item>
      </text:list>
      <text:p text:style-name="Horizontal_20_Line"/>
      <text:p text:style-name="Text_20_body">? Do you want me to make this <text:span text:style-name="Strong_20_Emphasis">responsive</text:span> so the rectangles are shorter on mobile (e.g. 120px on small screens, 160px on desktop), or keep them locked at one height everywhere?</text:p>
      <text:p text:style-name="Standard"/>
      <text:p text:style-name="Standard"/>
      <text:p text:style-name="Standard">//aria labledby explanantion</text:p>
      <text:p text:style-name="Standard"/>
      <text:p text:style-name="P41">the syntax of this aria label seems weird " &lt;main id="main-content" role="main"&gt; &lt;section aria-labelledby="subfolders-section"&gt; &lt;h2&gt;Catalog of Courses&lt;/h2&gt;</text:p>
      <text:h text:style-name="Heading_20_6" text:outline-level="6">ChatGPT said:</text:h>
      <text:p text:style-name="Text_20_body">Yeah, I see what you mean — the way it’s written now doesn’t actually match how <text:span text:style-name="Source_20_Text">aria-labelledby</text:span> is supposed to work.</text:p>
      <text:p text:style-name="Text_20_body">? Here’s the issue:</text:p>
      <text:list xml:id="list7331127462115632746" text:style-name="L21">
        <text:list-item>
          <text:p text:style-name="P21"><text:span text:style-name="Source_20_Text">aria-labelledby="subfolders-section"</text:span> means: <text:span text:style-name="Emphasis">“This section is labeled by an element with </text:span><text:span text:style-name="Emphasis"><text:span text:style-name="Source_20_Text">id="subfolders-section"</text:span></text:span><text:span text:style-name="Emphasis">.”</text:span></text:p>
        </text:list-item>
        <text:list-item>
          <text:p text:style-name="P21">But in your snippet, there <text:span text:style-name="Strong_20_Emphasis">is no element with that ID</text:span>. Instead you just have <text:span text:style-name="Source_20_Text">&lt;h2&gt;Catalog of Courses&lt;/h2&gt;</text:span>, which won’t connect.</text:p>
        </text:list-item>
      </text:list>
      <text:p text:style-name="Text_20_body">So effectively, the <text:span text:style-name="Source_20_Text">aria-labelledby</text:span> is pointing to nothing.</text:p>
      <text:p text:style-name="Horizontal_20_Line"/>
      <text:p text:style-name="Text_20_body">✅ Correct usage would look like this:</text:p>
      <text:p text:style-name="P42"><text:span text:style-name="Source_20_Text">&lt;main id="main-content" role="main"&gt;</text:span></text:p>
      <text:p text:style-name="P42"><text:span text:style-name="Source_20_Text"><text:s text:c="2"/>&lt;section aria-labelledby="subfolders-section"&gt;</text:span></text:p>
      <text:p text:style-name="P42"><text:span text:style-name="Source_20_Text"><text:s text:c="4"/>&lt;h2 id="subfolders-section"&gt;Catalog of Courses&lt;/h2&gt;</text:span></text:p>
      <text:p text:style-name="P42"><text:span text:style-name="Source_20_Text"><text:s text:c="4"/>&lt;!-- section content --&gt;</text:span></text:p>
      <text:p text:style-name="P42"><text:span text:style-name="Source_20_Text"><text:s text:c="2"/>&lt;/section&gt;</text:span></text:p>
      <text:p text:style-name="P46"><text:span text:style-name="Source_20_Text">&lt;/main&gt;</text:span></text:p>
      <text:p text:style-name="Text_20_body">Now, the <text:span text:style-name="Source_20_Text">&lt;h2&gt;</text:span> both appears visually and provides the accessible label for the <text:span text:style-name="Source_20_Text">&lt;section&gt;</text:span> via its <text:span text:style-name="Source_20_Text">id</text:span>.</text:p>
      <text:p text:style-name="Horizontal_20_Line"/>
      <text:p text:style-name="Text_20_body">Alternatively, if you don’t want to use <text:span text:style-name="Source_20_Text">aria-labelledby</text:span>, you could simplify and use <text:span text:style-name="Source_20_Text">aria-label</text:span>:</text:p>
      <text:p text:style-name="P42"><text:soft-page-break/><text:span text:style-name="Source_20_Text">&lt;main id="main-content" role="main"&gt;</text:span></text:p>
      <text:p text:style-name="P42"><text:span text:style-name="Source_20_Text"><text:s text:c="2"/>&lt;section aria-label="Catalog of Courses"&gt;</text:span></text:p>
      <text:p text:style-name="P42"><text:span text:style-name="Source_20_Text"><text:s text:c="4"/>&lt;h2&gt;Catalog of Courses&lt;/h2&gt;</text:span></text:p>
      <text:p text:style-name="P42"><text:span text:style-name="Source_20_Text"><text:s text:c="4"/>&lt;!-- section content --&gt;</text:span></text:p>
      <text:p text:style-name="P42"><text:span text:style-name="Source_20_Text"><text:s text:c="2"/>&lt;/section&gt;</text:span></text:p>
      <text:p text:style-name="P46"><text:span text:style-name="Source_20_Text">&lt;/main&gt;</text:span></text:p>
      <text:p text:style-name="Text_20_body">Both work, but:</text:p>
      <text:list xml:id="list5650700632604308013" text:style-name="L22">
        <text:list-item>
          <text:p text:style-name="P22"><text:span text:style-name="Source_20_Text">aria-labelledby</text:span> is better if the visible heading <text:span text:style-name="Emphasis">is</text:span> the label.</text:p>
        </text:list-item>
        <text:list-item>
          <text:p text:style-name="P22"><text:span text:style-name="Source_20_Text">aria-label</text:span> is better if the section needs an accessible name that’s not visible.</text:p>
        </text:list-item>
      </text:list>
      <text:p text:style-name="Horizontal_20_Line"/>
      <text:p text:style-name="Text_20_body">Do you want me to go through your whole curriculum tree page and clean up all the <text:span text:style-name="Source_20_Text">aria</text:span> usage so it’s consistent?</text:p>
      <text:h text:style-name="Heading_20_5" text:outline-level="5">You said:</text:h>
      <text:p text:style-name="Text_20_body">sorry here is the full html, I guess it is ok: &lt;header class="hero"&gt; &lt;h1&gt;Departments&lt;/h1&gt; &lt;p&gt;Explore knowledge, courses, and community resources.&lt;/p&gt; &lt;/header&gt; &lt;main id="main-content" role="main"&gt; &lt;section aria-labelledby="subfolders-section"&gt; &lt;h2&gt;Catalog of Courses&lt;/h2&gt; &lt;nav class="course-links"&gt; &lt;ul&gt; &lt;li&gt;&lt;a href="art/index.html"&gt;Art&lt;/a&gt;&lt;/li&gt; &lt;li&gt;&lt;a href="communication/index.html"&gt;Communication (Multi-Media Studies)&lt;/a&gt;&lt;/li&gt; &lt;li&gt;&lt;a href="defense/index.html"&gt;Defense (War College)&lt;/a&gt;&lt;/li&gt; &lt;li&gt;&lt;a href="ebf/index.html"&gt;Economics Business Finance (EBF)&lt;/a&gt;&lt;/li&gt; &lt;li&gt;&lt;a href="histography/index.html"&gt;Histography (History &amp; Geography)&lt;/a&gt;&lt;/li&gt; &lt;li&gt;&lt;a href="IT/index.html"&gt;IT (Information Technology)&lt;/a&gt;&lt;/li&gt; &lt;li&gt;&lt;a href="k-12/index.html"&gt;K-12 (Early Learning &amp; Remedial for Adults)&lt;/a&gt;&lt;/li&gt; &lt;li&gt;&lt;a href="language/english/curriculum.html"&gt;Language&lt;/a&gt;&lt;/li&gt; &lt;li&gt;&lt;a href="math/index.html"&gt;Math&lt;/a&gt;&lt;/li&gt; &lt;li&gt;&lt;a href="ppd/index.html"&gt;Politics, Philosophy, Debate, and Law (PPDL)&lt;/a&gt;&lt;/li&gt; &lt;li&gt;&lt;a href="religion/index.html"&gt;Religion&lt;/a&gt;&lt;/li&gt; &lt;li&gt;&lt;a href="science/index.html"&gt;Science&lt;/a&gt;&lt;/li&gt; &lt;/ul&gt; &lt;/nav&gt; &lt;/section&gt; &lt;/main&gt; </text:p>
      <text:h text:style-name="Heading_20_6" text:outline-level="6">ChatGPT said:</text:h>
      <text:p text:style-name="Text_20_body">Got it — thanks for pasting the full snippet ?</text:p>
      <text:p text:style-name="Text_20_body">So the structure looks solid, but there’s still a <text:span text:style-name="Strong_20_Emphasis">small accessibility mismatch</text:span>:</text:p>
      <text:p text:style-name="P42"><text:span text:style-name="Source_20_Text">&lt;section aria-labelledby="subfolders-section"&gt;</text:span></text:p>
      <text:p text:style-name="P46"><text:span text:style-name="Source_20_Text"><text:s text:c="2"/>&lt;h2&gt;Catalog of Courses&lt;/h2&gt;</text:span></text:p>
      <text:p text:style-name="Text_20_body">The <text:span text:style-name="Source_20_Text">aria-labelledby</text:span> points to an element with <text:span text:style-name="Source_20_Text">id="subfolders-section"</text:span>, but the <text:span text:style-name="Source_20_Text">&lt;h2&gt;</text:span> doesn’t actually have that <text:span text:style-name="Source_20_Text">id</text:span>. That means assistive tech won’t find the label it’s supposed to use.</text:p>
      <text:h text:style-name="Heading_20_3" text:outline-level="3">Two clean fixes</text:h>
      <text:h text:style-name="Heading_20_4" text:outline-level="4">Option 1 – Use <text:span text:style-name="Source_20_Text">aria-labelledby</text:span> correctly</text:h>
      <text:p text:style-name="Text_20_body">If you want the <text:span text:style-name="Source_20_Text">&lt;h2&gt;</text:span> to serve as the label, just add the <text:span text:style-name="Source_20_Text">id</text:span>:</text:p>
      <text:p text:style-name="P42"><text:span text:style-name="Source_20_Text">&lt;section aria-labelledby="subfolders-section"&gt;</text:span></text:p>
      <text:p text:style-name="P42"><text:span text:style-name="Source_20_Text"><text:s text:c="2"/>&lt;h2 id="subfolders-section"&gt;Catalog of Courses&lt;/h2&gt;</text:span></text:p>
      <text:p text:style-name="P42"><text:span text:style-name="Source_20_Text"><text:s text:c="2"/>...</text:span></text:p>
      <text:p text:style-name="P46"><text:soft-page-break/><text:span text:style-name="Source_20_Text">&lt;/section&gt;</text:span></text:p>
      <text:p text:style-name="Text_20_body">This is usually the <text:span text:style-name="Strong_20_Emphasis">best practice</text:span> since it ties the section’s accessible name to the visible heading.</text:p>
      <text:p text:style-name="Horizontal_20_Line"/>
      <text:h text:style-name="Heading_20_4" text:outline-level="4">Option 2 – Use <text:span text:style-name="Source_20_Text">aria-label</text:span> instead</text:h>
      <text:p text:style-name="Text_20_body">If you don’t want to add IDs, you can drop <text:span text:style-name="Source_20_Text">aria-labelledby</text:span> and replace with a direct label:</text:p>
      <text:p text:style-name="P42"><text:span text:style-name="Source_20_Text">&lt;section aria-label="Catalog of Courses"&gt;</text:span></text:p>
      <text:p text:style-name="P42"><text:span text:style-name="Source_20_Text"><text:s text:c="2"/>&lt;h2&gt;Catalog of Courses&lt;/h2&gt;</text:span></text:p>
      <text:p text:style-name="P42"><text:span text:style-name="Source_20_Text"><text:s text:c="2"/>...</text:span></text:p>
      <text:p text:style-name="P46"><text:span text:style-name="Source_20_Text">&lt;/section&gt;</text:span></text:p>
      <text:p text:style-name="Text_20_body">This works fine, but is a bit more redundant, since you already have a visible heading.</text:p>
      <text:p text:style-name="Horizontal_20_Line"/>
      <text:h text:style-name="Heading_20_3" text:outline-level="3">✅ Recommendation</text:h>
      <text:p text:style-name="Text_20_body">Go with <text:span text:style-name="Strong_20_Emphasis">Option 1 (add the </text:span><text:span text:style-name="Strong_20_Emphasis"><text:span text:style-name="Source_20_Text">id</text:span></text:span><text:span text:style-name="Strong_20_Emphasis">)</text:span>, because it keeps things consistent and ensures the section is labeled by its actual heading — which is exactly what users see.</text:p>
      <text:p text:style-name="Text_20_body">Do you want me to go through your <text:span text:style-name="Source_20_Text">&lt;main&gt;</text:span> and <text:span text:style-name="Source_20_Text">&lt;nav&gt;</text:span> structure too, to check if roles/landmarks are being duplicated or could be simplified?</text:p>
      <text:p text:style-name="Standard"/>
      <text:p text:style-name="Standard"/>
      <text:p text:style-name="Standard">//change color list items</text:p>
      <text:p text:style-name="Standard"/>
      <text:p text:style-name="Standard"/>
      <text:p text:style-name="P41">I need to change the color of list item text and bg when in system or dark mode using var: &lt;!DOCTYPE html&gt; &lt;html lang="en"&gt; &lt;head&gt; &lt;meta charset="UTF-8"&gt; &lt;meta name="viewport" content="width=device-width, initial-scale=1.0"&gt; &lt;meta name="description" content="Malone University - Pan African learning page for English grades k-12, college, and post-graduate."&gt; &lt;title&gt;Language Arts Curriculum Tree | Malone Global University&lt;/title&gt; &lt;link rel="icon" href="/image/global/favicon.ico" type="image/x-icon"&gt; &lt;link rel="stylesheet" href="/component/css/main.css" /&gt; &lt;style&gt; h1 { text-align: center; margin-bottom: 20px; } .tree { max-width: 900px; margin: auto; } details { background: #f8f8f8; border: 1px solid #ddd; border-radius: 6px; margin: 8px 0; padding: 10px; } summary { font-weight: bold; cursor: pointer; font-size: 1.1em; } ul { margin-top: 8px; margin-bottom: 0; padding-left: 20px; } li { margin-bottom: 6px; } &lt;/style&gt; &lt;/head&gt; &lt;body&gt; &lt;header class="site-header"&gt; &lt;div class="logo-container"&gt; &lt;a href="/index"&gt;&lt;img src="/image/global/logo.png" alt="Malone Global University Logo" class="logo-img"&gt;&lt;/a&gt; &lt;span class="school-name"&gt;Malone Global University&lt;/span&gt; &lt;/div&gt; &lt;nav aria-label="Main Navigation"&gt; &lt;ul class="nav-menu" id="nav-menu"&gt; &lt;li&gt;&lt;a href="/contact"&gt;Contact&lt;/a&gt;&lt;/li&gt; &lt;li&gt;&lt;a href="/about"&gt;About&lt;/a&gt;&lt;/li&gt; &lt;li&gt;&lt;a href="/community/resources"&gt;Community&lt;/a&gt;&lt;/li&gt; &lt;li&gt;&lt;a href="/homepage"&gt;Home&lt;/a&gt;&lt;/li&gt; &lt;li&gt;&lt;a href="/mission"&gt;Mission&lt;/a&gt;&lt;/li&gt; &lt;li&gt;&lt;a href="/library/directory"&gt;Library&lt;/a&gt;&lt;/li&gt; &lt;li&gt;&lt;a href="/department/directory"&gt;Department&lt;/a&gt;&lt;/li&gt; &lt;li&gt;&lt;a href="/community/devblog/update"&gt;DevBlog&lt;/a&gt;&lt;/li&gt; &lt;li&gt;&lt;button id="theme-toggle" title="Toggle theme" aria-pressed="false"&gt;?&lt;/button&gt;&lt;/li&gt; &lt;/ul&gt; &lt;/nav&gt; &lt;div class="nav-toggle" id="nav-toggle" aria-label="Toggle menu" role="button" tabindex="0"&gt; <text:soft-page-break/>&lt;span&gt;&lt;/span&gt;&lt;span&gt;&lt;/span&gt;&lt;span&gt;&lt;/span&gt; &lt;/div&gt; &lt;/header&gt; &lt;header class="hero"&gt; &lt;h1&gt;Pan-African School – Language Arts Curriculum Tree&lt;/h1&gt; &lt;p&gt;Master Class in English reading, writing, and speaking&lt;/p&gt; &lt;/header&gt; &lt;main id="main-content" role="main"&gt; &lt;div class="tree"&gt; &lt;details&gt; &lt;summary&gt;Level 1 – Foundations&lt;/summary&gt; &lt;ul&gt; &lt;li&gt;&lt;a href='/department/language/english/lessons/level1/phonics'&gt;Early Literacy &amp; Phonics – letter recognition, phonemic awareness, decoding&lt;/a&gt;&lt;/li&gt; &lt;li&gt;&lt;a href='/department/language/english/lessons/level1/reading-fluency'&gt;Reading Fluency &amp; Comprehension – guided reading, strategies for understanding texts&lt;/a&gt;&lt;/li&gt; &lt;li&gt;&lt;a href='/department/language/english/lessons/level1/writing-fundamentals'&gt;Writing Fundamentals – sentence structure, paragraphing, basic narratives&lt;/a&gt;&lt;/li&gt; &lt;li&gt;&lt;a href='/department/language/english/lessons/level1/speaking-listening'&gt;Speaking &amp; Listening – oral storytelling, active listening, classroom discussion&lt;/a&gt;&lt;/li&gt; &lt;li&gt;&lt;a href='/department/language/english/lessons/level1/vocabulary'&gt;Vocabulary &amp; Word Study – morphology, roots, high-frequency words&lt;/a&gt;&lt;/li&gt; &lt;/ul&gt; &lt;ul&gt; &lt;/details&gt; &lt;details&gt; &lt;summary&gt;Level 2 – Core Language Arts&lt;/summary&gt; &lt;ul&gt; &lt;li&gt;Literature &amp; Text Studies – short stories, poems, plays, multicultural texts&lt;/li&gt; &lt;li&gt;Grammar &amp; Mechanics – parts of speech, punctuation, sentence types&lt;/li&gt; &lt;li&gt;Writing Workshop I – personal narratives, descriptive &amp; expository writing&lt;/li&gt; &lt;li&gt;Research &amp; Information Literacy – locating sources, evaluating credibility, citations&lt;/li&gt; &lt;li&gt;Media Literacy – analyzing images, videos, and digital content&lt;/li&gt; &lt;/ul&gt; &lt;/details&gt; &lt;details&gt; &lt;summary&gt;Level 3 – Applied &amp; Intermediate&lt;/summary&gt; &lt;ul&gt; &lt;li&gt;World &amp; African Literature – novels, oral traditions, contemporary voices&lt;/li&gt; &lt;li&gt;Writing Workshop II – persuasive essays, argumentative writing, op-eds&lt;/li&gt; &lt;li&gt;Drama &amp; Performance – script reading, stagecraft, performance skills&lt;/li&gt; &lt;li&gt;Creative Writing – poetry, short fiction, flash fiction, creative non-fiction&lt;/li&gt; &lt;li&gt;Language Acquisition Support – ESL/ELL instruction and scaffolding&lt;/li&gt; &lt;/ul&gt; &lt;/details&gt; &lt;details&gt; &lt;summary&gt;Level 4 – Advanced / Specializations&lt;/summary&gt; &lt;ul&gt; &lt;li&gt;Advanced Composition &amp; Rhetoric – advanced argumentation, research papers &lt;/li&gt; &lt;li&gt;Comparative Literature – themes across cultures, translation studies&lt;/li&gt; &lt;li&gt;Linguistics &amp; Language Study – phonetics, syntax, sociolinguistics basics&lt;/li&gt; &lt;li&gt;Journalism &amp; Reporting – news writing, interviewing, ethics in journalism&lt;/li&gt; &lt;li&gt;Technical &amp; Professional Writing – proposals, reports, workplace communication&lt;/li&gt; &lt;/ul&gt; &lt;/details&gt; &lt;details&gt; &lt;summary&gt;Practical Training &amp; Portfolio&lt;/summary&gt; &lt;ul&gt; &lt;li&gt;Writing Portfolio – sequenced drafts, revisions, reflective statements&lt;/li&gt; &lt;li&gt;Public Speaking &amp; Debate – structured debates, speeches, persuasion techniques&lt;/li&gt; &lt;li&gt;Publishing Projects – school magazine, blogs, zines, local publishing partnerships&lt;/li&gt; &lt;li&gt;Classroom Libraries &amp; Reading Circles – book clubs, community reading events&lt;/li&gt; &lt;li&gt;Workshops with Authors &amp; Journalists – guest sessions, Q&amp;A, mentorship&lt;/li&gt; &lt;/ul&gt; &lt;/details&gt; &lt;details&gt; &lt;summary&gt;Electives &amp; Cross-Disciplinary Options&lt;/summary&gt; &lt;ul&gt; &lt;li&gt;Translation &amp; Language Preservation – documenting local languages, translation practice&lt;/li&gt; &lt;li&gt;Children's Literature &amp; Pedagogy – reading aloud, book selection for young learners&lt;/li&gt; &lt;li&gt;Digital Storytelling – podcasts, multimedia stories, audio production&lt;/li&gt; &lt;li&gt;Literary Criticism &amp; Theory – critical approaches to reading and interpretation&lt;/li&gt; &lt;li&gt;Community Literacy Programs – adult literacy, family reading nights, outreach&lt;/li&gt; &lt;/ul&gt; &lt;/details&gt; &lt;/div&gt; &lt;footer&gt; &lt;p&gt;© 2025 Malone Global University. Building the future, on our own terms.&lt;/p&gt; &lt;p&gt; &lt;a href="https://twitter.com/MaloneGlobal" target="_blank" rel="noopener noreferrer"&gt;Twitter&lt;/a&gt; | &lt;a href="https://facebook.com/YOUR_HANDLE" target="_blank" rel="noopener noreferrer"&gt;Facebook&lt;/a&gt; | &lt;a href="https://instagram.com/maloneglobaluniversity" target="_blank" rel="noopener noreferrer"&gt;Instagram&lt;/a&gt; | &lt;a href='/terms'&gt;Terms&lt;/a&gt; | &lt;a href='/contact'&gt;Contact&lt;/a&gt; &lt;/p&gt; &lt;p&gt;Content last updated: 8/30/2025&lt;br&gt; Layout last updated: 8/27/2025&lt;/p&gt; &lt;/footer&gt; &lt;script src="/component/script/js/main.js"&gt;&lt;/script&gt; &lt;/body&gt; &lt;/html&gt;</text:p>
      <text:h text:style-name="Heading_20_6" text:outline-level="6"><text:soft-page-break/>ChatGPT said:</text:h>
      <text:p text:style-name="Text_20_body">Got it ? You can handle this with CSS variables and the <text:span text:style-name="Source_20_Text">prefers-color-scheme</text:span> media query. That way the <text:span text:style-name="Strong_20_Emphasis">list items automatically change text color and background</text:span> depending on light or dark mode.</text:p>
      <text:p text:style-name="Text_20_body">Here’s how you can adjust your code:</text:p>
      <text:p text:style-name="P42"><text:span text:style-name="Source_20_Text">&lt;style&gt;</text:span></text:p>
      <text:p text:style-name="P42"><text:span text:style-name="Source_20_Text"><text:s text:c="2"/>:root {</text:span></text:p>
      <text:p text:style-name="P42"><text:span text:style-name="Source_20_Text"><text:s text:c="4"/>--li-bg: #ffffff;</text:span></text:p>
      <text:p text:style-name="P42"><text:span text:style-name="Source_20_Text"><text:s text:c="4"/>--li-text: #000000;</text:span></text:p>
      <text:p text:style-name="P42"><text:span text:style-name="Source_20_Text"><text:s text:c="2"/>}</text:span></text:p>
      <text:p text:style-name="P42"/>
      <text:p text:style-name="P42"><text:span text:style-name="Source_20_Text"><text:s text:c="2"/>@media (prefers-color-scheme: dark) {</text:span></text:p>
      <text:p text:style-name="P42"><text:span text:style-name="Source_20_Text"><text:s text:c="4"/>:root {</text:span></text:p>
      <text:p text:style-name="P42"><text:span text:style-name="Source_20_Text"><text:s text:c="6"/>--li-bg: #222222;</text:span></text:p>
      <text:p text:style-name="P42"><text:span text:style-name="Source_20_Text"><text:s text:c="6"/>--li-text: #f0f0f0;</text:span></text:p>
      <text:p text:style-name="P42"><text:span text:style-name="Source_20_Text"><text:s text:c="4"/>}</text:span></text:p>
      <text:p text:style-name="P42"><text:span text:style-name="Source_20_Text"><text:s text:c="2"/>}</text:span></text:p>
      <text:p text:style-name="P42"/>
      <text:p text:style-name="P42"><text:span text:style-name="Source_20_Text"><text:s text:c="2"/>li {</text:span></text:p>
      <text:p text:style-name="P42"><text:span text:style-name="Source_20_Text"><text:s text:c="4"/>margin-bottom: 6px;</text:span></text:p>
      <text:p text:style-name="P42"><text:span text:style-name="Source_20_Text"><text:s text:c="4"/>background-color: var(--li-bg);</text:span></text:p>
      <text:p text:style-name="P42"><text:span text:style-name="Source_20_Text"><text:s text:c="4"/>color: var(--li-text);</text:span></text:p>
      <text:p text:style-name="P42"><text:span text:style-name="Source_20_Text"><text:s text:c="4"/>padding: 6px 10px;</text:span></text:p>
      <text:p text:style-name="P42"><text:span text:style-name="Source_20_Text"><text:s text:c="4"/>border-radius: 4px;</text:span></text:p>
      <text:p text:style-name="P42"><text:span text:style-name="Source_20_Text"><text:s text:c="4"/>transition: background-color 0.3s, color 0.3s;</text:span></text:p>
      <text:p text:style-name="P42"><text:span text:style-name="Source_20_Text"><text:s text:c="2"/>}</text:span></text:p>
      <text:p text:style-name="P42"/>
      <text:p text:style-name="P42"><text:span text:style-name="Source_20_Text"><text:s text:c="2"/>li a {</text:span></text:p>
      <text:p text:style-name="P42"><text:span text:style-name="Source_20_Text"><text:s text:c="4"/>color: var(--li-text);</text:span></text:p>
      <text:p text:style-name="P42"><text:span text:style-name="Source_20_Text"><text:s text:c="4"/>text-decoration: none;</text:span></text:p>
      <text:p text:style-name="P42"><text:span text:style-name="Source_20_Text"><text:s text:c="2"/>}</text:span></text:p>
      <text:p text:style-name="P42"/>
      <text:p text:style-name="P42"><text:span text:style-name="Source_20_Text"><text:s text:c="2"/>li a:hover {</text:span></text:p>
      <text:p text:style-name="P42"><text:span text:style-name="Source_20_Text"><text:s text:c="4"/>text-decoration: underline;</text:span></text:p>
      <text:p text:style-name="P42"><text:span text:style-name="Source_20_Text"><text:s text:c="2"/>}</text:span></text:p>
      <text:p text:style-name="P46"><text:span text:style-name="Source_20_Text">&lt;/style&gt;</text:span></text:p>
      <text:p text:style-name="Text_20_body">? Key points:</text:p>
      <text:list xml:id="list5222222102612277839" text:style-name="L23">
        <text:list-item>
          <text:p text:style-name="P23">Define <text:span text:style-name="Source_20_Text">--li-bg</text:span> and <text:span text:style-name="Source_20_Text">--li-text</text:span> as variables.</text:p>
        </text:list-item>
        <text:list-item>
          <text:p text:style-name="P23">Override them inside <text:span text:style-name="Source_20_Text">@media (prefers-color-scheme: dark)</text:span>.</text:p>
        </text:list-item>
        <text:list-item>
          <text:p text:style-name="P23">Apply to both <text:span text:style-name="Source_20_Text">li</text:span> and <text:span text:style-name="Source_20_Text">li a</text:span> so links inherit the correct color.</text:p>
        </text:list-item>
        <text:list-item>
          <text:p text:style-name="P23">Added padding + border-radius so the background color looks intentional.</text:p>
        </text:list-item>
      </text:list>
      <text:p text:style-name="Text_20_body">Do you want the <text:span text:style-name="Strong_20_Emphasis">hover state</text:span> of list items to also invert (like a highlight), or just keep the background static?</text:p>
      <text:h text:style-name="Heading_20_5" text:outline-level="5">You said:</text:h>
      <text:p text:style-name="Text_20_body">oops. I think I meant "summary text" not "list item". This needs snippet nneds refactoring: summary { font-weight: bold; cursor: pointer; font-size: 1.1em; background-color: var(--li-bg); color: var(--li-text); --bg: var(--bg-dark); --card: var(--card-dark); --text: var(--text-dark); --accent: var(--accent-dark); --accent-hover: var(--accent-hover-dark); }</text:p>
      <text:h text:style-name="Heading_20_6" text:outline-level="6"><text:soft-page-break/>ChatGPT said:</text:h>
      <text:p text:style-name="Text_20_body">Ah, thanks for clarifying — you want the <text:span text:style-name="Strong_20_Emphasis"><text:span text:style-name="Source_20_Text">&lt;summary&gt;</text:span></text:span><text:span text:style-name="Strong_20_Emphasis"> text styling</text:span> to flip colors in light vs. dark mode.<text:line-break/>Right now your snippet is a little mixed: you’re setting variables <text:span text:style-name="Emphasis">inside</text:span> the <text:span text:style-name="Source_20_Text">summary</text:span> block instead of defining them globally and then consuming them.</text:p>
      <text:p text:style-name="Text_20_body">Here’s a clean refactor you can drop in:</text:p>
      <text:p text:style-name="P42"><text:span text:style-name="Source_20_Text">:root {</text:span></text:p>
      <text:p text:style-name="P42"><text:span text:style-name="Source_20_Text"><text:s text:c="2"/>/* Light mode defaults */</text:span></text:p>
      <text:p text:style-name="P42"><text:span text:style-name="Source_20_Text"><text:s text:c="2"/>--summary-bg: #f8f8f8;</text:span></text:p>
      <text:p text:style-name="P42"><text:span text:style-name="Source_20_Text"><text:s text:c="2"/>--summary-text: #000000;</text:span></text:p>
      <text:p text:style-name="P42"/>
      <text:p text:style-name="P42"><text:span text:style-name="Source_20_Text"><text:s text:c="2"/>--bg: #ffffff;</text:span></text:p>
      <text:p text:style-name="P42"><text:span text:style-name="Source_20_Text"><text:s text:c="2"/>--card: #f0f0f0;</text:span></text:p>
      <text:p text:style-name="P42"><text:span text:style-name="Source_20_Text"><text:s text:c="2"/>--text: #111111;</text:span></text:p>
      <text:p text:style-name="P42"><text:span text:style-name="Source_20_Text"><text:s text:c="2"/>--accent: #0066cc;</text:span></text:p>
      <text:p text:style-name="P42"><text:span text:style-name="Source_20_Text"><text:s text:c="2"/>--accent-hover: #004c99;</text:span></text:p>
      <text:p text:style-name="P42"><text:span text:style-name="Source_20_Text">}</text:span></text:p>
      <text:p text:style-name="P42"/>
      <text:p text:style-name="P42"><text:span text:style-name="Source_20_Text">@media (prefers-color-scheme: dark) {</text:span></text:p>
      <text:p text:style-name="P42"><text:span text:style-name="Source_20_Text"><text:s text:c="2"/>:root {</text:span></text:p>
      <text:p text:style-name="P42"><text:span text:style-name="Source_20_Text"><text:s text:c="4"/>--summary-bg: #222222;</text:span></text:p>
      <text:p text:style-name="P42"><text:span text:style-name="Source_20_Text"><text:s text:c="4"/>--summary-text: #f0f0f0;</text:span></text:p>
      <text:p text:style-name="P42"/>
      <text:p text:style-name="P42"><text:span text:style-name="Source_20_Text"><text:s text:c="4"/>--bg: #111111;</text:span></text:p>
      <text:p text:style-name="P42"><text:span text:style-name="Source_20_Text"><text:s text:c="4"/>--card: #1a1a1a;</text:span></text:p>
      <text:p text:style-name="P42"><text:span text:style-name="Source_20_Text"><text:s text:c="4"/>--text: #e0e0e0;</text:span></text:p>
      <text:p text:style-name="P42"><text:span text:style-name="Source_20_Text"><text:s text:c="4"/>--accent: #66aaff;</text:span></text:p>
      <text:p text:style-name="P42"><text:span text:style-name="Source_20_Text"><text:s text:c="4"/>--accent-hover: #99cfff;</text:span></text:p>
      <text:p text:style-name="P42"><text:span text:style-name="Source_20_Text"><text:s text:c="2"/>}</text:span></text:p>
      <text:p text:style-name="P42"><text:span text:style-name="Source_20_Text">}</text:span></text:p>
      <text:p text:style-name="P42"/>
      <text:p text:style-name="P42"><text:span text:style-name="Source_20_Text">summary {</text:span></text:p>
      <text:p text:style-name="P42"><text:span text:style-name="Source_20_Text"><text:s text:c="2"/>font-weight: bold;</text:span></text:p>
      <text:p text:style-name="P42"><text:span text:style-name="Source_20_Text"><text:s text:c="2"/>cursor: pointer;</text:span></text:p>
      <text:p text:style-name="P42"><text:span text:style-name="Source_20_Text"><text:s text:c="2"/>font-size: 1.1em;</text:span></text:p>
      <text:p text:style-name="P42"/>
      <text:p text:style-name="P42"><text:span text:style-name="Source_20_Text"><text:s text:c="2"/>background-color: var(--summary-bg);</text:span></text:p>
      <text:p text:style-name="P42"><text:span text:style-name="Source_20_Text"><text:s text:c="2"/>color: var(--summary-text);</text:span></text:p>
      <text:p text:style-name="P42"/>
      <text:p text:style-name="P42"><text:span text:style-name="Source_20_Text"><text:s text:c="2"/>padding: 6px 10px;</text:span></text:p>
      <text:p text:style-name="P42"><text:span text:style-name="Source_20_Text"><text:s text:c="2"/>border-radius: 4px;</text:span></text:p>
      <text:p text:style-name="P42"><text:span text:style-name="Source_20_Text"><text:s text:c="2"/>transition: background-color 0.3s, color 0.3s;</text:span></text:p>
      <text:p text:style-name="P46"><text:span text:style-name="Source_20_Text">}</text:span></text:p>
      <text:p text:style-name="Text_20_body">✅ What changed:</text:p>
      <text:list xml:id="list946571156946233398" text:style-name="L24">
        <text:list-item>
          <text:p text:style-name="P24">All theme variables (<text:span text:style-name="Source_20_Text">--bg</text:span>, <text:span text:style-name="Source_20_Text">--card</text:span>, <text:span text:style-name="Source_20_Text">--text</text:span>, etc.) are defined at <text:span text:style-name="Source_20_Text">:root</text:span>.</text:p>
        </text:list-item>
        <text:list-item>
          <text:p text:style-name="P24">Inside <text:span text:style-name="Source_20_Text">@media (prefers-color-scheme: dark)</text:span> they flip automatically.</text:p>
        </text:list-item>
        <text:list-item>
          <text:p text:style-name="P24"><text:span text:style-name="Source_20_Text">summary</text:span> simply consumes <text:span text:style-name="Source_20_Text">--summary-bg</text:span> and <text:span text:style-name="Source_20_Text">--summary-text</text:span>.</text:p>
        </text:list-item>
        <text:list-item>
          <text:p text:style-name="P24">Added smooth transitions and padding so the color swap looks nicer.</text:p>
        </text:list-item>
      </text:list>
      <text:p text:style-name="Text_20_body">Do you want the <text:span text:style-name="Strong_20_Emphasis">whole </text:span><text:span text:style-name="Strong_20_Emphasis"><text:span text:style-name="Source_20_Text">&lt;details&gt;</text:span></text:span><text:span text:style-name="Strong_20_Emphasis"> block</text:span> (summary + content) to follow the dark/light theme, or just the summary header line?</text:p>
      <text:h text:style-name="Heading_20_5" text:outline-level="5"><text:soft-page-break/>You said:</text:h>
      <text:p text:style-name="Text_20_body">I want to be able to see the summary text when in dark or system mode but I have external css that is causing conflicts. It causes ligth text on a light dropdown accordion box: :root { --bg-light: #f9f9f9; --bg-dark: #121212; --card-light: #ffffff; --card-dark: #1e1e1e; --text-light: #121212; --text-dark: #f0f0f0; --accent-light: #0055cc; --accent-dark: #58a6ff; --accent-hover-light: #003f99; --accent-hover-dark: #377bb5; --bg: var(--bg-dark); --card: var(--card-dark); --text: var(--text-dark); --accent: var(--accent-dark); --accent-hover: var(--accent-hover-dark); } @media (prefers-color-scheme: dark) { :root { --bg: var(--bg-dark); --card: var(--card-dark); --text: var(--text-dark); --accent: var(--accent-dark); --accent-hover: var(--accent-hover-dark); } } .light { --bg: var(--bg-light); --card: var(--card-light); --text: var(--text-light); --accent: var(--accent-light); --accent-hover: var(--accent-hover-light); } .dark { --bg: var(--bg-dark); --card: var(--card-dark); --text: var(--text-dark); --accent: var(--accent-dark); --accent-hover: var(--accent-hover-dark); } /* ===== BASE ===== */ * { box-sizing: border-box; margin: 0; padding: 0; } html { scroll-behavior: smooth; } body { font-family: 'Segoe UI', Tahoma, Geneva, Verdana, sans-serif; background: var(--bg); color: var(--text); line-height: 1.6; padding-top: 120px; } a { color: var(--accent); text-decoration: none; } a:hover { color: var(--accent-hover); text-decoration: underline; } /* ===== SKIP LINK ===== */ .skip-link { position: absolute; top: -40px; left: 0; background: var(--accent); color: #fff; padding: 0.5rem 1rem; z-index: 10000; transition: top 0.3s; } .skip-link:focus { top: 0; } /* ===== HEADER ===== */ .site-header { position: fixed; top: 0; width: 100%; background: var(--card); display: flex; align-items: center; justify-content: space-between; padding: 1rem 2rem; z-index: 1000; box-shadow: 0 2px 8px rgba(0,0,0,0.6); } .logo-container { display: flex; align-items: center; gap: 0.5rem; } .logo-img { max-width: 120px; height: auto; } .school-name { font-weight: 700; color: var(--accent); text-transform: uppercase; font-size: 1.5rem; } .nav-menu { list-style: none; margin: 0; /* reset browser defaults */ padding: 0; /* reset browser defaults */ display: flex; gap: 1.5rem; align-items: center; /* optional: aligns text vertically */ } .nav-menu li a { font-weight: 600; color: var(--text); transition: color 0.3s ease; } .nav-menu li a:hover { color: var(--accent); } .nav-toggle { display: none; flex-direction: column; gap: 0.3rem; cursor: pointer; } .nav-toggle span { display: block; width: 25px; height: 3px; background: var(--accent); } /* hamburger toggle (hidden by default) */ .nav-toggle { display: none; flex-direction: column; gap: 0.3rem; cursor: pointer; } .nav-toggle span { display: block; width: 25px; height: 3px; background: var(--accent); } /* ===== HAMBURGER / THEME BUTTON ===== */ #theme-toggle { background: var(--accent); color: #fff; border: none; border-radius: 999px; padding: 0.4rem 0.9rem; font-size: 1.2rem; cursor: pointer; margin-left: 1rem; } /* ===== HERO ===== */ .hero { background: linear-gradient(135deg, #0f2027, #203a43, #2c5364); padding: 5rem 2rem; text-align: center; color: #dbefff; text-shadow: 1px 1px 4px rgba(0,0,0,0.5); } .hero h1 { font-size: clamp(1.8rem, 5vw, 3rem); margin-bottom: 0.5rem; } .hero p { font-size: clamp(1rem, 2.5vw, 1.25rem); max-width: 700px; margin: 0 auto; } /* ===== SECTIONS ===== */ main section { padding: 4rem 2rem; max-width: 900px; margin: 0 auto; } section h2 { font-size: 2rem; color: var(--accent); border-bottom: 2px solid var(--accent); margin-bottom: 1rem; padding-bottom: 0.5rem; } section p { font-size: 1.125rem; margin-bottom: 1.5rem; color: var(--text); } /* ===== FOOTER ===== */ footer { background: var(--card); text-align: center; padding: 2rem 1rem; font-size: 0.9rem; color: #777; } /* ===== RESPONSIVE ===== */ /* ===== MOBILE ===== */ @media (max-width: 768px) { .nav-menu { position: absolute; top: 100%; /* directly below navbar */ left: 0; right: 0; flex-direction: column; /* stacked links */ background: var(--card); overflow: hidden; max-height: 0; /* hidden by default */ transition: max-height 0.3s ease; box-shadow: 0 4px 12px rgba(0,0,0,0.2); } .nav-menu.show { max-height: 500px; /* big enough for all links */ } .nav-menu li a { padding: 1rem; width: 100%; border-top: 1px solid rgba(0,0,0,0.1); } .nav-toggle { display: flex; } } a.btn { display: inline-block; padding: 0.75rem 1.25rem; background-color: #007bff; /* Change color as needed */ color: #fff; text-decoration: none; border-radius: 0.5rem; font-weight: bold; transition: background-color 0.3s ease; } a.btn:hover <text:soft-page-break/>{ background-color: #0056b3; }</text:p>
      <text:h text:style-name="Heading_20_6" text:outline-level="6">ChatGPT said:</text:h>
      <text:p text:style-name="Text_20_body">Got it ✅ — thanks for pasting your external stylesheet.</text:p>
      <text:p text:style-name="Text_20_body">The issue is:</text:p>
      <text:list xml:id="list1356835692554624084" text:style-name="L25">
        <text:list-item>
          <text:p text:style-name="P25">Your <text:span text:style-name="Strong_20_Emphasis"><text:span text:style-name="Source_20_Text">summary</text:span></text:span> elements are inheriting <text:span text:style-name="Source_20_Text">color: var(--text);</text:span> (which flips correctly between light/dark).</text:p>
        </text:list-item>
        <text:list-item>
          <text:p text:style-name="P25">But their <text:span text:style-name="Strong_20_Emphasis">background</text:span> is still hard-coded (e.g. <text:span text:style-name="Source_20_Text">#f8f8f8</text:span> or <text:span text:style-name="Source_20_Text">#fff</text:span>) in your inline styles, so in dark mode you end up with <text:span text:style-name="Emphasis">light text on a light box</text:span>.</text:p>
        </text:list-item>
      </text:list>
      <text:h text:style-name="Heading_20_3" text:outline-level="3">Fix:</text:h>
      <text:p text:style-name="Text_20_body">Give <text:span text:style-name="Source_20_Text">summary</text:span> its own background + text variables, and let them follow the same light/dark scheme you already have:</text:p>
      <text:p text:style-name="P42"><text:span text:style-name="Source_20_Text">:root {</text:span></text:p>
      <text:p text:style-name="P42"><text:span text:style-name="Source_20_Text"><text:s text:c="2"/>--summary-bg-light: var(--card-light);</text:span></text:p>
      <text:p text:style-name="P42"><text:span text:style-name="Source_20_Text"><text:s text:c="2"/>--summary-bg-dark: var(--card-dark);</text:span></text:p>
      <text:p text:style-name="P42"><text:span text:style-name="Source_20_Text"><text:s text:c="2"/>--summary-text-light: var(--text-light);</text:span></text:p>
      <text:p text:style-name="P42"><text:span text:style-name="Source_20_Text"><text:s text:c="2"/>--summary-text-dark: var(--text-dark);</text:span></text:p>
      <text:p text:style-name="P42"/>
      <text:p text:style-name="P42"><text:span text:style-name="Source_20_Text"><text:s text:c="2"/>/* defaults (system light unless overridden by body class) */</text:span></text:p>
      <text:p text:style-name="P42"><text:span text:style-name="Source_20_Text"><text:s text:c="2"/>--summary-bg: var(--summary-bg-light);</text:span></text:p>
      <text:p text:style-name="P42"><text:span text:style-name="Source_20_Text"><text:s text:c="2"/>--summary-text: var(--summary-text-light);</text:span></text:p>
      <text:p text:style-name="P42"><text:span text:style-name="Source_20_Text">}</text:span></text:p>
      <text:p text:style-name="P42"/>
      <text:p text:style-name="P42"><text:span text:style-name="Source_20_Text">@media (prefers-color-scheme: dark) {</text:span></text:p>
      <text:p text:style-name="P42"><text:span text:style-name="Source_20_Text"><text:s text:c="2"/>:root {</text:span></text:p>
      <text:p text:style-name="P42"><text:span text:style-name="Source_20_Text"><text:s text:c="4"/>--summary-bg: var(--summary-bg-dark);</text:span></text:p>
      <text:p text:style-name="P42"><text:span text:style-name="Source_20_Text"><text:s text:c="4"/>--summary-text: var(--summary-text-dark);</text:span></text:p>
      <text:p text:style-name="P42"><text:span text:style-name="Source_20_Text"><text:s text:c="2"/>}</text:span></text:p>
      <text:p text:style-name="P42"><text:span text:style-name="Source_20_Text">}</text:span></text:p>
      <text:p text:style-name="P42"/>
      <text:p text:style-name="P42"><text:span text:style-name="Source_20_Text">.light {</text:span></text:p>
      <text:p text:style-name="P42"><text:span text:style-name="Source_20_Text"><text:s text:c="2"/>--summary-bg: var(--summary-bg-light);</text:span></text:p>
      <text:p text:style-name="P42"><text:span text:style-name="Source_20_Text"><text:s text:c="2"/>--summary-text: var(--summary-text-light);</text:span></text:p>
      <text:p text:style-name="P42"><text:span text:style-name="Source_20_Text">}</text:span></text:p>
      <text:p text:style-name="P42"/>
      <text:p text:style-name="P42"><text:span text:style-name="Source_20_Text">.dark {</text:span></text:p>
      <text:p text:style-name="P42"><text:span text:style-name="Source_20_Text"><text:s text:c="2"/>--summary-bg: var(--summary-bg-dark);</text:span></text:p>
      <text:p text:style-name="P42"><text:span text:style-name="Source_20_Text"><text:s text:c="2"/>--summary-text: var(--summary-text-dark);</text:span></text:p>
      <text:p text:style-name="P42"><text:span text:style-name="Source_20_Text">}</text:span></text:p>
      <text:p text:style-name="P42"/>
      <text:p text:style-name="P42"><text:span text:style-name="Source_20_Text">summary {</text:span></text:p>
      <text:p text:style-name="P42"><text:span text:style-name="Source_20_Text"><text:s text:c="2"/>background: var(--summary-bg);</text:span></text:p>
      <text:p text:style-name="P42"><text:span text:style-name="Source_20_Text"><text:s text:c="2"/>color: var(--summary-text);</text:span></text:p>
      <text:p text:style-name="P42"><text:span text:style-name="Source_20_Text"><text:s text:c="2"/>font-weight: bold;</text:span></text:p>
      <text:p text:style-name="P42"><text:span text:style-name="Source_20_Text"><text:s text:c="2"/>cursor: pointer;</text:span></text:p>
      <text:p text:style-name="P42"><text:span text:style-name="Source_20_Text"><text:s text:c="2"/>font-size: 1.1em;</text:span></text:p>
      <text:p text:style-name="P42"><text:span text:style-name="Source_20_Text"><text:s text:c="2"/>padding: 0.6rem 1rem;</text:span></text:p>
      <text:p text:style-name="P42"><text:span text:style-name="Source_20_Text"><text:s text:c="2"/>border-radius: 6px;</text:span></text:p>
      <text:p text:style-name="P42"><text:span text:style-name="Source_20_Text"><text:s text:c="2"/>transition: background-color 0.3s, color 0.3s;</text:span></text:p>
      <text:p text:style-name="P46"><text:span text:style-name="Source_20_Text">}</text:span></text:p>
      <text:h text:style-name="Heading_20_3" text:outline-level="3"><text:soft-page-break/>Why this works</text:h>
      <text:list xml:id="list7808028865219435020" text:style-name="L26">
        <text:list-item>
          <text:p text:style-name="P26"><text:span text:style-name="Source_20_Text">summary</text:span> now explicitly uses <text:span text:style-name="Source_20_Text">--summary-bg</text:span> and <text:span text:style-name="Source_20_Text">--summary-text</text:span>.</text:p>
        </text:list-item>
        <text:list-item>
          <text:p text:style-name="P26">Those vars are defined for <text:span text:style-name="Strong_20_Emphasis">light, dark, and system modes</text:span> just like your other theme tokens (<text:span text:style-name="Source_20_Text">--bg</text:span>, <text:span text:style-name="Source_20_Text">--card</text:span>, etc.).</text:p>
        </text:list-item>
        <text:list-item>
          <text:p text:style-name="P26">Your <text:span text:style-name="Source_20_Text">.light</text:span> / <text:span text:style-name="Source_20_Text">.dark</text:span> classes (from the theme toggle button) override system defaults, so it all stays in sync.</text:p>
        </text:list-item>
      </text:list>
      <text:p text:style-name="Text_20_body">? Do you want the <text:span text:style-name="Strong_20_Emphasis">expanded </text:span><text:span text:style-name="Strong_20_Emphasis"><text:span text:style-name="Source_20_Text">&lt;details&gt;</text:span></text:span><text:span text:style-name="Strong_20_Emphasis"> body</text:span> (the dropdown content) to also match this <text:span text:style-name="Source_20_Text">card</text:span> style, or just keep the header styled?</text:p>
      <text:h text:style-name="Heading_20_5" text:outline-level="5">You said:</text:h>
      <text:p text:style-name="Text_20_body">on system I want summary text to change black; on dark I want summary text to be blue background with white text. </text:p>
      <text:h text:style-name="Heading_20_6" text:outline-level="6">ChatGPT said:</text:h>
      <text:p text:style-name="Text_20_body">Perfect — thanks for clarifying ?.</text:p>
      <text:p text:style-name="Text_20_body">You want:</text:p>
      <text:list xml:id="list6141137795498081935" text:style-name="L27">
        <text:list-item>
          <text:p text:style-name="P27"><text:span text:style-name="Strong_20_Emphasis">System/light mode:</text:span> summary background = light/white, text = black.</text:p>
        </text:list-item>
        <text:list-item>
          <text:p text:style-name="P27"><text:span text:style-name="Strong_20_Emphasis">Dark mode:</text:span> summary background = blue, text = white.</text:p>
        </text:list-item>
      </text:list>
      <text:p text:style-name="Text_20_body">Here’s a focused CSS snippet you can drop in:</text:p>
      <text:p text:style-name="P42"><text:span text:style-name="Source_20_Text">:root {</text:span></text:p>
      <text:p text:style-name="P42"><text:span text:style-name="Source_20_Text"><text:s text:c="2"/>/* Light / system defaults */</text:span></text:p>
      <text:p text:style-name="P42"><text:span text:style-name="Source_20_Text"><text:s text:c="2"/>--summary-bg: #ffffff;</text:span></text:p>
      <text:p text:style-name="P42"><text:span text:style-name="Source_20_Text"><text:s text:c="2"/>--summary-text: #000000;</text:span></text:p>
      <text:p text:style-name="P42"><text:span text:style-name="Source_20_Text">}</text:span></text:p>
      <text:p text:style-name="P42"/>
      <text:p text:style-name="P42"><text:span text:style-name="Source_20_Text">@media (prefers-color-scheme: dark) {</text:span></text:p>
      <text:p text:style-name="P42"><text:span text:style-name="Source_20_Text"><text:s text:c="2"/>:root {</text:span></text:p>
      <text:p text:style-name="P42"><text:span text:style-name="Source_20_Text"><text:s text:c="4"/>--summary-bg: #0055cc; <text:s text:c="2"/>/* blue background */</text:span></text:p>
      <text:p text:style-name="P42"><text:span text:style-name="Source_20_Text"><text:s text:c="4"/>--summary-text: #ffffff; /* white text */</text:span></text:p>
      <text:p text:style-name="P42"><text:span text:style-name="Source_20_Text"><text:s text:c="2"/>}</text:span></text:p>
      <text:p text:style-name="P42"><text:span text:style-name="Source_20_Text">}</text:span></text:p>
      <text:p text:style-name="P42"/>
      <text:p text:style-name="P42"><text:span text:style-name="Source_20_Text">summary {</text:span></text:p>
      <text:p text:style-name="P42"><text:span text:style-name="Source_20_Text"><text:s text:c="2"/>background: var(--summary-bg);</text:span></text:p>
      <text:p text:style-name="P42"><text:span text:style-name="Source_20_Text"><text:s text:c="2"/>color: var(--summary-text);</text:span></text:p>
      <text:p text:style-name="P42"><text:span text:style-name="Source_20_Text"><text:s text:c="2"/>font-weight: bold;</text:span></text:p>
      <text:p text:style-name="P42"><text:span text:style-name="Source_20_Text"><text:s text:c="2"/>cursor: pointer;</text:span></text:p>
      <text:p text:style-name="P42"><text:span text:style-name="Source_20_Text"><text:s text:c="2"/>font-size: 1.1em;</text:span></text:p>
      <text:p text:style-name="P42"><text:span text:style-name="Source_20_Text"><text:s text:c="2"/>padding: 0.6rem 1rem;</text:span></text:p>
      <text:p text:style-name="P42"><text:span text:style-name="Source_20_Text"><text:s text:c="2"/>border-radius: 6px;</text:span></text:p>
      <text:p text:style-name="P42"><text:span text:style-name="Source_20_Text"><text:s text:c="2"/>transition: background-color 0.3s, color 0.3s;</text:span></text:p>
      <text:p text:style-name="P46"><text:span text:style-name="Source_20_Text">}</text:span></text:p>
      <text:p text:style-name="Text_20_body">That ensures:</text:p>
      <text:list xml:id="list8362416037930059770" text:style-name="L28">
        <text:list-item>
          <text:p text:style-name="P28">In <text:span text:style-name="Strong_20_Emphasis">light/system mode</text:span>, summary headers look like normal cards with black text.</text:p>
        </text:list-item>
        <text:list-item>
          <text:p text:style-name="P28">In <text:span text:style-name="Strong_20_Emphasis">dark mode</text:span>, they pop with a blue background and white text.</text:p>
        </text:list-item>
      </text:list>
      <text:p text:style-name="Text_20_body"><text:soft-page-break/>? Do you also want the <text:span text:style-name="Strong_20_Emphasis">hover/focus state</text:span> (when the user hovers over or tabs to a summary) to change — e.g. slightly lighter blue in dark mode and light gray in light mode — for accessibility?</text:p>
      <text:h text:style-name="Heading_20_5" text:outline-level="5">You said:</text:h>
      <text:p text:style-name="Text_20_body">do i put that in main.css or page html?</text:p>
      <text:h text:style-name="Heading_20_6" text:outline-level="6">ChatGPT said:</text:h>
      <text:p text:style-name="Text_20_body">Good question ?</text:p>
      <text:p text:style-name="Text_20_body">It depends on <text:span text:style-name="Strong_20_Emphasis">how widely you want this behavior applied</text:span>:</text:p>
      <text:list xml:id="list1233891022749390233" text:style-name="L29">
        <text:list-item>
          <text:p text:style-name="P29">✅ <text:span text:style-name="Strong_20_Emphasis">If you want </text:span><text:span text:style-name="Strong_20_Emphasis"><text:span text:style-name="Emphasis">all</text:span></text:span><text:span text:style-name="Strong_20_Emphasis"> summaries site-wide</text:span> (across every page) to behave this way → put it in your <text:span text:style-name="Strong_20_Emphasis"><text:span text:style-name="Source_20_Text">main.css</text:span></text:span>. That way the rule is global.</text:p>
        </text:list-item>
        <text:list-item>
          <text:p text:style-name="P29">✅ <text:span text:style-name="Strong_20_Emphasis">If you only want it on a single page</text:span> (like your curriculum tree) → put it inside a <text:span text:style-name="Source_20_Text">&lt;style&gt;</text:span> block in that page’s <text:span text:style-name="Source_20_Text">&lt;head&gt;</text:span>.</text:p>
        </text:list-item>
      </text:list>
      <text:p text:style-name="Text_20_body">Since your <text:span text:style-name="Source_20_Text">main.css</text:span> already holds all your theme tokens (<text:span text:style-name="Source_20_Text">--bg</text:span>, <text:span text:style-name="Source_20_Text">--text</text:span>, etc.), it probably makes the most sense to add the <text:span text:style-name="Source_20_Text">summary { … }</text:span> rules there — that way your theme toggle (light/dark/system) stays consistent everywhere.</text:p>
      <text:p text:style-name="Text_20_body">? Do you want me to show you the exact spot inside <text:span text:style-name="Source_20_Text">main.css</text:span> where to drop this so it won’t get overridden by other rules?</text:p>
      <text:h text:style-name="Heading_20_5" text:outline-level="5">You said:</text:h>
      <text:p text:style-name="Text_20_body">It makes blue background with white text on all themes: &lt;!DOCTYPE html&gt; &lt;html lang="en"&gt; &lt;head&gt; &lt;meta charset="UTF-8"&gt; &lt;meta name="viewport" content="width=device-width, initial-scale=1.0"&gt; &lt;meta name="description" content="Malone University - Pan African learning page for English grades k-12, college, and post-graduate."&gt; &lt;title&gt;Language Arts Curriculum Tree | Malone Global University&lt;/title&gt; &lt;link rel="icon" href="/image/global/favicon.ico" type="image/x-icon"&gt; &lt;link rel="stylesheet" href="/component/css/main.css" /&gt; &lt;style&gt; :root { /* Light / system defaults */ --summary-bg: #ffffff; --summary-text: #000000; } @media (prefers-color-scheme: dark) { :root { --summary-bg: #0055cc; /* blue background */ --summary-text: #ffffff; /* white text */ } } summary { background: var(--summary-bg); color: var(--summary-text); font-weight: bold; cursor: pointer; font-size: 1.1em; padding: 0.6rem 1rem; border-radius: 6px; transition: background-color 0.3s, color 0.3s; } h1 { text-align: center; margin-bottom: 20px; } .tree { max-width: 900px; margin: auto; } details { background: #f8f8f8; border: 1px solid #ddd; border-radius: 6px; margin: 8px 0; padding: 10px; } ul { margin-top: 8px; margin-bottom: 0; padding-left: 20px; } li { margin-bottom: 6px; } &lt;/style&gt; &lt;/head&gt; &lt;body&gt; &lt;header class="site-header"&gt; &lt;div class="logo-container"&gt; &lt;a href="/index"&gt;&lt;img src="/image/global/logo.png" alt="Malone Global University Logo" class="logo-img"&gt;&lt;/a&gt; &lt;span class="school-name"&gt;Malone Global University&lt;/span&gt; &lt;/div&gt; &lt;nav aria-label="Main Navigation"&gt; &lt;ul class="nav-menu" id="nav-menu"&gt; &lt;li&gt;&lt;a href="/contact"&gt;Contact&lt;/a&gt;&lt;/li&gt; &lt;li&gt;&lt;a href="/about"&gt;About&lt;/a&gt;&lt;/li&gt; &lt;li&gt;&lt;a href="/community/resources"&gt;Community&lt;/a&gt;&lt;/li&gt; &lt;li&gt;&lt;a href="/homepage"&gt;Home&lt;/a&gt;&lt;/li&gt; &lt;li&gt;&lt;a href="/mission"&gt;Mission&lt;/a&gt;&lt;/li&gt; &lt;li&gt;&lt;a href="/library/directory"&gt;Library&lt;/a&gt;&lt;/li&gt; &lt;li&gt;&lt;a href="/department/directory"&gt;Department&lt;/a&gt;&lt;/li&gt; &lt;li&gt;&lt;a href="/community/devblog/update"&gt;DevBlog&lt;/a&gt;&lt;/li&gt; &lt;li&gt;&lt;button id="theme-toggle" title="Toggle theme" aria-pressed="false"&gt;?&lt;/button&gt;&lt;/li&gt; &lt;/ul&gt; &lt;/nav&gt; &lt;div class="nav-toggle" id="nav-toggle" aria-label="Toggle menu" role="button" tabindex="0"&gt; &lt;span&gt;&lt;/span&gt;&lt;span&gt;&lt;/span&gt;&lt;span&gt;&lt;/span&gt; &lt;/div&gt; &lt;/header&gt; &lt;header class="hero"&gt; &lt;h1&gt;Pan-<text:soft-page-break/>African School – Language Arts Curriculum Tree&lt;/h1&gt; &lt;p&gt;Master Class in English reading, writing, and speaking&lt;/p&gt; &lt;/header&gt; &lt;main id="main-content" role="main"&gt; &lt;div class="tree"&gt; &lt;details&gt; &lt;summary&gt;Level 1 – Foundations&lt;/summary&gt; &lt;ul&gt; &lt;li&gt;&lt;a href="lessons/level1/phonics.html"&gt;Early Literacy &amp; Phonics – letter recognition, phonemic awareness, decoding&lt;/a&gt;&lt;/li&gt; &lt;li&gt;&lt;a href="lessons/level1/reading-fluency.html"&gt;Reading Fluency &amp; Comprehension – guided reading, strategies for understanding texts&lt;/a&gt;&lt;/li&gt; &lt;li&gt;&lt;a href="lessons/level1/writing-fundamentals.html"&gt;Writing Fundamentals – sentence structure, paragraphing, basic narratives&lt;/a&gt;&lt;/li&gt; &lt;li&gt;&lt;a href="lessons/level1/speaking-listening.html"&gt;Speaking &amp; Listening – oral storytelling, active listening, classroom discussion&lt;/a&gt;&lt;/li&gt; &lt;li&gt;&lt;a href="lessons/level1/vocabulary.html"&gt;Vocabulary &amp; Word Study – morphology, roots, high-frequency words&lt;/a&gt;&lt;/li&gt; &lt;/ul&gt; &lt;ul&gt; &lt;/details&gt; &lt;details&gt; &lt;summary&gt;Level 2 – Core Language Arts&lt;/summary&gt; &lt;ul&gt; &lt;li&gt;Literature &amp; Text Studies – short stories, poems, plays, multicultural texts&lt;/li&gt; &lt;li&gt;Grammar &amp; Mechanics – parts of speech, punctuation, sentence types&lt;/li&gt; &lt;li&gt;Writing Workshop I – personal narratives, descriptive &amp; expository writing&lt;/li&gt; &lt;li&gt;Research &amp; Information Literacy – locating sources, evaluating credibility, citations&lt;/li&gt; &lt;li&gt;Media Literacy – analyzing images, videos, and digital content&lt;/li&gt; &lt;/ul&gt; &lt;/details&gt; &lt;details&gt; &lt;summary&gt;Level 3 – Applied &amp; Intermediate&lt;/summary&gt; &lt;ul&gt; &lt;li&gt;World &amp; African Literature – novels, oral traditions, contemporary voices&lt;/li&gt; &lt;li&gt;Writing Workshop II – persuasive essays, argumentative writing, op-eds&lt;/li&gt; &lt;li&gt;Drama &amp; Performance – script reading, stagecraft, performance skills&lt;/li&gt; &lt;li&gt;Creative Writing – poetry, short fiction, flash fiction, creative non-fiction&lt;/li&gt; &lt;li&gt;Language Acquisition Support – ESL/ELL instruction and scaffolding&lt;/li&gt; &lt;/ul&gt; &lt;/details&gt; &lt;details&gt; &lt;summary&gt;Level 4 – Advanced / Specializations&lt;/summary&gt; &lt;ul&gt; &lt;li&gt;Advanced Composition &amp; Rhetoric – advanced argumentation, research papers &lt;/li&gt; &lt;li&gt;Comparative Literature – themes across cultures, translation studies&lt;/li&gt; &lt;li&gt;Linguistics &amp; Language Study – phonetics, syntax, sociolinguistics basics&lt;/li&gt; &lt;li&gt;Journalism &amp; Reporting – news writing, interviewing, ethics in journalism&lt;/li&gt; &lt;li&gt;Technical &amp; Professional Writing – proposals, reports, workplace communication&lt;/li&gt; &lt;/ul&gt; &lt;/details&gt; &lt;details&gt; &lt;summary&gt;Practical Training &amp; Portfolio&lt;/summary&gt; &lt;ul&gt; &lt;li&gt;Writing Portfolio – sequenced drafts, revisions, reflective statements&lt;/li&gt; &lt;li&gt;Public Speaking &amp; Debate – structured debates, speeches, persuasion techniques&lt;/li&gt; &lt;li&gt;Publishing Projects – school magazine, blogs, zines, local publishing partnerships&lt;/li&gt; &lt;li&gt;Classroom Libraries &amp; Reading Circles – book clubs, community reading events&lt;/li&gt; &lt;li&gt;Workshops with Authors &amp; Journalists – guest sessions, Q&amp;A, mentorship&lt;/li&gt; &lt;/ul&gt; &lt;/details&gt; &lt;details&gt; &lt;summary&gt;Electives &amp; Cross-Disciplinary Options&lt;/summary&gt; &lt;ul&gt; &lt;li&gt;Translation &amp; Language Preservation – documenting local languages, translation practice&lt;/li&gt; &lt;li&gt;Children's Literature &amp; Pedagogy – reading aloud, book selection for young learners&lt;/li&gt; &lt;li&gt;Digital Storytelling – podcasts, multimedia stories, audio production&lt;/li&gt; &lt;li&gt;Literary Criticism &amp; Theory – critical approaches to reading and interpretation&lt;/li&gt; &lt;li&gt;Community Literacy Programs – adult literacy, family reading nights, outreach&lt;/li&gt; &lt;/ul&gt; &lt;/details&gt; &lt;/div&gt; &lt;footer&gt; &lt;p&gt;© 2025 Malone Global University. Building the future, on our own terms.&lt;/p&gt; &lt;p&gt; &lt;a href="https://twitter.com/MaloneGlobal" target="_blank" rel="noopener noreferrer"&gt;Twitter&lt;/a&gt; | &lt;a href="https://facebook.com/YOUR_HANDLE" target="_blank" rel="noopener noreferrer"&gt;Facebook&lt;/a&gt; | &lt;a href="https://instagram.com/maloneglobaluniversity" target="_blank" rel="noopener noreferrer"&gt;Instagram&lt;/a&gt; | &lt;a href="/terms.html"&gt;Terms&lt;/a&gt; | &lt;a href="/contact.html"&gt;Contact&lt;/a&gt; &lt;/p&gt; &lt;p&gt;Content last updated: 8/30/2025&lt;br&gt; Layout last updated: 8/27/2025&lt;/p&gt; &lt;/footer&gt; &lt;script src="/component/script/js/main.js"&gt;&lt;/script&gt; &lt;/body&gt; &lt;/html&gt;</text:p>
      <text:h text:style-name="Heading_20_6" text:outline-level="6">ChatGPT said:</text:h>
      <text:p text:style-name="Text_20_body">Ahh I see why that happened ?</text:p>
      <text:p text:style-name="Text_20_body">In your external <text:span text:style-name="Source_20_Text">main.css</text:span>, you already define <text:span text:style-name="Source_20_Text">--text</text:span>, <text:span text:style-name="Source_20_Text">--card</text:span>, etc. globally.<text:line-break/><text:soft-page-break/>But in your inline <text:span text:style-name="Source_20_Text">&lt;style&gt;</text:span> block you redefined <text:span text:style-name="Source_20_Text">:root { … }</text:span> without considering your <text:span text:style-name="Source_20_Text">.light</text:span> / <text:span text:style-name="Source_20_Text">.dark</text:span> theme classes and system overrides.</text:p>
      <text:p text:style-name="Text_20_body">So your browser always applies the <text:span text:style-name="Strong_20_Emphasis">last declared </text:span><text:span text:style-name="Strong_20_Emphasis"><text:span text:style-name="Source_20_Text">:root</text:span></text:span><text:span text:style-name="Strong_20_Emphasis"> vars</text:span> → which is your inline block with <text:span text:style-name="Source_20_Text">--summary-bg: #0055cc; --summary-text: #fff;</text:span> from the dark media query. That’s why you’re stuck on blue/white everywhere.</text:p>
      <text:p text:style-name="Horizontal_20_Line"/>
      <text:h text:style-name="Heading_20_3" text:outline-level="3">✅ Corrected snippet</text:h>
      <text:p text:style-name="Text_20_body">Put this in your <text:span text:style-name="Strong_20_Emphasis">page </text:span><text:span text:style-name="Strong_20_Emphasis"><text:span text:style-name="Source_20_Text">&lt;style&gt;</text:span></text:span> (or better, in <text:span text:style-name="Source_20_Text">main.css</text:span> below your theme vars):</text:p>
      <text:p text:style-name="P42"><text:span text:style-name="Source_20_Text">:root {</text:span></text:p>
      <text:p text:style-name="P42"><text:span text:style-name="Source_20_Text"><text:s text:c="2"/>/* default: system light */</text:span></text:p>
      <text:p text:style-name="P42"><text:span text:style-name="Source_20_Text"><text:s text:c="2"/>--summary-bg: #ffffff;</text:span></text:p>
      <text:p text:style-name="P42"><text:span text:style-name="Source_20_Text"><text:s text:c="2"/>--summary-text: #000000;</text:span></text:p>
      <text:p text:style-name="P42"><text:span text:style-name="Source_20_Text">}</text:span></text:p>
      <text:p text:style-name="P42"/>
      <text:p text:style-name="P42"><text:span text:style-name="Source_20_Text">@media (prefers-color-scheme: dark) {</text:span></text:p>
      <text:p text:style-name="P42"><text:span text:style-name="Source_20_Text"><text:s text:c="2"/>:root {</text:span></text:p>
      <text:p text:style-name="P42"><text:span text:style-name="Source_20_Text"><text:s text:c="4"/>--summary-bg: #0055cc; <text:s text:c="2"/>/* blue background */</text:span></text:p>
      <text:p text:style-name="P42"><text:span text:style-name="Source_20_Text"><text:s text:c="4"/>--summary-text: #ffffff; /* white text */</text:span></text:p>
      <text:p text:style-name="P42"><text:span text:style-name="Source_20_Text"><text:s text:c="2"/>}</text:span></text:p>
      <text:p text:style-name="P42"><text:span text:style-name="Source_20_Text">}</text:span></text:p>
      <text:p text:style-name="P42"/>
      <text:p text:style-name="P42"><text:span text:style-name="Source_20_Text">/* if you’re using your toggle button (.light / .dark classes) */</text:span></text:p>
      <text:p text:style-name="P42"><text:span text:style-name="Source_20_Text">.light {</text:span></text:p>
      <text:p text:style-name="P42"><text:span text:style-name="Source_20_Text"><text:s text:c="2"/>--summary-bg: #ffffff;</text:span></text:p>
      <text:p text:style-name="P42"><text:span text:style-name="Source_20_Text"><text:s text:c="2"/>--summary-text: #000000;</text:span></text:p>
      <text:p text:style-name="P42"><text:span text:style-name="Source_20_Text">}</text:span></text:p>
      <text:p text:style-name="P42"/>
      <text:p text:style-name="P42"><text:span text:style-name="Source_20_Text">.dark {</text:span></text:p>
      <text:p text:style-name="P42"><text:span text:style-name="Source_20_Text"><text:s text:c="2"/>--summary-bg: #0055cc;</text:span></text:p>
      <text:p text:style-name="P42"><text:span text:style-name="Source_20_Text"><text:s text:c="2"/>--summary-text: #ffffff;</text:span></text:p>
      <text:p text:style-name="P42"><text:span text:style-name="Source_20_Text">}</text:span></text:p>
      <text:p text:style-name="P42"/>
      <text:p text:style-name="P42"><text:span text:style-name="Source_20_Text">summary {</text:span></text:p>
      <text:p text:style-name="P42"><text:span text:style-name="Source_20_Text"><text:s text:c="2"/>background: var(--summary-bg);</text:span></text:p>
      <text:p text:style-name="P42"><text:span text:style-name="Source_20_Text"><text:s text:c="2"/>color: var(--summary-text);</text:span></text:p>
      <text:p text:style-name="P42"><text:span text:style-name="Source_20_Text"><text:s text:c="2"/>font-weight: bold;</text:span></text:p>
      <text:p text:style-name="P42"><text:span text:style-name="Source_20_Text"><text:s text:c="2"/>cursor: pointer;</text:span></text:p>
      <text:p text:style-name="P42"><text:span text:style-name="Source_20_Text"><text:s text:c="2"/>font-size: 1.1em;</text:span></text:p>
      <text:p text:style-name="P42"><text:span text:style-name="Source_20_Text"><text:s text:c="2"/>padding: 0.6rem 1rem;</text:span></text:p>
      <text:p text:style-name="P42"><text:span text:style-name="Source_20_Text"><text:s text:c="2"/>border-radius: 6px;</text:span></text:p>
      <text:p text:style-name="P42"><text:span text:style-name="Source_20_Text"><text:s text:c="2"/>transition: background-color 0.3s, color 0.3s;</text:span></text:p>
      <text:p text:style-name="P46"><text:span text:style-name="Source_20_Text">}</text:span></text:p>
      <text:p text:style-name="Horizontal_20_Line"/>
      <text:h text:style-name="Heading_20_3" text:outline-level="3">? Why this fixes it</text:h>
      <text:list xml:id="list8591643547913524193" text:style-name="L30">
        <text:list-item>
          <text:p text:style-name="P30">The <text:span text:style-name="Strong_20_Emphasis">system default</text:span> is light (white bg, black text).</text:p>
        </text:list-item>
        <text:list-item>
          <text:p text:style-name="P30">The <text:span text:style-name="Strong_20_Emphasis">dark media query</text:span> overrides that to blue/white.</text:p>
        </text:list-item>
        <text:list-item>
          <text:p text:style-name="P30">If your <text:span text:style-name="Strong_20_Emphasis">theme toggle script</text:span> adds <text:span text:style-name="Source_20_Text">.light</text:span> or <text:span text:style-name="Source_20_Text">.dark</text:span> to <text:span text:style-name="Source_20_Text">&lt;body&gt;</text:span>, those rules take priority and <text:soft-page-break/>override system detection.</text:p>
        </text:list-item>
      </text:list>
      <text:p text:style-name="Text_20_body">That way:</text:p>
      <text:list xml:id="list1938313996961275676" text:style-name="L31">
        <text:list-item>
          <text:p text:style-name="P31">System/light = black text on white</text:p>
        </text:list-item>
        <text:list-item>
          <text:p text:style-name="P31">System/dark = white text on blue</text:p>
        </text:list-item>
        <text:list-item>
          <text:p text:style-name="P31">Toggle button still works</text:p>
        </text:list-item>
      </text:list>
      <text:p text:style-name="Horizontal_20_Line"/>
      <text:p text:style-name="Text_20_body">? Do you want me to refactor this <text:span text:style-name="Strong_20_Emphasis">directly into your existing </text:span><text:span text:style-name="Strong_20_Emphasis"><text:span text:style-name="Source_20_Text">main.css</text:span></text:span> so that all summary elements across the site follow this pattern, instead of just this page?</text:p>
      <text:h text:style-name="Heading_20_5" text:outline-level="5">You said:</text:h>
      <text:p text:style-name="Text_20_body">I have three modes: dark; light; system</text:p>
      <text:h text:style-name="Heading_20_6" text:outline-level="6">ChatGPT said:</text:h>
      <text:p text:style-name="Text_20_body">Perfect ? thanks for clarifying. Since you have <text:span text:style-name="Strong_20_Emphasis">three modes</text:span> (<text:span text:style-name="Source_20_Text">light</text:span>, <text:span text:style-name="Source_20_Text">dark</text:span>, <text:span text:style-name="Source_20_Text">system</text:span>), we want <text:span text:style-name="Source_20_Text">summary</text:span> to follow the same model your other theme tokens use.</text:p>
      <text:p text:style-name="Text_20_body">Right now your <text:span text:style-name="Source_20_Text">main.css</text:span> already sets up:</text:p>
      <text:list xml:id="list4661140493662771855" text:style-name="L32">
        <text:list-item>
          <text:p text:style-name="P32"><text:span text:style-name="Source_20_Text">@media (prefers-color-scheme: dark)</text:span> for <text:span text:style-name="Strong_20_Emphasis">system</text:span></text:p>
        </text:list-item>
        <text:list-item>
          <text:p text:style-name="P32"><text:span text:style-name="Source_20_Text">.light { … }</text:span> for <text:span text:style-name="Strong_20_Emphasis">forced light mode</text:span></text:p>
        </text:list-item>
        <text:list-item>
          <text:p text:style-name="P32"><text:span text:style-name="Source_20_Text">.dark { … }</text:span> for <text:span text:style-name="Strong_20_Emphasis">forced dark mode</text:span></text:p>
        </text:list-item>
      </text:list>
      <text:p text:style-name="Text_20_body">We just need to slot <text:span text:style-name="Source_20_Text">summary</text:span> variables into that system.</text:p>
      <text:p text:style-name="Horizontal_20_Line"/>
      <text:h text:style-name="Heading_20_3" text:outline-level="3">✅ Drop this into your <text:span text:style-name="Source_20_Text">main.css</text:span> after your existing theme vars:</text:h>
      <text:p text:style-name="P42"><text:span text:style-name="Source_20_Text">/* ===== SUMMARY COLORS ===== */</text:span></text:p>
      <text:p text:style-name="P42"><text:span text:style-name="Source_20_Text">:root {</text:span></text:p>
      <text:p text:style-name="P42"><text:span text:style-name="Source_20_Text"><text:s text:c="2"/>/* system/light defaults */</text:span></text:p>
      <text:p text:style-name="P42"><text:span text:style-name="Source_20_Text"><text:s text:c="2"/>--summary-bg: #ffffff;</text:span></text:p>
      <text:p text:style-name="P42"><text:span text:style-name="Source_20_Text"><text:s text:c="2"/>--summary-text: #000000;</text:span></text:p>
      <text:p text:style-name="P42"><text:span text:style-name="Source_20_Text">}</text:span></text:p>
      <text:p text:style-name="P42"/>
      <text:p text:style-name="P42"><text:span text:style-name="Source_20_Text">@media (prefers-color-scheme: dark) {</text:span></text:p>
      <text:p text:style-name="P42"><text:span text:style-name="Source_20_Text"><text:s text:c="2"/>:root {</text:span></text:p>
      <text:p text:style-name="P42"><text:span text:style-name="Source_20_Text"><text:s text:c="4"/>/* system dark mode */</text:span></text:p>
      <text:p text:style-name="P42"><text:span text:style-name="Source_20_Text"><text:s text:c="4"/>--summary-bg: #0055cc; <text:s text:c="2"/>/* blue background */</text:span></text:p>
      <text:p text:style-name="P42"><text:span text:style-name="Source_20_Text"><text:s text:c="4"/>--summary-text: #ffffff; /* white text */</text:span></text:p>
      <text:p text:style-name="P42"><text:span text:style-name="Source_20_Text"><text:s text:c="2"/>}</text:span></text:p>
      <text:p text:style-name="P42"><text:span text:style-name="Source_20_Text">}</text:span></text:p>
      <text:p text:style-name="P42"/>
      <text:p text:style-name="P42"><text:span text:style-name="Source_20_Text">.light {</text:span></text:p>
      <text:p text:style-name="P42"><text:span text:style-name="Source_20_Text"><text:s text:c="2"/>/* force light */</text:span></text:p>
      <text:p text:style-name="P42"><text:span text:style-name="Source_20_Text"><text:s text:c="2"/>--summary-bg: #ffffff;</text:span></text:p>
      <text:p text:style-name="P42"><text:span text:style-name="Source_20_Text"><text:s text:c="2"/>--summary-text: #000000;</text:span></text:p>
      <text:p text:style-name="P42"><text:span text:style-name="Source_20_Text">}</text:span></text:p>
      <text:p text:style-name="P42"/>
      <text:p text:style-name="P42"><text:soft-page-break/><text:span text:style-name="Source_20_Text">.dark {</text:span></text:p>
      <text:p text:style-name="P42"><text:span text:style-name="Source_20_Text"><text:s text:c="2"/>/* force dark */</text:span></text:p>
      <text:p text:style-name="P42"><text:span text:style-name="Source_20_Text"><text:s text:c="2"/>--summary-bg: #0055cc;</text:span></text:p>
      <text:p text:style-name="P42"><text:span text:style-name="Source_20_Text"><text:s text:c="2"/>--summary-text: #ffffff;</text:span></text:p>
      <text:p text:style-name="P42"><text:span text:style-name="Source_20_Text">}</text:span></text:p>
      <text:p text:style-name="P42"/>
      <text:p text:style-name="P42"><text:span text:style-name="Source_20_Text">summary {</text:span></text:p>
      <text:p text:style-name="P42"><text:span text:style-name="Source_20_Text"><text:s text:c="2"/>background: var(--summary-bg);</text:span></text:p>
      <text:p text:style-name="P42"><text:span text:style-name="Source_20_Text"><text:s text:c="2"/>color: var(--summary-text);</text:span></text:p>
      <text:p text:style-name="P42"><text:span text:style-name="Source_20_Text"><text:s text:c="2"/>font-weight: bold;</text:span></text:p>
      <text:p text:style-name="P42"><text:span text:style-name="Source_20_Text"><text:s text:c="2"/>cursor: pointer;</text:span></text:p>
      <text:p text:style-name="P42"><text:span text:style-name="Source_20_Text"><text:s text:c="2"/>font-size: 1.1em;</text:span></text:p>
      <text:p text:style-name="P42"><text:span text:style-name="Source_20_Text"><text:s text:c="2"/>padding: 0.6rem 1rem;</text:span></text:p>
      <text:p text:style-name="P42"><text:span text:style-name="Source_20_Text"><text:s text:c="2"/>border-radius: 6px;</text:span></text:p>
      <text:p text:style-name="P42"><text:span text:style-name="Source_20_Text"><text:s text:c="2"/>transition: background-color 0.3s, color 0.3s;</text:span></text:p>
      <text:p text:style-name="P46"><text:span text:style-name="Source_20_Text">}</text:span></text:p>
      <text:p text:style-name="Horizontal_20_Line"/>
      <text:h text:style-name="Heading_20_3" text:outline-level="3">? Behavior now:</text:h>
      <text:list xml:id="list2019377677717661107" text:style-name="L33">
        <text:list-item>
          <text:p text:style-name="P33"><text:span text:style-name="Strong_20_Emphasis">System (default):</text:span></text:p>
          <text:list>
            <text:list-item>
              <text:p text:style-name="P33">Light system → white bg, black text</text:p>
            </text:list-item>
            <text:list-item>
              <text:p text:style-name="P33">Dark system → blue bg, white text</text:p>
            </text:list-item>
          </text:list>
        </text:list-item>
        <text:list-item>
          <text:p text:style-name="P33"><text:span text:style-name="Strong_20_Emphasis">Manual toggle via </text:span><text:span text:style-name="Strong_20_Emphasis"><text:span text:style-name="Source_20_Text">.light</text:span></text:span><text:span text:style-name="Strong_20_Emphasis"> or </text:span><text:span text:style-name="Strong_20_Emphasis"><text:span text:style-name="Source_20_Text">.dark</text:span></text:span><text:span text:style-name="Strong_20_Emphasis">:</text:span></text:p>
          <text:list>
            <text:list-item>
              <text:p text:style-name="P33"><text:span text:style-name="Source_20_Text">.light</text:span> forces white bg + black text</text:p>
            </text:list-item>
            <text:list-item>
              <text:p text:style-name="P33"><text:span text:style-name="Source_20_Text">.dark</text:span> forces blue bg + white text</text:p>
            </text:list-item>
          </text:list>
        </text:list-item>
      </text:list>
      <text:p text:style-name="Horizontal_20_Line"/>
      <text:p text:style-name="Text_20_body">⚡ This way your <text:span text:style-name="Source_20_Text">summary</text:span> headers stay consistent with the rest of your theme engine (light/dark/system).</text:p>
      <text:p text:style-name="Text_20_body">? Do you also want the <text:span text:style-name="Strong_20_Emphasis"><text:span text:style-name="Source_20_Text">details</text:span></text:span><text:span text:style-name="Strong_20_Emphasis"> body</text:span> (the dropdown content under summary) to follow the same theme variables (e.g. dark box vs. light box), or only the summary headers?</text:p>
      <text:h text:style-name="Heading_20_5" text:outline-level="5">You said:</text:h>
      <text:p text:style-name="Text_20_body">It cycles though ? → ☀️ → ? → ? . I want light as is in main; dark as is in main plus transition to blue summary box with white text; system as is in main.css plus summary text to be black. here is an example of the effect I want but from a different page using different selectors: &lt;!DOCTYPE html&gt; &lt;html lang="en"&gt; &lt;head&gt; &lt;meta charset="UTF-8"&gt; &lt;title&gt;Dictionary Index | Malone Global University&lt;/title&gt; &lt;meta name="viewport" content="width=device-width, initial-scale=1.0"&gt; &lt;meta name="description" content="Search and browse SAT, GRE, and rare-level dictionary entries."&gt; &lt;link rel="icon" href="/image/global/favicon.ico" type="image/x-icon"&gt; &lt;link rel="stylesheet" href="/component/css/main.css" /&gt; &lt;style&gt; /* ----- Pills Styling ----- */ #letter-pills, #index { display: flex; flex-wrap: wrap; gap: 10px; margin-top: 10px; } a.letter-pill, #index a { display: inline-block; padding: 8px 16px; border-radius: 999px; text-decoration: none; font-weight: 500; transition: all 0.3s ease; background: #e0e0e0; color: #000; } a.letter-pill:hover, #index a:hover { background: #d0d0d0; transform: translateY(-2px); box-shadow: 0 4px 8px rgba(0,0,0,0.2); } /* ----- Tier Filter ----- */ #tier-<text:soft-page-break/>filter { margin-bottom: 20px; padding: 5px 10px; font-size: 1rem; } /* ----- Loading ----- */ #loading { margin-top: 20px; font-style: italic; } #index a { padding: 8px 16px; display: inline-block; /* required for pill shape */ border-radius: 999px; /* pill-box style */ text-decoration: none; font-weight: 500; transition: all 1.6s ease; } /* Dark Mode Pills */ :root.dark #index a { background: var(--accent); /* blue */ color: #fff; /* white text */ } :root.dark #index a:hover { background: var(--accent-hover); transform: translateY(-2px); box-shadow: 0 4px 8px rgba(0,0,0,0.2); } /* Light Mode Pills */ :root.light #index a { background: #f0f0f0; color: #121212; } :root.light #index a:hover { background: #d0d0d0; } /* System Default (high-contrast safe) */ #index a { background: #e0e0e0; color: #000; } &lt;/style&gt; &lt;/head&gt; &lt;body&gt; &lt;header class="site-header"&gt; &lt;div class="logo-container"&gt; &lt;a href="/index"&gt;&lt;img src="/image/global/logo.png" alt="Malone Global University Logo" class="logo-img"&gt;&lt;/a&gt; &lt;span class="school-name"&gt;Malone Global University&lt;/span&gt; &lt;/div&gt; &lt;nav aria-label="Main Navigation"&gt; &lt;ul class="nav-menu" id="nav-menu"&gt; &lt;li&gt;&lt;a href="/contact"&gt;Contact&lt;/a&gt;&lt;/li&gt; &lt;li&gt;&lt;a href="/about"&gt;About&lt;/a&gt;&lt;/li&gt; &lt;li&gt;&lt;a href="/community/resources"&gt;Community&lt;/a&gt;&lt;/li&gt; &lt;li&gt;&lt;a href="/homepage"&gt;Home&lt;/a&gt;&lt;/li&gt; &lt;li&gt;&lt;a href="/mission"&gt;Mission&lt;/a&gt;&lt;/li&gt; &lt;li&gt;&lt;a href="/library/directory"&gt;Library&lt;/a&gt;&lt;/li&gt; &lt;li&gt;&lt;a href="/department/directory"&gt;Department&lt;/a&gt;&lt;/li&gt; &lt;li&gt;&lt;a href="/community/devblog/update"&gt;DevBlog&lt;/a&gt;&lt;/li&gt; &lt;li&gt;&lt;button id="theme-toggle" title="Toggle theme" aria-pressed="false"&gt;?&lt;/button&gt;&lt;/li&gt; &lt;/ul&gt; &lt;/nav&gt; &lt;div class="nav-toggle" id="nav-toggle" aria-label="Toggle menu" role="button" tabindex="0"&gt; &lt;span&gt;&lt;/span&gt;&lt;span&gt;&lt;/span&gt;&lt;span&gt;&lt;/span&gt; &lt;/div&gt; &lt;/header&gt; &lt;div class="hero"&gt; &lt;h1&gt;Malone University Dictionary&lt;/h1&gt; &lt;p&gt;Search authoritative definitions by SAT, GRE, or Rare literary tier.&lt;/p&gt; &lt;/div&gt; &lt;label for="difficulty-filter"&gt;Difficulty:&lt;/label&gt; &lt;select id="difficulty-filter"&gt; &lt;option value=""&gt;All&lt;/option&gt; &lt;option value="Elementary"&gt;Elementary&lt;/option&gt; &lt;option value="Middle School"&gt;Middle School&lt;/option&gt; &lt;option value="High School"&gt;High School&lt;/option&gt; &lt;option value="College"&gt;College&lt;/option&gt; &lt;option value="Post-graduate"&gt;Post-graduate&lt;/option&gt; &lt;/select&gt; &lt;!-- Tier Filter --&gt; &lt;label for="tier-filter"&gt;Filter by Tier:&lt;/label&gt; &lt;select id="tier-filter"&gt; &lt;option value=""&gt;All&lt;/option&gt; &lt;option value="SAT"&gt;SAT&lt;/option&gt; &lt;option value="GRE"&gt;GRE&lt;/option&gt; &lt;option value="Rare"&gt;Rare&lt;/option&gt; &lt;/select&gt; &lt;!-- Search Bar --&gt; &lt;form id="search-bar"&gt; &lt;input type="text" id="search-input" placeholder="Search for a word..." /&gt; &lt;button type="submit"&gt;Search&lt;/button&gt; &lt;/form&gt; &lt;!-- Clickable Letter Pills --&gt; &lt;div id="letter-pills"&gt;&lt;/div&gt; &lt;!-- Dictionary Index --&gt; &lt;div id="index"&gt;&lt;/div&gt; &lt;div id="loading"&gt;Select a letter or search to load dictionary.&lt;/div&gt; &lt;footer&gt; &lt;p&gt;© 2025 Malone Global University. Building the future, on our own terms.&lt;/p&gt; &lt;p&gt; &lt;a href="https://twitter.com/MaloneGlobal" target="_blank" rel="noopener noreferrer"&gt;Twitter&lt;/a&gt; | &lt;a href="https://facebook.com/YOUR_HANDLE" target="_blank" rel="noopener noreferrer"&gt;Facebook&lt;/a&gt; | &lt;a href="https://instagram.com/maloneglobaluniversity" target="_blank" rel="noopener noreferrer"&gt;Instagram&lt;/a&gt; | &lt;a href='/terms'&gt;Terms&lt;/a&gt; | &lt;a href='/contact'&gt;Contact&lt;/a&gt; &lt;/p&gt; &lt;p&gt;Content last updated: 8/29/2025&lt;br&gt; Layout last updated: 8/28/2025&lt;/p&gt; &lt;/footer&gt; &lt;script src="/component/script/js/main.js"&gt;&lt;/script&gt; &lt;script&gt; const indexContainer = document.getElementById('index'); const loadingText = document.getElementById('loading'); const difficultyFilter = document.getElementById('difficulty-filter'); // NEW const tierFilter = document.getElementById('tier-filter'); const letterPillsContainer = document.getElementById('letter-pills'); let shardIndex = {}; let loadedShards = {}; // Load top-level shard index async function loadIndex() { const res = await fetch('/library/dictionary/dictionary-index.json'); shardIndex = await res.json(); } // Fetch shard by letter, with caching async function fetchShard(letter) { letter = letter.toLowerCase(); if (loadedShards[letter]) return loadedShards[letter]; const url = shardIndex[letter]; if (!url) return {}; const res = await fetch(url); const data = await res.json(); loadedShards[letter] = data; return data; } // Render words with BOTH filters function renderWords(words, filterTier = "", filterDifficulty = "") { indexContainer.innerHTML = ""; Object.keys(words) .filter(word =&gt; { const entry = words[word]; return (!filterTier || entry.tier === filterTier) &amp;&amp; (!filterDifficulty || entry.difficulty === filterDifficulty); }) .sort() .forEach(word =&gt; <text:soft-page-break/>{ const link = document.createElement('a'); link.href = <text:span text:style-name="Source_20_Text">entry.html?word=${encodeURIComponent(word)}</text:span>; link.textContent = word; indexContainer.appendChild(link); }); } // Render clickable letter pills function renderLetterPills() { const letters = Object.keys(shardIndex).sort(); letterPillsContainer.innerHTML = ""; letters.forEach(letter =&gt; { const pill = document.createElement('a'); pill.href = "#"; pill.textContent = letter.toUpperCase(); pill.className = "letter-pill"; pill.addEventListener('click', async e =&gt; { e.preventDefault(); const shard = await fetchShard(letter); renderWords(shard, tierFilter.value, difficultyFilter.value); // UPDATED 8/29/2025 }); letterPillsContainer.appendChild(pill); }); } // Handle search async function handleSearch(word) { if (!word) return; const firstLetter = word[0].toLowerCase(); const shard = await fetchShard(firstLetter); const filtered = {}; Object.keys(shard).forEach(k =&gt; { if (k.toLowerCase().startsWith(word.toLowerCase())) filtered[k] = shard[k]; }); renderWords(filtered, tierFilter.value, difficultyFilter.value); // UPDATED } // Initialize document.addEventListener('DOMContentLoaded', async () =&gt; { try { await loadIndex(); loadingText.style.display = 'none'; renderLetterPills(); tierFilter.addEventListener('change', async () =&gt; { const word = document.getElementById('search-input').value.trim(); if (word) await handleSearch(word); }); difficultyFilter.addEventListener('change', async () =&gt; { const word = document.getElementById('search-input').value.trim(); if (word) await handleSearch(word); }); document.getElementById('search-bar').addEventListener('submit', async e =&gt; { e.preventDefault(); const word = document.getElementById('search-input').value.trim(); await handleSearch(word); }); } catch (err) { loadingText.textContent = 'Failed to load dictionary.'; console.error(err); } }); &lt;/script&gt; &lt;/body&gt; &lt;/html&gt; &lt;!DOCTYPE html&gt; &lt;html lang="en"&gt; &lt;head&gt; &lt;meta charset="UTF-8"&gt; &lt;title&gt;Dictionary Index | Malone Global University&lt;/title&gt; &lt;meta name="viewport" content="width=device-width, initial-scale=1.0"&gt; &lt;meta name="description" content="Search and browse SAT, GRE, and rare-level dictionary entries."&gt; &lt;link rel="icon" href="/image/global/favicon.ico" type="image/x-icon"&gt; &lt;link rel="stylesheet" href="/component/css/main.css" /&gt; &lt;style&gt; /* ----- Pills Styling ----- */ #letter-pills, #index { display: flex; flex-wrap: wrap; gap: 10px; margin-top: 10px; } a.letter-pill, #index a { display: inline-block; padding: 8px 16px; border-radius: 999px; text-decoration: none; font-weight: 500; transition: all 0.3s ease; background: #e0e0e0; color: #000; } a.letter-pill:hover, #index a:hover { background: #d0d0d0; transform: translateY(-2px); box-shadow: 0 4px 8px rgba(0,0,0,0.2); } /* ----- Tier Filter ----- */ #tier-filter { margin-bottom: 20px; padding: 5px 10px; font-size: 1rem; } /* ----- Loading ----- */ #loading { margin-top: 20px; font-style: italic; } #index a { padding: 8px 16px; display: inline-block; /* required for pill shape */ border-radius: 999px; /* pill-box style */ text-decoration: none; font-weight: 500; transition: all 1.6s ease; } /* Dark Mode Pills */ :root.dark #index a { background: var(--accent); /* blue */ color: #fff; /* white text */ } :root.dark #index a:hover { background: var(--accent-hover); transform: translateY(-2px); box-shadow: 0 4px 8px rgba(0,0,0,0.2); } /* Light Mode Pills */ :root.light #index a { background: #f0f0f0; color: #121212; } :root.light #index a:hover { background: #d0d0d0; } /* System Default (high-contrast safe) */ #index a { background: #e0e0e0; color: #000; } &lt;/style&gt; &lt;/head&gt; &lt;body&gt; &lt;header class="site-header"&gt; &lt;div class="logo-container"&gt; &lt;a href="/index"&gt;&lt;img src="/image/global/logo.png" alt="Malone Global University Logo" class="logo-img"&gt;&lt;/a&gt; &lt;span class="school-name"&gt;Malone Global University&lt;/span&gt; &lt;/div&gt; &lt;nav aria-label="Main Navigation"&gt; &lt;ul class="nav-menu" id="nav-menu"&gt; &lt;li&gt;&lt;a href="/contact"&gt;Contact&lt;/a&gt;&lt;/li&gt; &lt;li&gt;&lt;a href="/about"&gt;About&lt;/a&gt;&lt;/li&gt; &lt;li&gt;&lt;a href="/community/resources"&gt;Community&lt;/a&gt;&lt;/li&gt; &lt;li&gt;&lt;a href="/homepage"&gt;Home&lt;/a&gt;&lt;/li&gt; &lt;li&gt;&lt;a href="/mission"&gt;Mission&lt;/a&gt;&lt;/li&gt; &lt;li&gt;&lt;a href="/library/directory"&gt;Library&lt;/a&gt;&lt;/li&gt; &lt;li&gt;&lt;a href="/department/directory"&gt;Department&lt;/a&gt;&lt;/li&gt; &lt;li&gt;&lt;a href="/community/devblog/update"&gt;DevBlog&lt;/a&gt;&lt;/li&gt; &lt;li&gt;&lt;button id="theme-toggle" title="Toggle theme" aria-pressed="false"&gt;?&lt;/button&gt;&lt;/li&gt; &lt;/ul&gt; &lt;/nav&gt; &lt;div class="nav-toggle" id="nav-toggle" aria-label="Toggle menu" role="button" tabindex="0"&gt; &lt;span&gt;&lt;/span&gt;&lt;span&gt;&lt;/span&gt;&lt;span&gt;&lt;/span&gt; &lt;/div&gt; &lt;/header&gt; &lt;div class="hero"&gt; &lt;h1&gt;Malone <text:soft-page-break/>University Dictionary&lt;/h1&gt; &lt;p&gt;Search authoritative definitions by SAT, GRE, or Rare literary tier.&lt;/p&gt; &lt;/div&gt; &lt;label for="difficulty-filter"&gt;Difficulty:&lt;/label&gt; &lt;select id="difficulty-filter"&gt; &lt;option value=""&gt;All&lt;/option&gt; &lt;option value="Elementary"&gt;Elementary&lt;/option&gt; &lt;option value="Middle School"&gt;Middle School&lt;/option&gt; &lt;option value="High School"&gt;High School&lt;/option&gt; &lt;option value="College"&gt;College&lt;/option&gt; &lt;option value="Post-graduate"&gt;Post-graduate&lt;/option&gt; &lt;/select&gt; &lt;!-- Tier Filter --&gt; &lt;label for="tier-filter"&gt;Filter by Tier:&lt;/label&gt; &lt;select id="tier-filter"&gt; &lt;option value=""&gt;All&lt;/option&gt; &lt;option value="SAT"&gt;SAT&lt;/option&gt; &lt;option value="GRE"&gt;GRE&lt;/option&gt; &lt;option value="Rare"&gt;Rare&lt;/option&gt; &lt;/select&gt; &lt;!-- Search Bar --&gt; &lt;form id="search-bar"&gt; &lt;input type="text" id="search-input" placeholder="Search for a word..." /&gt; &lt;button type="submit"&gt;Search&lt;/button&gt; &lt;/form&gt; &lt;!-- Clickable Letter Pills --&gt; &lt;div id="letter-pills"&gt;&lt;/div&gt; &lt;!-- Dictionary Index --&gt; &lt;div id="index"&gt;&lt;/div&gt; &lt;div id="loading"&gt;Select a letter or search to load dictionary.&lt;/div&gt; &lt;footer&gt; &lt;p&gt;© 2025 Malone Global University. Building the future, on our own terms.&lt;/p&gt; &lt;p&gt; &lt;a href="https://twitter.com/MaloneGlobal" target="_blank" rel="noopener noreferrer"&gt;Twitter&lt;/a&gt; | &lt;a href="https://facebook.com/YOUR_HANDLE" target="_blank" rel="noopener noreferrer"&gt;Facebook&lt;/a&gt; | &lt;a href="https://instagram.com/maloneglobaluniversity" target="_blank" rel="noopener noreferrer"&gt;Instagram&lt;/a&gt; | &lt;a href='/terms'&gt;Terms&lt;/a&gt; | &lt;a href='/contact'&gt;Contact&lt;/a&gt; &lt;/p&gt; &lt;p&gt;Content last updated: 8/29/2025&lt;br&gt; Layout last updated: 8/28/2025&lt;/p&gt; &lt;/footer&gt; &lt;script src="/component/script/js/main.js"&gt;&lt;/script&gt; &lt;script&gt; const indexContainer = document.getElementById('index'); const loadingText = document.getElementById('loading'); const difficultyFilter = document.getElementById('difficulty-filter'); // NEW const tierFilter = document.getElementById('tier-filter'); const letterPillsContainer = document.getElementById('letter-pills'); let shardIndex = {}; let loadedShards = {}; // Load top-level shard index async function loadIndex() { const res = await fetch('/library/dictionary/dictionary-index.json'); shardIndex = await res.json(); } // Fetch shard by letter, with caching async function fetchShard(letter) { letter = letter.toLowerCase(); if (loadedShards[letter]) return loadedShards[letter]; const url = shardIndex[letter]; if (!url) return {}; const res = await fetch(url); const data = await res.json(); loadedShards[letter] = data; return data; } // Render words with BOTH filters function renderWords(words, filterTier = "", filterDifficulty = "") { indexContainer.innerHTML = ""; Object.keys(words) .filter(word =&gt; { const entry = words[word]; return (!filterTier || entry.tier === filterTier) &amp;&amp; (!filterDifficulty || entry.difficulty === filterDifficulty); }) .sort() .forEach(word =&gt; { const link = document.createElement('a'); link.href = <text:span text:style-name="Source_20_Text">entry.html?word=${encodeURIComponent(word)}</text:span>; link.textContent = word; indexContainer.appendChild(link); }); } // Render clickable letter pills function renderLetterPills() { const letters = Object.keys(shardIndex).sort(); letterPillsContainer.innerHTML = ""; letters.forEach(letter =&gt; { const pill = document.createElement('a'); pill.href = "#"; pill.textContent = letter.toUpperCase(); pill.className = "letter-pill"; pill.addEventListener('click', async e =&gt; { e.preventDefault(); const shard = await fetchShard(letter); renderWords(shard, tierFilter.value, difficultyFilter.value); // UPDATED 8/29/2025 }); letterPillsContainer.appendChild(pill); }); } // Handle search async function handleSearch(word) { if (!word) return; const firstLetter = word[0].toLowerCase(); const shard = await fetchShard(firstLetter); const filtered = {}; Object.keys(shard).forEach(k =&gt; { if (k.toLowerCase().startsWith(word.toLowerCase())) filtered[k] = shard[k]; }); renderWords(filtered, tierFilter.value, difficultyFilter.value); // UPDATED } // Initialize document.addEventListener('DOMContentLoaded', async () =&gt; { try { await loadIndex(); loadingText.style.display = 'none'; renderLetterPills(); tierFilter.addEventListener('change', async () =&gt; { const word = document.getElementById('search-input').value.trim(); if (word) await handleSearch(word); }); difficultyFilter.addEventListener('change', async () =&gt; { const word = document.getElementById('search-input').value.trim(); if (word) await handleSearch(word); }); document.getElementById('search-bar').addEventListener('submit', async e =&gt; { e.preventDefault(); const word = document.getElementById('search-input').value.trim(); await handleSearch(word); }); } <text:soft-page-break/>catch (err) { loadingText.textContent = 'Failed to load dictionary.'; console.error(err); } }); &lt;/script&gt; &lt;/body&gt; &lt;/html&gt; </text:p>
      <text:h text:style-name="Heading_20_6" text:outline-level="6">ChatGPT said:</text:h>
      <text:p text:style-name="Text_20_body">Got it ✅ — thanks for walking me through.<text:line-break/>You basically want <text:span text:style-name="Source_20_Text">summary</text:span> to behave like your <text:span text:style-name="Strong_20_Emphasis">pills example</text:span>:</text:p>
      <text:list xml:id="list8062462739374744686" text:style-name="L34">
        <text:list-item>
          <text:p text:style-name="P34"><text:span text:style-name="Strong_20_Emphasis">? Dark mode</text:span> → keep all existing dark theme styles <text:span text:style-name="Emphasis">plus</text:span> change <text:span text:style-name="Source_20_Text">summary</text:span> to <text:span text:style-name="Strong_20_Emphasis">blue box + white text</text:span>.</text:p>
        </text:list-item>
        <text:list-item>
          <text:p text:style-name="P34"><text:span text:style-name="Strong_20_Emphasis">☀️ Light mode</text:span> → keep as-is (white background + black text).</text:p>
        </text:list-item>
        <text:list-item>
          <text:p text:style-name="P34"><text:span text:style-name="Strong_20_Emphasis">? System mode</text:span> → keep as-is <text:span text:style-name="Emphasis">but force summary text black</text:span>.</text:p>
        </text:list-item>
      </text:list>
      <text:p text:style-name="Horizontal_20_Line"/>
      <text:h text:style-name="Heading_20_3" text:outline-level="3">Here’s the CSS you can drop into <text:span text:style-name="Source_20_Text">main.css</text:span> (near your theme section):</text:h>
      <text:p text:style-name="P42"><text:span text:style-name="Source_20_Text">/* ===== SUMMARY THEME BEHAVIOR ===== */</text:span></text:p>
      <text:p text:style-name="P42"/>
      <text:p text:style-name="P42"><text:span text:style-name="Source_20_Text">/* System default (acts like light, but with black text guaranteed) */</text:span></text:p>
      <text:p text:style-name="P42"><text:span text:style-name="Source_20_Text">summary {</text:span></text:p>
      <text:p text:style-name="P42"><text:span text:style-name="Source_20_Text"><text:s text:c="2"/>background: var(--card);</text:span></text:p>
      <text:p text:style-name="P42"><text:span text:style-name="Source_20_Text"><text:s text:c="2"/>color: #000; /* force black for system */</text:span></text:p>
      <text:p text:style-name="P42"><text:span text:style-name="Source_20_Text"><text:s text:c="2"/>font-weight: bold;</text:span></text:p>
      <text:p text:style-name="P42"><text:span text:style-name="Source_20_Text"><text:s text:c="2"/>cursor: pointer;</text:span></text:p>
      <text:p text:style-name="P42"><text:span text:style-name="Source_20_Text"><text:s text:c="2"/>font-size: 1.1em;</text:span></text:p>
      <text:p text:style-name="P42"><text:span text:style-name="Source_20_Text"><text:s text:c="2"/>padding: 0.6rem 1rem;</text:span></text:p>
      <text:p text:style-name="P42"><text:span text:style-name="Source_20_Text"><text:s text:c="2"/>border-radius: 6px;</text:span></text:p>
      <text:p text:style-name="P42"><text:span text:style-name="Source_20_Text"><text:s text:c="2"/>transition: background-color 0.3s, color 0.3s;</text:span></text:p>
      <text:p text:style-name="P42"><text:span text:style-name="Source_20_Text">}</text:span></text:p>
      <text:p text:style-name="P42"/>
      <text:p text:style-name="P42"><text:span text:style-name="Source_20_Text">/* Light mode (as-is, inherits from main light theme) */</text:span></text:p>
      <text:p text:style-name="P42"><text:span text:style-name="Source_20_Text">:root.light summary {</text:span></text:p>
      <text:p text:style-name="P42"><text:span text:style-name="Source_20_Text"><text:s text:c="2"/>background: var(--card);</text:span></text:p>
      <text:p text:style-name="P42"><text:span text:style-name="Source_20_Text"><text:s text:c="2"/>color: var(--text);</text:span></text:p>
      <text:p text:style-name="P42"><text:span text:style-name="Source_20_Text">}</text:span></text:p>
      <text:p text:style-name="P42"/>
      <text:p text:style-name="P42"><text:span text:style-name="Source_20_Text">/* Dark mode override */</text:span></text:p>
      <text:p text:style-name="P42"><text:span text:style-name="Source_20_Text">:root.dark summary {</text:span></text:p>
      <text:p text:style-name="P42"><text:span text:style-name="Source_20_Text"><text:s text:c="2"/>background: var(--accent); /* your blue accent */</text:span></text:p>
      <text:p text:style-name="P42"><text:span text:style-name="Source_20_Text"><text:s text:c="2"/>color: #fff; <text:s text:c="14"/>/* white text */</text:span></text:p>
      <text:p text:style-name="P42"><text:span text:style-name="Source_20_Text">}</text:span></text:p>
      <text:p text:style-name="P42"/>
      <text:p text:style-name="P42"><text:span text:style-name="Source_20_Text">:root.dark summary:hover {</text:span></text:p>
      <text:p text:style-name="P42"><text:span text:style-name="Source_20_Text"><text:s text:c="2"/>background: var(--accent-hover);</text:span></text:p>
      <text:p text:style-name="P46"><text:span text:style-name="Source_20_Text">}</text:span></text:p>
      <text:p text:style-name="Horizontal_20_Line"/>
      <text:h text:style-name="Heading_20_3" text:outline-level="3">? Behavior now:</text:h>
      <text:list xml:id="list8954456432164269650" text:style-name="L35">
        <text:list-item>
          <text:p text:style-name="P35"><text:span text:style-name="Strong_20_Emphasis">System (?)</text:span> → summary text is always black, background inherits from card (like your pills’ neutral system state).</text:p>
        </text:list-item>
        <text:list-item>
          <text:p text:style-name="P35"><text:span text:style-name="Strong_20_Emphasis">Light (☀️)</text:span> → summary looks like normal card + dark text (your existing light theme).</text:p>
        </text:list-item>
        <text:list-item>
          <text:p text:style-name="P35"><text:soft-page-break/><text:span text:style-name="Strong_20_Emphasis">Dark (?)</text:span> → summary becomes blue with white text (like your dictionary pills).</text:p>
        </text:list-item>
      </text:list>
      <text:p text:style-name="Horizontal_20_Line"/>
      <text:p text:style-name="Text_20_body">⚡ That way your <text:span text:style-name="Source_20_Text">summary</text:span> headers respect the <text:span text:style-name="Strong_20_Emphasis">3-cycle toggle</text:span> you already have (<text:span text:style-name="Source_20_Text">light → dark → system</text:span>).</text:p>
      <text:p text:style-name="Text_20_body">Do you want me to also extend this so the <text:span text:style-name="Strong_20_Emphasis">opened </text:span><text:span text:style-name="Strong_20_Emphasis"><text:span text:style-name="Source_20_Text">details</text:span></text:span><text:span text:style-name="Strong_20_Emphasis"> block</text:span> under each <text:span text:style-name="Source_20_Text">summary</text:span> (the dropdown content) inherits matching background/text colors?</text:p>
      <text:h text:style-name="Heading_20_5" text:outline-level="5">You said:</text:h>
      <text:p text:style-name="Text_20_body">I put the changes into main.css, what can I safely delete from the html css: &lt;style&gt; :root { /* Light / system defaults */ --summary-bg: #ffffff; --summary-text: #000000; } @media (prefers-color-scheme: dark) { :root { --summary-bg: #0055cc; /* blue background */ --summary-text: #ffffff; /* white text */ } } summary { background: var(--summary-bg); color: var(--summary-text); font-weight: bold; cursor: pointer; font-size: 1.1em; padding: 0.6rem 1rem; border-radius: 6px; transition: background-color 0.3s, color 0.3s; } h1 { text-align: center; margin-bottom: 20px; } .tree { max-width: 900px; margin: auto; } details { background: #f8f8f8; border: 1px solid #ddd; border-radius: 6px; margin: 8px 0; padding: 10px; } ul { margin-top: 8px; margin-bottom: 0; padding-left: 20px; } li { margin-bottom: 6px; } &lt;/style&gt;</text:p>
      <text:h text:style-name="Heading_20_6" text:outline-level="6">ChatGPT said:</text:h>
      <text:p text:style-name="Text_20_body">Since you’ve already moved the <text:span text:style-name="Strong_20_Emphasis">theme-aware summary rules</text:span> into <text:span text:style-name="Source_20_Text">main.css</text:span>, you can safely strip them out of the page’s inline <text:span text:style-name="Source_20_Text">&lt;style&gt;</text:span> block.</text:p>
      <text:p text:style-name="Text_20_body">Here’s what you can <text:span text:style-name="Strong_20_Emphasis">delete</text:span> from the <text:span text:style-name="Source_20_Text">&lt;style&gt;</text:span>:</text:p>
      <text:p text:style-name="P42"><text:span text:style-name="Source_20_Text">:root {</text:span></text:p>
      <text:p text:style-name="P42"><text:span text:style-name="Source_20_Text"><text:s text:c="2"/>/* Light / system defaults */</text:span></text:p>
      <text:p text:style-name="P42"><text:span text:style-name="Source_20_Text"><text:s text:c="2"/>--summary-bg: #ffffff;</text:span></text:p>
      <text:p text:style-name="P42"><text:span text:style-name="Source_20_Text"><text:s text:c="2"/>--summary-text: #000000;</text:span></text:p>
      <text:p text:style-name="P42"><text:span text:style-name="Source_20_Text">}</text:span></text:p>
      <text:p text:style-name="P42"/>
      <text:p text:style-name="P42"><text:span text:style-name="Source_20_Text">@media (prefers-color-scheme: dark) {</text:span></text:p>
      <text:p text:style-name="P42"><text:span text:style-name="Source_20_Text"><text:s text:c="2"/>:root {</text:span></text:p>
      <text:p text:style-name="P42"><text:span text:style-name="Source_20_Text"><text:s text:c="4"/>--summary-bg: #0055cc; <text:s text:c="2"/>/* blue background */</text:span></text:p>
      <text:p text:style-name="P42"><text:span text:style-name="Source_20_Text"><text:s text:c="4"/>--summary-text: #ffffff; /* white text */</text:span></text:p>
      <text:p text:style-name="P42"><text:span text:style-name="Source_20_Text"><text:s text:c="2"/>}</text:span></text:p>
      <text:p text:style-name="P42"><text:span text:style-name="Source_20_Text">}</text:span></text:p>
      <text:p text:style-name="P42"/>
      <text:p text:style-name="P42"><text:span text:style-name="Source_20_Text">summary {</text:span></text:p>
      <text:p text:style-name="P42"><text:span text:style-name="Source_20_Text"><text:s text:c="2"/>background: var(--summary-bg);</text:span></text:p>
      <text:p text:style-name="P42"><text:span text:style-name="Source_20_Text"><text:s text:c="2"/>color: var(--summary-text);</text:span></text:p>
      <text:p text:style-name="P42"><text:span text:style-name="Source_20_Text"><text:s text:c="2"/>font-weight: bold;</text:span></text:p>
      <text:p text:style-name="P42"><text:span text:style-name="Source_20_Text"><text:s text:c="2"/>cursor: pointer;</text:span></text:p>
      <text:p text:style-name="P42"><text:span text:style-name="Source_20_Text"><text:s text:c="2"/>font-size: 1.1em;</text:span></text:p>
      <text:p text:style-name="P42"><text:span text:style-name="Source_20_Text"><text:s text:c="2"/>padding: 0.6rem 1rem;</text:span></text:p>
      <text:p text:style-name="P42"><text:span text:style-name="Source_20_Text"><text:s text:c="2"/>border-radius: 6px;</text:span></text:p>
      <text:p text:style-name="P42"><text:span text:style-name="Source_20_Text"><text:s text:c="2"/>transition: background-color 0.3s, color 0.3s;</text:span></text:p>
      <text:p text:style-name="P46"><text:span text:style-name="Source_20_Text">}</text:span></text:p>
      <text:p text:style-name="Horizontal_20_Line"/>
      <text:p text:style-name="Text_20_body">✅ <text:span text:style-name="Strong_20_Emphasis">Keep these in your page HTML</text:span>, since they’re specific layout styles (not global theme logic):</text:p>
      <text:p text:style-name="P42"><text:soft-page-break/><text:span text:style-name="Source_20_Text">h1 {</text:span></text:p>
      <text:p text:style-name="P42"><text:span text:style-name="Source_20_Text"><text:s text:c="2"/>text-align: center;</text:span></text:p>
      <text:p text:style-name="P42"><text:span text:style-name="Source_20_Text"><text:s text:c="2"/>margin-bottom: 20px;</text:span></text:p>
      <text:p text:style-name="P42"><text:span text:style-name="Source_20_Text">}</text:span></text:p>
      <text:p text:style-name="P42"/>
      <text:p text:style-name="P42"><text:span text:style-name="Source_20_Text">.tree {</text:span></text:p>
      <text:p text:style-name="P42"><text:span text:style-name="Source_20_Text"><text:s text:c="2"/>max-width: 900px;</text:span></text:p>
      <text:p text:style-name="P42"><text:span text:style-name="Source_20_Text"><text:s text:c="2"/>margin: auto;</text:span></text:p>
      <text:p text:style-name="P42"><text:span text:style-name="Source_20_Text">}</text:span></text:p>
      <text:p text:style-name="P42"/>
      <text:p text:style-name="P42"><text:span text:style-name="Source_20_Text">details {</text:span></text:p>
      <text:p text:style-name="P42"><text:span text:style-name="Source_20_Text"><text:s text:c="2"/>background: #f8f8f8;</text:span></text:p>
      <text:p text:style-name="P42"><text:span text:style-name="Source_20_Text"><text:s text:c="2"/>border: 1px solid #ddd;</text:span></text:p>
      <text:p text:style-name="P42"><text:span text:style-name="Source_20_Text"><text:s text:c="2"/>border-radius: 6px;</text:span></text:p>
      <text:p text:style-name="P42"><text:span text:style-name="Source_20_Text"><text:s text:c="2"/>margin: 8px 0;</text:span></text:p>
      <text:p text:style-name="P42"><text:span text:style-name="Source_20_Text"><text:s text:c="2"/>padding: 10px;</text:span></text:p>
      <text:p text:style-name="P42"><text:span text:style-name="Source_20_Text">}</text:span></text:p>
      <text:p text:style-name="P42"/>
      <text:p text:style-name="P42"><text:span text:style-name="Source_20_Text">ul {</text:span></text:p>
      <text:p text:style-name="P42"><text:span text:style-name="Source_20_Text"><text:s text:c="2"/>margin-top: 8px;</text:span></text:p>
      <text:p text:style-name="P42"><text:span text:style-name="Source_20_Text"><text:s text:c="2"/>margin-bottom: 0;</text:span></text:p>
      <text:p text:style-name="P42"><text:span text:style-name="Source_20_Text"><text:s text:c="2"/>padding-left: 20px;</text:span></text:p>
      <text:p text:style-name="P42"><text:span text:style-name="Source_20_Text">}</text:span></text:p>
      <text:p text:style-name="P42"/>
      <text:p text:style-name="P42"><text:span text:style-name="Source_20_Text">li {</text:span></text:p>
      <text:p text:style-name="P42"><text:span text:style-name="Source_20_Text"><text:s text:c="2"/>margin-bottom: 6px;</text:span></text:p>
      <text:p text:style-name="P46"><text:span text:style-name="Source_20_Text">}</text:span></text:p>
      <text:p text:style-name="Horizontal_20_Line"/>
      <text:p text:style-name="Text_20_body">✨ In short:</text:p>
      <text:list xml:id="list123028441583034190" text:style-name="L36">
        <text:list-item>
          <text:p text:style-name="P36"><text:span text:style-name="Strong_20_Emphasis">Delete all the </text:span><text:span text:style-name="Strong_20_Emphasis"><text:span text:style-name="Source_20_Text">summary</text:span></text:span><text:span text:style-name="Strong_20_Emphasis"> and theme vars from HTML.</text:span></text:p>
        </text:list-item>
        <text:list-item>
          <text:p text:style-name="P36"><text:span text:style-name="Strong_20_Emphasis">Keep only page-specific structure styles (</text:span><text:span text:style-name="Strong_20_Emphasis"><text:span text:style-name="Source_20_Text">h1</text:span></text:span><text:span text:style-name="Strong_20_Emphasis">, </text:span><text:span text:style-name="Strong_20_Emphasis"><text:span text:style-name="Source_20_Text">.tree</text:span></text:span><text:span text:style-name="Strong_20_Emphasis">, </text:span><text:span text:style-name="Strong_20_Emphasis"><text:span text:style-name="Source_20_Text">details</text:span></text:span><text:span text:style-name="Strong_20_Emphasis">, </text:span><text:span text:style-name="Strong_20_Emphasis"><text:span text:style-name="Source_20_Text">ul</text:span></text:span><text:span text:style-name="Strong_20_Emphasis">, </text:span><text:span text:style-name="Strong_20_Emphasis"><text:span text:style-name="Source_20_Text">li</text:span></text:span><text:span text:style-name="Strong_20_Emphasis">).</text:span></text:p>
        </text:list-item>
      </text:list>
      <text:p text:style-name="Text_20_body">Do you want me to also refactor the <text:span text:style-name="Source_20_Text">details { background: #f8f8f8; }</text:span> so it follows your light/dark/system theme variables, the same way we did for <text:span text:style-name="Source_20_Text">summary</text:span>?</text:p>
      <text:h text:style-name="Heading_20_5" text:outline-level="5">You said:</text:h>
      <text:p text:style-name="Text_20_body">I want summary to be white background in both light and system mode. Right now light gives white and summary gives black around summary text. I need to have no change from light to system for summary background: :root { --bg-light: #f9f9f9; --bg-dark: #121212; --card-light: #ffffff; --card-dark: #1e1e1e; --text-light: #121212; --text-dark: #f0f0f0; --accent-light: #0055cc; --accent-dark: #58a6ff; --accent-hover-light: #003f99; --accent-hover-dark: #377bb5; --bg: var(--bg-dark); --card: var(--card-dark); --text: var(--text-dark); --accent: var(--accent-dark); --accent-hover: var(--accent-hover-dark); } @media (prefers-color-scheme: dark) { :root { --bg: var(--bg-dark); --card: var(--card-dark); --text: var(--text-dark); --accent: var(--accent-dark); --accent-hover: var(--accent-hover-dark); } } .light { --bg: var(--bg-light); --card: var(--card-light); --text: var(--text-light); --accent: var(--accent-light); --accent-hover: var(--accent-hover-light); } .dark { --bg: var(--bg-dark); --card: var(--card-dark); --text: var(--text-dark); --accent: var(--accent-dark); --accent-hover: var(--accent-hover-dark); } /* ===== SUMMARY THEME BEHAVIOR ===== */ /* System default (acts like light, but with black text guaranteed) */ summary { background: var(--card); color: #000; /* force black for system */ font-weight: bold; cursor: pointer; font-size: 1.1em; padding: 0.6rem 1rem; border-radius: 6px; transition: background-color 0.3s, color 0.3s; } /* Light mode (as-is, inherits from main light theme) */ :root.light <text:soft-page-break/>summary { background: var(--card); color: var(--text); } /* Dark mode override */ :root.dark summary { background: var(--accent); /* your blue accent */ color: #fff; /* white text */ } :root.dark summary:hover { background: var(--accent-hover); }</text:p>
      <text:h text:style-name="Heading_20_6" text:outline-level="6">ChatGPT said:</text:h>
      <text:p text:style-name="Text_20_body">Got it ? You want:</text:p>
      <text:list xml:id="list5840341907914274419" text:style-name="L37">
        <text:list-item>
          <text:p text:style-name="P37"><text:span text:style-name="Strong_20_Emphasis">System = Light behavior</text:span> (always white background, black text).</text:p>
        </text:list-item>
        <text:list-item>
          <text:p text:style-name="P37"><text:span text:style-name="Strong_20_Emphasis">Light = White background, black text</text:span> (same as system).</text:p>
        </text:list-item>
        <text:list-item>
          <text:p text:style-name="P37"><text:span text:style-name="Strong_20_Emphasis">Dark = Blue background, white text.</text:span></text:p>
        </text:list-item>
      </text:list>
      <text:p text:style-name="Text_20_body">Right now the issue is you’re mixing “system” (default <text:span text:style-name="Source_20_Text">:root</text:span>) and “light” (<text:span text:style-name="Source_20_Text">.light</text:span>) — but <text:span text:style-name="Source_20_Text">:root</text:span> defaults are being set to dark variables at the top, so “system” is coming out wrong.</text:p>
      <text:p text:style-name="Text_20_body">Here’s the cleaned-up version you can drop in <text:span text:style-name="Source_20_Text">main.css</text:span>:</text:p>
      <text:p text:style-name="P42"><text:span text:style-name="Source_20_Text">:root {</text:span></text:p>
      <text:p text:style-name="P42"><text:span text:style-name="Source_20_Text"><text:s text:c="2"/>/* Base variables (system defaults behave like light mode) */</text:span></text:p>
      <text:p text:style-name="P42"><text:span text:style-name="Source_20_Text"><text:s text:c="2"/>--bg: #f9f9f9;</text:span></text:p>
      <text:p text:style-name="P42"><text:span text:style-name="Source_20_Text"><text:s text:c="2"/>--card: #ffffff;</text:span></text:p>
      <text:p text:style-name="P42"><text:span text:style-name="Source_20_Text"><text:s text:c="2"/>--text: #000000;</text:span></text:p>
      <text:p text:style-name="P42"><text:span text:style-name="Source_20_Text"><text:s text:c="2"/>--accent: #0055cc;</text:span></text:p>
      <text:p text:style-name="P42"><text:span text:style-name="Source_20_Text"><text:s text:c="2"/>--accent-hover: #003f99;</text:span></text:p>
      <text:p text:style-name="P42"><text:span text:style-name="Source_20_Text">}</text:span></text:p>
      <text:p text:style-name="P42"/>
      <text:p text:style-name="P42"><text:span text:style-name="Source_20_Text">@media (prefers-color-scheme: dark) {</text:span></text:p>
      <text:p text:style-name="P42"><text:span text:style-name="Source_20_Text"><text:s text:c="2"/>:root {</text:span></text:p>
      <text:p text:style-name="P42"><text:span text:style-name="Source_20_Text"><text:s text:c="4"/>--bg: #121212;</text:span></text:p>
      <text:p text:style-name="P42"><text:span text:style-name="Source_20_Text"><text:s text:c="4"/>--card: #1e1e1e;</text:span></text:p>
      <text:p text:style-name="P42"><text:span text:style-name="Source_20_Text"><text:s text:c="4"/>--text: #f0f0f0;</text:span></text:p>
      <text:p text:style-name="P42"><text:span text:style-name="Source_20_Text"><text:s text:c="4"/>--accent: #58a6ff;</text:span></text:p>
      <text:p text:style-name="P42"><text:span text:style-name="Source_20_Text"><text:s text:c="4"/>--accent-hover: #377bb5;</text:span></text:p>
      <text:p text:style-name="P42"><text:span text:style-name="Source_20_Text"><text:s text:c="2"/>}</text:span></text:p>
      <text:p text:style-name="P42"><text:span text:style-name="Source_20_Text">}</text:span></text:p>
      <text:p text:style-name="P42"/>
      <text:p text:style-name="P42"><text:span text:style-name="Source_20_Text">/* Explicit light override */</text:span></text:p>
      <text:p text:style-name="P42"><text:span text:style-name="Source_20_Text">.light {</text:span></text:p>
      <text:p text:style-name="P42"><text:span text:style-name="Source_20_Text"><text:s text:c="2"/>--bg: #f9f9f9;</text:span></text:p>
      <text:p text:style-name="P42"><text:span text:style-name="Source_20_Text"><text:s text:c="2"/>--card: #ffffff;</text:span></text:p>
      <text:p text:style-name="P42"><text:span text:style-name="Source_20_Text"><text:s text:c="2"/>--text: #000000;</text:span></text:p>
      <text:p text:style-name="P42"><text:span text:style-name="Source_20_Text"><text:s text:c="2"/>--accent: #0055cc;</text:span></text:p>
      <text:p text:style-name="P42"><text:span text:style-name="Source_20_Text"><text:s text:c="2"/>--accent-hover: #003f99;</text:span></text:p>
      <text:p text:style-name="P42"><text:span text:style-name="Source_20_Text">}</text:span></text:p>
      <text:p text:style-name="P42"/>
      <text:p text:style-name="P42"><text:span text:style-name="Source_20_Text">/* Explicit dark override */</text:span></text:p>
      <text:p text:style-name="P42"><text:span text:style-name="Source_20_Text">.dark {</text:span></text:p>
      <text:p text:style-name="P42"><text:span text:style-name="Source_20_Text"><text:s text:c="2"/>--bg: #121212;</text:span></text:p>
      <text:p text:style-name="P42"><text:span text:style-name="Source_20_Text"><text:s text:c="2"/>--card: #1e1e1e;</text:span></text:p>
      <text:p text:style-name="P42"><text:span text:style-name="Source_20_Text"><text:s text:c="2"/>--text: #f0f0f0;</text:span></text:p>
      <text:p text:style-name="P42"><text:span text:style-name="Source_20_Text"><text:s text:c="2"/>--accent: #58a6ff;</text:span></text:p>
      <text:p text:style-name="P42"><text:span text:style-name="Source_20_Text"><text:s text:c="2"/>--accent-hover: #377bb5;</text:span></text:p>
      <text:p text:style-name="P42"><text:span text:style-name="Source_20_Text">}</text:span></text:p>
      <text:p text:style-name="P42"/>
      <text:p text:style-name="P42"><text:span text:style-name="Source_20_Text">/* ===== SUMMARY THEME BEHAVIOR ===== */</text:span></text:p>
      <text:p text:style-name="P42"/>
      <text:p text:style-name="P42"><text:span text:style-name="Source_20_Text">/* System + Light (white bg, black text) */</text:span></text:p>
      <text:p text:style-name="P42"><text:span text:style-name="Source_20_Text">summary {</text:span></text:p>
      <text:p text:style-name="P42"><text:soft-page-break/><text:span text:style-name="Source_20_Text"><text:s text:c="2"/>background: var(--card);</text:span></text:p>
      <text:p text:style-name="P42"><text:span text:style-name="Source_20_Text"><text:s text:c="2"/>color: #000;</text:span></text:p>
      <text:p text:style-name="P42"><text:span text:style-name="Source_20_Text"><text:s text:c="2"/>font-weight: bold;</text:span></text:p>
      <text:p text:style-name="P42"><text:span text:style-name="Source_20_Text"><text:s text:c="2"/>cursor: pointer;</text:span></text:p>
      <text:p text:style-name="P42"><text:span text:style-name="Source_20_Text"><text:s text:c="2"/>font-size: 1.1em;</text:span></text:p>
      <text:p text:style-name="P42"><text:span text:style-name="Source_20_Text"><text:s text:c="2"/>padding: 0.6rem 1rem;</text:span></text:p>
      <text:p text:style-name="P42"><text:span text:style-name="Source_20_Text"><text:s text:c="2"/>border-radius: 6px;</text:span></text:p>
      <text:p text:style-name="P42"><text:span text:style-name="Source_20_Text"><text:s text:c="2"/>transition: background-color 0.3s, color 0.3s;</text:span></text:p>
      <text:p text:style-name="P42"><text:span text:style-name="Source_20_Text">}</text:span></text:p>
      <text:p text:style-name="P42"/>
      <text:p text:style-name="P42"><text:span text:style-name="Source_20_Text">/* Dark override */</text:span></text:p>
      <text:p text:style-name="P42"><text:span text:style-name="Source_20_Text">.dark summary {</text:span></text:p>
      <text:p text:style-name="P42"><text:span text:style-name="Source_20_Text"><text:s text:c="2"/>background: var(--accent);</text:span></text:p>
      <text:p text:style-name="P42"><text:span text:style-name="Source_20_Text"><text:s text:c="2"/>color: #fff;</text:span></text:p>
      <text:p text:style-name="P42"><text:span text:style-name="Source_20_Text">}</text:span></text:p>
      <text:p text:style-name="P42"><text:span text:style-name="Source_20_Text">.dark summary:hover {</text:span></text:p>
      <text:p text:style-name="P42"><text:span text:style-name="Source_20_Text"><text:s text:c="2"/>background: var(--accent-hover);</text:span></text:p>
      <text:p text:style-name="P46"><text:span text:style-name="Source_20_Text">}</text:span></text:p>
      <text:h text:style-name="Heading_20_3" text:outline-level="3">Why this works</text:h>
      <text:list xml:id="list6135907239942906080" text:style-name="L38">
        <text:list-item>
          <text:p text:style-name="P38">I reset <text:span text:style-name="Source_20_Text">:root</text:span> (system defaults) to <text:span text:style-name="Strong_20_Emphasis">light mode values</text:span> → so system looks like light.</text:p>
        </text:list-item>
        <text:list-item>
          <text:p text:style-name="P38"><text:span text:style-name="Source_20_Text">@media (prefers-color-scheme: dark)</text:span> still applies if no manual override is set.</text:p>
        </text:list-item>
        <text:list-item>
          <text:p text:style-name="P38"><text:span text:style-name="Source_20_Text">.light</text:span> and <text:span text:style-name="Source_20_Text">.dark</text:span> classes override explicitly when you toggle.</text:p>
        </text:list-item>
        <text:list-item>
          <text:p text:style-name="P38">The <text:span text:style-name="Source_20_Text">summary</text:span> rules no longer need separate <text:span text:style-name="Source_20_Text">:root.light summary</text:span> because light = system now.</text:p>
        </text:list-item>
      </text:list>
      <text:p text:style-name="Text_20_body">? That guarantees <text:span text:style-name="Strong_20_Emphasis">system = light</text:span> with no weird black fill creeping in.</text:p>
      <text:p text:style-name="Text_20_body">Do you also want me to refactor your <text:span text:style-name="Source_20_Text">details { background: #f8f8f8; }</text:span> so it matches this card/theming system?</text:p>
      <text:h text:style-name="Heading_20_5" text:outline-level="5"><text:soft-page-break/>You said:</text:h>
      <text:p text:style-name="P40"><text:soft-page-break/><draw:frame draw:style-name="fr1" draw:name="graphics1" text:anchor-type="as-char" svg:width="20in" svg:height="11.25in" draw:z-index="0"><draw:image xlink:href="https://chatgpt.com/backend-api/estuary/content?id=file-JqGyWCcQAkLMtGEoSbFhrs&amp;ts=487998&amp;p=fs&amp;cid=1&amp;sig=8926b1f12461b0f2baf44c7edc28c6d577c7129908f8b0f95a6fe8bd1bb34e00" xlink:type="simple" xlink:show="embed" xlink:actuate="onLoad"/><svg:title>Uploaded image</svg:title></draw:frame></text:p>
      <text:p text:style-name="P40"><text:soft-page-break/><draw:frame draw:style-name="fr1" draw:name="graphics2" text:anchor-type="as-char" svg:width="20in" svg:height="11.25in" draw:z-index="1"><draw:image xlink:href="https://chatgpt.com/backend-api/estuary/content?id=file-8NRJjT6oxz5nekrVVqiWVr&amp;ts=487998&amp;p=fs&amp;cid=1&amp;sig=84a1dc26d1f45cf074b88ba11df819b6d40d8c8972cd3aae05ff629587f1c3f5" xlink:type="simple" xlink:show="embed" xlink:actuate="onLoad"/><svg:title>Uploaded image</svg:title></draw:frame></text:p>
      <text:p text:style-name="P40"><text:soft-page-break/><draw:frame draw:style-name="fr1" draw:name="graphics3" text:anchor-type="as-char" svg:width="20in" svg:height="11.25in" draw:z-index="2"><draw:image xlink:href="https://chatgpt.com/backend-api/estuary/content?id=file-TA4XSMCk2EUpm3dCk54yAv&amp;ts=487998&amp;p=fs&amp;cid=1&amp;sig=d51156a9ec67a92a9d31c2a6e7cb18be4f498f6a06e7d8ef793bffae4414026e" xlink:type="simple" xlink:show="embed" xlink:actuate="onLoad"/><svg:title>Uploaded image</svg:title></draw:frame></text:p>
      <text:p text:style-name="Text_20_body"><text:soft-page-break/>Included are three screenshots of current beavior. Two issues: On system there is black fill around summary text, I want it to stay white. On system and dark the text turns white but is on a white card so cannot be seen. I need stronger control over how summary handles text and card colors in different areas or theme modes. I do not want to reset root becuase it will affect other pages as it loses accents. Summary should be: If "light" then: white page, white summary card, black text. If "system" then: black page, white summary card, black text. If "dark" then: black page, blue summary card, white text. I want css written for summary such that variables are set for each theme for card and text. Concept for theme is: Three disctinct themes; light is white background and easy to read, dark is main theme with blue text or blue pliss with white text on black background, 'system mode' is high contrast with black pages, white cards, black text. I do not want black fill around summary text. I do not want white text on white cards. If there a way to target this with selectors inside summary {} css without rewriting with global css? If we could target how summary handles card and text for all three modes without rewriting global css that would be great. </text:p>
      <text:h text:style-name="Heading_20_6" text:outline-level="6">ChatGPT said:</text:h>
      <text:p text:style-name="Text_20_body">Got it — thanks for the screenshots, that makes it very clear. ?</text:p>
      <text:p text:style-name="Text_20_body">The problem is that your <text:span text:style-name="Strong_20_Emphasis">summary</text:span> styling is relying too much on global <text:span text:style-name="Source_20_Text">--card</text:span> and <text:span text:style-name="Source_20_Text">--text</text:span> variables, but your three modes (light, system, dark) need <text:span text:style-name="Emphasis">their own specific overrides for summary only</text:span>.</text:p>
      <text:p text:style-name="Text_20_body">You don’t need to reset root or global variables. Instead, define <text:span text:style-name="Strong_20_Emphasis">summary-specific variables</text:span> (like <text:span text:style-name="Source_20_Text">--summary-bg</text:span> and <text:span text:style-name="Source_20_Text">--summary-text</text:span>) <text:span text:style-name="Emphasis">only inside summary selectors</text:span> scoped to <text:span text:style-name="Source_20_Text">.light</text:span>, <text:span text:style-name="Source_20_Text">.dark</text:span>, and <text:span text:style-name="Source_20_Text">.system</text:span>.</text:p>
      <text:p text:style-name="Text_20_body">Here’s how you can structure it safely:</text:p>
      <text:p text:style-name="P42"><text:span text:style-name="Source_20_Text">/* Base summary styles (default fallback) */</text:span></text:p>
      <text:p text:style-name="P42"><text:span text:style-name="Source_20_Text">summary {</text:span></text:p>
      <text:p text:style-name="P42"><text:span text:style-name="Source_20_Text"><text:s text:c="2"/>font-weight: bold;</text:span></text:p>
      <text:p text:style-name="P42"><text:span text:style-name="Source_20_Text"><text:s text:c="2"/>cursor: pointer;</text:span></text:p>
      <text:p text:style-name="P42"><text:span text:style-name="Source_20_Text"><text:s text:c="2"/>font-size: 1.1em;</text:span></text:p>
      <text:p text:style-name="P42"><text:span text:style-name="Source_20_Text"><text:s text:c="2"/>padding: 0.6rem 1rem;</text:span></text:p>
      <text:p text:style-name="P42"><text:span text:style-name="Source_20_Text"><text:s text:c="2"/>border-radius: 6px;</text:span></text:p>
      <text:p text:style-name="P42"><text:span text:style-name="Source_20_Text"><text:s text:c="2"/>transition: background-color 0.3s, color 0.3s;</text:span></text:p>
      <text:p text:style-name="P42"><text:span text:style-name="Source_20_Text">}</text:span></text:p>
      <text:p text:style-name="P42"/>
      <text:p text:style-name="P42"><text:span text:style-name="Source_20_Text">/* Light mode: white card, black text */</text:span></text:p>
      <text:p text:style-name="P42"><text:span text:style-name="Source_20_Text">:root.light summary {</text:span></text:p>
      <text:p text:style-name="P42"><text:span text:style-name="Source_20_Text"><text:s text:c="2"/>--summary-bg: #ffffff;</text:span></text:p>
      <text:p text:style-name="P42"><text:span text:style-name="Source_20_Text"><text:s text:c="2"/>--summary-text: #000000;</text:span></text:p>
      <text:p text:style-name="P42"><text:span text:style-name="Source_20_Text"><text:s text:c="2"/>background: var(--summary-bg);</text:span></text:p>
      <text:p text:style-name="P42"><text:span text:style-name="Source_20_Text"><text:s text:c="2"/>color: var(--summary-text);</text:span></text:p>
      <text:p text:style-name="P42"><text:span text:style-name="Source_20_Text">}</text:span></text:p>
      <text:p text:style-name="P42"/>
      <text:p text:style-name="P42"><text:span text:style-name="Source_20_Text">/* System mode: black page, white card, black text */</text:span></text:p>
      <text:p text:style-name="P42"><text:span text:style-name="Source_20_Text">:root.system summary {</text:span></text:p>
      <text:p text:style-name="P42"><text:span text:style-name="Source_20_Text"><text:s text:c="2"/>--summary-bg: #ffffff;</text:span></text:p>
      <text:p text:style-name="P42"><text:span text:style-name="Source_20_Text"><text:s text:c="2"/>--summary-text: #000000;</text:span></text:p>
      <text:p text:style-name="P42"><text:span text:style-name="Source_20_Text"><text:s text:c="2"/>background: var(--summary-bg);</text:span></text:p>
      <text:p text:style-name="P42"><text:span text:style-name="Source_20_Text"><text:s text:c="2"/>color: var(--summary-text);</text:span></text:p>
      <text:p text:style-name="P42"><text:span text:style-name="Source_20_Text">}</text:span></text:p>
      <text:p text:style-name="P42"/>
      <text:p text:style-name="P42"><text:span text:style-name="Source_20_Text">/* Dark mode: black page, blue card, white text */</text:span></text:p>
      <text:p text:style-name="P42"><text:span text:style-name="Source_20_Text">:root.dark summary {</text:span></text:p>
      <text:p text:style-name="P42"><text:span text:style-name="Source_20_Text"><text:s text:c="2"/>--summary-bg: #0055cc;</text:span></text:p>
      <text:p text:style-name="P42"><text:soft-page-break/><text:span text:style-name="Source_20_Text"><text:s text:c="2"/>--summary-text: #ffffff;</text:span></text:p>
      <text:p text:style-name="P42"><text:span text:style-name="Source_20_Text"><text:s text:c="2"/>background: var(--summary-bg);</text:span></text:p>
      <text:p text:style-name="P42"><text:span text:style-name="Source_20_Text"><text:s text:c="2"/>color: var(--summary-text);</text:span></text:p>
      <text:p text:style-name="P42"><text:span text:style-name="Source_20_Text">}</text:span></text:p>
      <text:p text:style-name="P42"/>
      <text:p text:style-name="P42"><text:span text:style-name="Source_20_Text">:root.dark summary:hover {</text:span></text:p>
      <text:p text:style-name="P42"><text:span text:style-name="Source_20_Text"><text:s text:c="2"/>background: #377bb5; /* darker blue hover */</text:span></text:p>
      <text:p text:style-name="P46"><text:span text:style-name="Source_20_Text">}</text:span></text:p>
      <text:h text:style-name="Heading_20_3" text:outline-level="3">✅ What this fixes:</text:h>
      <text:list xml:id="list595935610118994774" text:style-name="L39">
        <text:list-item>
          <text:p text:style-name="P39"><text:span text:style-name="Strong_20_Emphasis">System mode</text:span> → black page, but summary cards stay <text:span text:style-name="Strong_20_Emphasis">white with black text</text:span> (no black fill around text).</text:p>
        </text:list-item>
        <text:list-item>
          <text:p text:style-name="P39"><text:span text:style-name="Strong_20_Emphasis">Light mode</text:span> → unchanged, white card + black text.</text:p>
        </text:list-item>
        <text:list-item>
          <text:p text:style-name="P39"><text:span text:style-name="Strong_20_Emphasis">Dark mode</text:span> → summary turns into <text:span text:style-name="Strong_20_Emphasis">blue card with white text</text:span>, readable on black page.</text:p>
        </text:list-item>
      </text:list>
      <text:p text:style-name="Text_20_body">You’re no longer fighting with global <text:span text:style-name="Source_20_Text">--card</text:span> or <text:span text:style-name="Source_20_Text">--text</text:span>, since summary has its own scoped vars per theme.</text:p>
      <text:p text:style-name="Horizontal_20_Line"/>
      <text:p text:style-name="Text_20_body">Do you want me to also write a <text:span text:style-name="Strong_20_Emphasis">parallel rule for </text:span><text:span text:style-name="Strong_20_Emphasis"><text:span text:style-name="Source_20_Text">&lt;details&gt;</text:span></text:span> so its background follows the same logic (white in light/system, dark-blue in dark) to keep things consist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Arial1"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1T23:42:30.25</meta:creation-date>
    <meta:document-statistic meta:table-count="1" meta:image-count="3" meta:object-count="0" meta:page-count="47" meta:paragraph-count="1064" meta:word-count="12284" meta:character-count="94208"/>
    <dc:date>2025-09-01T23:45:08.74</dc:date>
    <dc:creator>Joseph Malone</dc:creator>
    <meta:editing-duration>PT2M39S</meta:editing-duration>
    <meta:editing-cycles>1</meta:editing-cycles>
    <meta:generator>OpenOffice/4.1.15$Win32 OpenOffice.org_project/4115m2$Build-9813</meta:generator>
  </office:meta>
</office:document-meta>
</file>